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5.76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6.853cm"/>
    </style:style>
    <style:style style:name="co14" style:family="table-column">
      <style:table-column-properties fo:break-before="auto" style:column-width="2.91cm"/>
    </style:style>
    <style:style style:name="co15" style:family="table-column">
      <style:table-column-properties fo:break-before="auto" style:column-width="5.186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7.382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4.3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常规_20_2" style:data-style-name="N0">
      <style:table-cell-properties fo:border-bottom="0.06pt solid #000000" fo:background-color="#00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0" style:family="table-cell" style:parent-style-name="常规_20_2" style:data-style-name="N0">
      <style:table-cell-properties fo:border-bottom="0.06pt solid #000000" fo:background-color="#00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1" style:family="table-cell" style:parent-style-name="常规_20_2" style:data-style-name="N0">
      <style:table-cell-properties fo:border-bottom="0.06pt solid #000000" fo:background-color="#3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2" style:family="table-cell" style:parent-style-name="常规_20_2" style:data-style-name="N0">
      <style:table-cell-properties fo:border-bottom="0.06pt solid #000000" fo:background-color="#00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3" style:family="table-cell" style:parent-style-name="常规_20_2" style:data-style-name="N0">
      <style:table-cell-properties fo:border-bottom="0.06pt solid #000000" fo:background-color="#26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4" style:family="table-cell" style:parent-style-name="常规_20_2" style:data-style-name="N0">
      <style:table-cell-properties fo:border-bottom="0.06pt solid #000000" fo:background-color="#00f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常规_20_2" style:data-style-name="N0">
      <style:table-cell-properties fo:border-bottom="0.06pt solid #000000" fo:background-color="#7ff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常规_20_2" style:data-style-name="N0">
      <style:table-cell-properties fo:border-bottom="0.06pt solid #000000" fo:background-color="#00cc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7" style:family="table-cell" style:parent-style-name="常规_20_2" style:data-style-name="N0">
      <style:table-cell-properties fo:border-bottom="0.06pt solid #000000" fo:background-color="#66cc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8" style:family="table-cell" style:parent-style-name="常规_20_2" style:data-style-name="N0">
      <style:table-cell-properties fo:border-bottom="0.06pt solid #000000" fo:background-color="#0098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9" style:family="table-cell" style:parent-style-name="常规_20_2" style:data-style-name="N0">
      <style:table-cell-properties fo:border-bottom="0.06pt solid #000000" fo:background-color="#4c98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" style:family="table-cell" style:parent-style-name="常规_20_2" style:data-style-name="N0">
      <style:table-cell-properties fo:border-bottom="0.06pt solid #000000" fo:background-color="#00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0" style:family="table-cell" style:parent-style-name="常规_20_2" style:data-style-name="N0">
      <style:table-cell-properties fo:border-bottom="0.06pt solid #000000" fo:background-color="#007f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1" style:family="table-cell" style:parent-style-name="常规_20_2" style:data-style-name="N0">
      <style:table-cell-properties fo:border-bottom="0.06pt solid #000000" fo:background-color="#3f7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2" style:family="table-cell" style:parent-style-name="常规_20_2" style:data-style-name="N0">
      <style:table-cell-properties fo:border-bottom="0.06pt solid #000000" fo:background-color="#004c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3" style:family="table-cell" style:parent-style-name="常规_20_2" style:data-style-name="N0">
      <style:table-cell-properties fo:border-bottom="0.06pt solid #000000" fo:background-color="#264c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4" style:family="table-cell" style:parent-style-name="常规_20_2" style:data-style-name="N0">
      <style:table-cell-properties fo:border-bottom="0.06pt solid #000000" fo:background-color="#00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常规_20_2" style:data-style-name="N0">
      <style:table-cell-properties fo:border-bottom="0.06pt solid #000000" fo:background-color="#7f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常规_20_2" style:data-style-name="N0">
      <style:table-cell-properties fo:border-bottom="0.06pt solid #000000" fo:background-color="#00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常规_20_2" style:data-style-name="N0">
      <style:table-cell-properties fo:border-bottom="0.06pt solid #000000" fo:background-color="#66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8" style:family="table-cell" style:parent-style-name="常规_20_2" style:data-style-name="N0">
      <style:table-cell-properties fo:border-bottom="0.06pt solid #000000" fo:background-color="#00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9" style:family="table-cell" style:parent-style-name="常规_20_2" style:data-style-name="N0">
      <style:table-cell-properties fo:border-bottom="0.06pt solid #000000" fo:background-color="#4c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" style:family="table-cell" style:parent-style-name="常规_20_2" style:data-style-name="N0">
      <style:table-cell-properties fo:border-bottom="0.06pt solid #000000" fo:background-color="#00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0" style:family="table-cell" style:parent-style-name="常规_20_2" style:data-style-name="N0">
      <style:table-cell-properties fo:border-bottom="0.06pt solid #000000" fo:background-color="#00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1" style:family="table-cell" style:parent-style-name="常规_20_2" style:data-style-name="N0">
      <style:table-cell-properties fo:border-bottom="0.06pt solid #000000" fo:background-color="#3f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2" style:family="table-cell" style:parent-style-name="常规_20_2" style:data-style-name="N0">
      <style:table-cell-properties fo:border-bottom="0.06pt solid #000000" fo:background-color="#00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3" style:family="table-cell" style:parent-style-name="常规_20_2" style:data-style-name="N0">
      <style:table-cell-properties fo:border-bottom="0.06pt solid #000000" fo:background-color="#26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4" style:family="table-cell" style:parent-style-name="常规_20_2" style:data-style-name="N0">
      <style:table-cell-properties fo:border-bottom="0.06pt solid #000000" fo:background-color="#00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常规_20_2" style:data-style-name="N0">
      <style:table-cell-properties fo:border-bottom="0.06pt solid #000000" fo:background-color="#7ff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常规_20_2" style:data-style-name="N0">
      <style:table-cell-properties fo:border-bottom="0.06pt solid #000000" fo:background-color="#00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7" style:family="table-cell" style:parent-style-name="常规_20_2" style:data-style-name="N0">
      <style:table-cell-properties fo:border-bottom="0.06pt solid #000000" fo:background-color="#66cc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8" style:family="table-cell" style:parent-style-name="常规_20_2" style:data-style-name="N0">
      <style:table-cell-properties fo:border-bottom="0.06pt solid #000000" fo:background-color="#00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9" style:family="table-cell" style:parent-style-name="常规_20_2" style:data-style-name="N0">
      <style:table-cell-properties fo:border-bottom="0.06pt solid #000000" fo:background-color="#4c98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" style:family="table-cell" style:parent-style-name="常规_20_2" style:data-style-name="N0">
      <style:table-cell-properties fo:border-bottom="0.06pt solid #000000" fo:background-color="#f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常规_20_2" style:data-style-name="N0">
      <style:table-cell-properties fo:border-bottom="0.06pt solid #000000" fo:background-color="#00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1" style:family="table-cell" style:parent-style-name="常规_20_2" style:data-style-name="N0">
      <style:table-cell-properties fo:border-bottom="0.06pt solid #000000" fo:background-color="#3f7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2" style:family="table-cell" style:parent-style-name="常规_20_2" style:data-style-name="N0">
      <style:table-cell-properties fo:border-bottom="0.06pt solid #000000" fo:background-color="#00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3" style:family="table-cell" style:parent-style-name="常规_20_2" style:data-style-name="N0">
      <style:table-cell-properties fo:border-bottom="0.06pt solid #000000" fo:background-color="#264c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4" style:family="table-cell" style:parent-style-name="常规_20_2" style:data-style-name="N0">
      <style:table-cell-properties fo:border-bottom="0.06pt solid #000000" fo:background-color="#7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5" style:family="table-cell" style:parent-style-name="常规_20_2" style:data-style-name="N0">
      <style:table-cell-properties fo:border-bottom="0.06pt solid #000000" fo:background-color="#00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6" style:family="table-cell" style:parent-style-name="常规_20_2" style:data-style-name="N0">
      <style:table-cell-properties fo:border-bottom="0.06pt solid #000000" fo:background-color="#66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常规_20_2" style:data-style-name="N0">
      <style:table-cell-properties fo:border-bottom="0.06pt solid #000000" fo:background-color="#00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8" style:family="table-cell" style:parent-style-name="常规_20_2" style:data-style-name="N0">
      <style:table-cell-properties fo:border-bottom="0.06pt solid #000000" fo:background-color="#4c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9" style:family="table-cell" style:parent-style-name="常规_20_2" style:data-style-name="N0">
      <style:table-cell-properties fo:border-bottom="0.06pt solid #000000" fo:background-color="#00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" style:family="table-cell" style:parent-style-name="常规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0" style:family="table-cell" style:parent-style-name="常规_20_2" style:data-style-name="N0">
      <style:table-cell-properties fo:border-bottom="0.06pt solid #000000" fo:background-color="#3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1" style:family="table-cell" style:parent-style-name="常规_20_2" style:data-style-name="N0">
      <style:table-cell-properties fo:border-bottom="0.06pt solid #000000" fo:background-color="#00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2" style:family="table-cell" style:parent-style-name="常规_20_2" style:data-style-name="N0">
      <style:table-cell-properties fo:border-bottom="0.06pt solid #000000" fo:background-color="#26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3" style:family="table-cell" style:parent-style-name="常规_20_2" style:data-style-name="N0">
      <style:table-cell-properties fo:border-bottom="0.06pt solid #000000" fo:background-color="#00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常规_20_2" style:data-style-name="N0">
      <style:table-cell-properties fo:border-bottom="0.06pt solid #000000" fo:background-color="#7fd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常规_20_2" style:data-style-name="N0">
      <style:table-cell-properties fo:border-bottom="0.06pt solid #000000" fo:background-color="#00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常规_20_2" style:data-style-name="N0">
      <style:table-cell-properties fo:border-bottom="0.06pt solid #000000" fo:background-color="#66b2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常规_20_2" style:data-style-name="N0">
      <style:table-cell-properties fo:border-bottom="0.06pt solid #000000" fo:background-color="#00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8" style:family="table-cell" style:parent-style-name="常规_20_2" style:data-style-name="N0">
      <style:table-cell-properties fo:border-bottom="0.06pt solid #000000" fo:background-color="#4c85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9" style:family="table-cell" style:parent-style-name="常规_20_2" style:data-style-name="N0">
      <style:table-cell-properties fo:border-bottom="0.06pt solid #000000" fo:background-color="#00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" style:family="table-cell" style:parent-style-name="常规_20_2" style:data-style-name="N0">
      <style:table-cell-properties fo:border-bottom="0.06pt solid #000000" fo:background-color="#80808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0" style:family="table-cell" style:parent-style-name="常规_20_2" style:data-style-name="N0">
      <style:table-cell-properties fo:border-bottom="0.06pt solid #000000" fo:background-color="#3f6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1" style:family="table-cell" style:parent-style-name="常规_20_2" style:data-style-name="N0">
      <style:table-cell-properties fo:border-bottom="0.06pt solid #000000" fo:background-color="#00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2" style:family="table-cell" style:parent-style-name="常规_20_2" style:data-style-name="N0">
      <style:table-cell-properties fo:border-bottom="0.06pt solid #000000" fo:background-color="#264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3" style:family="table-cell" style:parent-style-name="常规_20_2" style:data-style-name="N0">
      <style:table-cell-properties fo:border-bottom="0.06pt solid #000000" fo:background-color="#00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常规_20_2" style:data-style-name="N0">
      <style:table-cell-properties fo:border-bottom="0.06pt solid #000000" fo:background-color="#7f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常规_20_2" style:data-style-name="N0">
      <style:table-cell-properties fo:border-bottom="0.06pt solid #000000" fo:background-color="#00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常规_20_2" style:data-style-name="N0">
      <style:table-cell-properties fo:border-bottom="0.06pt solid #000000" fo:background-color="#66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常规_20_2" style:data-style-name="N0">
      <style:table-cell-properties fo:border-bottom="0.06pt solid #000000" fo:background-color="#00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8" style:family="table-cell" style:parent-style-name="常规_20_2" style:data-style-name="N0">
      <style:table-cell-properties fo:border-bottom="0.06pt solid #000000" fo:background-color="#4c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9" style:family="table-cell" style:parent-style-name="常规_20_2" style:data-style-name="N0">
      <style:table-cell-properties fo:border-bottom="0.06pt solid #000000" fo:background-color="#00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" style:family="table-cell" style:parent-style-name="常规_20_2" style:data-style-name="N0">
      <style:table-cell-properties fo:border-bottom="0.06pt solid #000000" fo:background-color="#c0c0c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0" style:family="table-cell" style:parent-style-name="常规_20_2" style:data-style-name="N0">
      <style:table-cell-properties fo:border-bottom="0.06pt solid #000000" fo:background-color="#3f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1" style:family="table-cell" style:parent-style-name="常规_20_2" style:data-style-name="N0">
      <style:table-cell-properties fo:border-bottom="0.06pt solid #000000" fo:background-color="#00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2" style:family="table-cell" style:parent-style-name="常规_20_2" style:data-style-name="N0">
      <style:table-cell-properties fo:border-bottom="0.06pt solid #000000" fo:background-color="#26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3" style:family="table-cell" style:parent-style-name="常规_20_2" style:data-style-name="N0">
      <style:table-cell-properties fo:border-bottom="0.06pt solid #000000" fo:background-color="#003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4" style:family="table-cell" style:parent-style-name="常规_20_2" style:data-style-name="N0">
      <style:table-cell-properties fo:border-bottom="0.06pt solid #000000" fo:background-color="#7f9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常规_20_2" style:data-style-name="N0">
      <style:table-cell-properties fo:border-bottom="0.06pt solid #000000" fo:background-color="#0033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6" style:family="table-cell" style:parent-style-name="常规_20_2" style:data-style-name="N0">
      <style:table-cell-properties fo:border-bottom="0.06pt solid #000000" fo:background-color="#667f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7" style:family="table-cell" style:parent-style-name="常规_20_2" style:data-style-name="N0">
      <style:table-cell-properties fo:border-bottom="0.06pt solid #000000" fo:background-color="#0026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8" style:family="table-cell" style:parent-style-name="常规_20_2" style:data-style-name="N0">
      <style:table-cell-properties fo:border-bottom="0.06pt solid #000000" fo:background-color="#4c5f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9" style:family="table-cell" style:parent-style-name="常规_20_2" style:data-style-name="N0">
      <style:table-cell-properties fo:border-bottom="0.06pt solid #000000" fo:background-color="#001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" style:family="table-cell" style:parent-style-name="常规_20_2" style:data-style-name="N0">
      <style:table-cell-properties fo:border-bottom="0.06pt solid #000000" fo:background-color="#f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常规_20_2" style:data-style-name="N0">
      <style:table-cell-properties fo:border-bottom="0.06pt solid #000000" fo:background-color="#3f4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1" style:family="table-cell" style:parent-style-name="常规_20_2" style:data-style-name="N0">
      <style:table-cell-properties fo:border-bottom="0.06pt solid #000000" fo:background-color="#0013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2" style:family="table-cell" style:parent-style-name="常规_20_2" style:data-style-name="N0">
      <style:table-cell-properties fo:border-bottom="0.06pt solid #000000" fo:background-color="#262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3" style:family="table-cell" style:parent-style-name="常规_20_2" style:data-style-name="N0">
      <style:table-cell-properties fo:border-bottom="0.06pt solid #000000" fo:background-color="#7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4" style:family="table-cell" style:parent-style-name="常规_20_2" style:data-style-name="N0">
      <style:table-cell-properties style:cell-protect="protected" style:print-content="true" fo:background-color="transparent" fo:border="0.06pt solid #000000" style:vertical-align="automatic"/>
    </style:style>
    <style:style style:name="ce175" style:family="table-cell" style:parent-style-name="常规_20_2" style:data-style-name="N0">
      <style:table-cell-properties fo:border-bottom="0.06pt solid #000000" fo:background-color="#00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6" style:family="table-cell" style:parent-style-name="常规_20_2" style:data-style-name="N0">
      <style:table-cell-properties fo:border-bottom="0.06pt solid #000000" fo:background-color="#66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7" style:family="table-cell" style:parent-style-name="常规_20_2" style:data-style-name="N0">
      <style:table-cell-properties fo:border-bottom="0.06pt solid #000000" fo:background-color="#00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8" style:family="table-cell" style:parent-style-name="常规_20_2" style:data-style-name="N0">
      <style:table-cell-properties fo:border-bottom="0.06pt solid #000000" fo:background-color="#4c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9" style:family="table-cell" style:parent-style-name="常规_20_2" style:data-style-name="N0">
      <style:table-cell-properties fo:border-bottom="0.06pt solid #000000" fo:background-color="#00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" style:family="table-cell" style:parent-style-name="常规_20_2" style:data-style-name="N0">
      <style:table-cell-properties fo:border-bottom="0.06pt solid #000000" fo:background-color="#c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0" style:family="table-cell" style:parent-style-name="常规_20_2" style:data-style-name="N0">
      <style:table-cell-properties fo:border-bottom="0.06pt solid #000000" fo:background-color="#3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1" style:family="table-cell" style:parent-style-name="常规_20_2" style:data-style-name="N0">
      <style:table-cell-properties fo:border-bottom="0.06pt solid #000000" fo:background-color="#00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2" style:family="table-cell" style:parent-style-name="常规_20_2" style:data-style-name="N0">
      <style:table-cell-properties fo:border-bottom="0.06pt solid #000000" fo:background-color="#26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3" style:family="table-cell" style:parent-style-name="常规_20_2" style:data-style-name="N0">
      <style:table-cell-properties fo:border-bottom="0.06pt solid #000000" fo:background-color="#3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4" style:family="table-cell" style:parent-style-name="常规_20_2" style:data-style-name="N0">
      <style:table-cell-properties fo:border-bottom="0.06pt solid #000000" fo:background-color="#9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5" style:family="table-cell" style:parent-style-name="常规_20_2" style:data-style-name="N0">
      <style:table-cell-properties fo:border-bottom="0.06pt solid #000000" fo:background-color="#33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6" style:family="table-cell" style:parent-style-name="常规_20_2" style:data-style-name="N0">
      <style:table-cell-properties fo:border-bottom="0.06pt solid #000000" fo:background-color="#7f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7" style:family="table-cell" style:parent-style-name="常规_20_2" style:data-style-name="N0">
      <style:table-cell-properties fo:border-bottom="0.06pt solid #000000" fo:background-color="#26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8" style:family="table-cell" style:parent-style-name="常规_20_2" style:data-style-name="N0">
      <style:table-cell-properties fo:border-bottom="0.06pt solid #000000" fo:background-color="#5f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9" style:family="table-cell" style:parent-style-name="常规_20_2" style:data-style-name="N0">
      <style:table-cell-properties fo:border-bottom="0.06pt solid #000000" fo:background-color="#1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" style:family="table-cell" style:parent-style-name="常规_20_2" style:data-style-name="N0">
      <style:table-cell-properties fo:border-bottom="0.06pt solid #000000" fo:background-color="#cc66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常规_20_2" style:data-style-name="N0">
      <style:table-cell-properties fo:border-bottom="0.06pt solid #000000" fo:background-color="#4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1" style:family="table-cell" style:parent-style-name="常规_20_2" style:data-style-name="N0">
      <style:table-cell-properties fo:border-bottom="0.06pt solid #000000" fo:background-color="#13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2" style:family="table-cell" style:parent-style-name="常规_20_2" style:data-style-name="N0">
      <style:table-cell-properties fo:border-bottom="0.06pt solid #000000" fo:background-color="#2f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3" style:family="table-cell" style:parent-style-name="常规_20_2" style:data-style-name="N0">
      <style:table-cell-properties fo:border-bottom="0.06pt solid #000000" fo:background-color="#7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4" style:family="table-cell" style:parent-style-name="常规_20_2" style:data-style-name="N0">
      <style:table-cell-properties fo:border-bottom="0.06pt solid #000000" fo:background-color="#b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5" style:family="table-cell" style:parent-style-name="常规_20_2" style:data-style-name="N0">
      <style:table-cell-properties fo:border-bottom="0.06pt solid #000000" fo:background-color="#66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6" style:family="table-cell" style:parent-style-name="常规_20_2" style:data-style-name="N0">
      <style:table-cell-properties fo:border-bottom="0.06pt solid #000000" fo:background-color="#99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7" style:family="table-cell" style:parent-style-name="常规_20_2" style:data-style-name="N0">
      <style:table-cell-properties fo:border-bottom="0.06pt solid #000000" fo:background-color="#4c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8" style:family="table-cell" style:parent-style-name="常规_20_2" style:data-style-name="N0">
      <style:table-cell-properties fo:border-bottom="0.06pt solid #000000" fo:background-color="#72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9" style:family="table-cell" style:parent-style-name="常规_20_2" style:data-style-name="N0">
      <style:table-cell-properties fo:border-bottom="0.06pt solid #000000" fo:background-color="#3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0" style:family="table-cell" style:parent-style-name="常规_20_2" style:data-style-name="N0">
      <style:table-cell-properties fo:border-bottom="0.06pt solid #000000" fo:background-color="#99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0" style:family="table-cell" style:parent-style-name="常规_20_2" style:data-style-name="N0">
      <style:table-cell-properties fo:border-bottom="0.06pt solid #000000" fo:background-color="#5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1" style:family="table-cell" style:parent-style-name="常规_20_2" style:data-style-name="N0">
      <style:table-cell-properties fo:border-bottom="0.06pt solid #000000" fo:background-color="#26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2" style:family="table-cell" style:parent-style-name="常规_20_2" style:data-style-name="N0">
      <style:table-cell-properties fo:border-bottom="0.06pt solid #000000" fo:background-color="#39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3" style:family="table-cell" style:parent-style-name="常规_20_2" style:data-style-name="N0">
      <style:table-cell-properties fo:border-bottom="0.06pt solid #000000" fo:background-color="#b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常规_20_2" style:data-style-name="N0">
      <style:table-cell-properties fo:border-bottom="0.06pt solid #000000" fo:background-color="#d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常规_20_2" style:data-style-name="N0">
      <style:table-cell-properties fo:border-bottom="0.06pt solid #000000" fo:background-color="#99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常规_20_2" style:data-style-name="N0">
      <style:table-cell-properties fo:border-bottom="0.06pt solid #000000" fo:background-color="#b2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常规_20_2" style:data-style-name="N0">
      <style:table-cell-properties fo:border-bottom="0.06pt solid #000000" fo:background-color="#72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8" style:family="table-cell" style:parent-style-name="常规_20_2" style:data-style-name="N0">
      <style:table-cell-properties fo:border-bottom="0.06pt solid #000000" fo:background-color="#85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9" style:family="table-cell" style:parent-style-name="常规_20_2" style:data-style-name="N0">
      <style:table-cell-properties fo:border-bottom="0.06pt solid #000000" fo:background-color="#5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" style:family="table-cell" style:parent-style-name="常规_20_2" style:data-style-name="N0">
      <style:table-cell-properties fo:border-bottom="0.06pt solid #000000" fo:background-color="#99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0" style:family="table-cell" style:parent-style-name="常规_20_2" style:data-style-name="N0">
      <style:table-cell-properties fo:border-bottom="0.06pt solid #000000" fo:background-color="#6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1" style:family="table-cell" style:parent-style-name="常规_20_2" style:data-style-name="N0">
      <style:table-cell-properties fo:border-bottom="0.06pt solid #000000" fo:background-color="#39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2" style:family="table-cell" style:parent-style-name="常规_20_2" style:data-style-name="N0">
      <style:table-cell-properties fo:border-bottom="0.06pt solid #000000" fo:background-color="#42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3" style:family="table-cell" style:parent-style-name="常规_20_2" style:data-style-name="N0">
      <style:table-cell-properties fo:border-bottom="0.06pt solid #000000" fo:background-color="#f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4" style:family="table-cell" style:parent-style-name="常规_20_2" style:data-style-name="N0">
      <style:table-cell-properties fo:border-bottom="0.06pt solid #000000" fo:background-color="#cc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5" style:family="table-cell" style:parent-style-name="常规_20_2" style:data-style-name="N0">
      <style:table-cell-properties fo:border-bottom="0.06pt solid #000000" fo:background-color="#cc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6" style:family="table-cell" style:parent-style-name="常规_20_2" style:data-style-name="N0">
      <style:table-cell-properties fo:border-bottom="0.06pt solid #000000" fo:background-color="#98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7" style:family="table-cell" style:parent-style-name="常规_20_2" style:data-style-name="N0">
      <style:table-cell-properties fo:border-bottom="0.06pt solid #000000" fo:background-color="#98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8" style:family="table-cell" style:parent-style-name="常规_20_2" style:data-style-name="N0">
      <style:table-cell-properties fo:border-bottom="0.06pt solid #000000" fo:background-color="#7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9" style:family="table-cell" style:parent-style-name="常规_20_2" style:data-style-name="N0">
      <style:table-cell-properties fo:border-bottom="0.06pt solid #000000" fo:background-color="#7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" style:family="table-cell" style:parent-style-name="常规_20_2" style:data-style-name="N0">
      <style:table-cell-properties fo:border-bottom="0.06pt solid #000000" fo:background-color="#7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0" style:family="table-cell" style:parent-style-name="常规_20_2" style:data-style-name="N0">
      <style:table-cell-properties fo:border-bottom="0.06pt solid #000000" fo:background-color="#4c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1" style:family="table-cell" style:parent-style-name="常规_20_2" style:data-style-name="N0">
      <style:table-cell-properties fo:border-bottom="0.06pt solid #000000" fo:background-color="#4c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2" style:family="table-cell" style:parent-style-name="常规_20_2" style:data-style-name="N0">
      <style:table-cell-properties fo:border-bottom="0.06pt solid #000000" fo:background-color="#ff00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3" style:family="table-cell" style:parent-style-name="常规_20_2" style:data-style-name="N0">
      <style:table-cell-properties fo:border-bottom="0.06pt solid #000000" fo:background-color="#ff7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常规_20_2" style:data-style-name="N0">
      <style:table-cell-properties fo:border-bottom="0.06pt solid #000000" fo:background-color="#cc00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5" style:family="table-cell" style:parent-style-name="常规_20_2" style:data-style-name="N0">
      <style:table-cell-properties fo:border-bottom="0.06pt solid #000000" fo:background-color="#cc66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常规_20_2" style:data-style-name="N0">
      <style:table-cell-properties fo:border-bottom="0.06pt solid #000000" fo:background-color="#9800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7" style:family="table-cell" style:parent-style-name="常规_20_2" style:data-style-name="N0">
      <style:table-cell-properties fo:border-bottom="0.06pt solid #000000" fo:background-color="#984c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8" style:family="table-cell" style:parent-style-name="常规_20_2" style:data-style-name="N0">
      <style:table-cell-properties fo:border-bottom="0.06pt solid #000000" fo:background-color="#7f00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9" style:family="table-cell" style:parent-style-name="常规_20_2" style:data-style-name="N0">
      <style:table-cell-properties fo:border-bottom="0.06pt solid #000000" fo:background-color="#7f3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" style:family="table-cell" style:parent-style-name="常规_20_2" style:data-style-name="N0">
      <style:table-cell-properties fo:border-bottom="0.06pt solid #000000" fo:background-color="#7f3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0" style:family="table-cell" style:parent-style-name="常规_20_2" style:data-style-name="N0">
      <style:table-cell-properties fo:border-bottom="0.06pt solid #000000" fo:background-color="#4c00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1" style:family="table-cell" style:parent-style-name="常规_20_2" style:data-style-name="N0">
      <style:table-cell-properties fo:border-bottom="0.06pt solid #000000" fo:background-color="#4c26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2" style:family="table-cell" style:parent-style-name="常规_20_2" style:data-style-name="N0">
      <style:table-cell-properties fo:border-bottom="0.06pt solid #000000" fo:background-color="#f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常规_20_2" style:data-style-name="N0">
      <style:table-cell-properties fo:border-bottom="0.06pt solid #000000" fo:background-color="#ff7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常规_20_2" style:data-style-name="N0">
      <style:table-cell-properties fo:border-bottom="0.06pt solid #000000" fo:background-color="#cc00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常规_20_2" style:data-style-name="N0">
      <style:table-cell-properties fo:border-bottom="0.06pt solid #000000" fo:background-color="#cc66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常规_20_2" style:data-style-name="N0">
      <style:table-cell-properties fo:border-bottom="0.06pt solid #000000" fo:background-color="#98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7" style:family="table-cell" style:parent-style-name="常规_20_2" style:data-style-name="N0">
      <style:table-cell-properties fo:border-bottom="0.06pt solid #000000" fo:background-color="#984c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8" style:family="table-cell" style:parent-style-name="常规_20_2" style:data-style-name="N0">
      <style:table-cell-properties fo:border-bottom="0.06pt solid #000000" fo:background-color="#7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9" style:family="table-cell" style:parent-style-name="常规_20_2" style:data-style-name="N0">
      <style:table-cell-properties fo:border-bottom="0.06pt solid #000000" fo:background-color="#7f3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" style:family="table-cell" style:parent-style-name="常规_20_2" style:data-style-name="N0">
      <style:table-cell-properties fo:border-bottom="0.06pt solid #000000" fo:background-color="#4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0" style:family="table-cell" style:parent-style-name="常规_20_2" style:data-style-name="N0">
      <style:table-cell-properties fo:border-bottom="0.06pt solid #000000" fo:background-color="#4c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1" style:family="table-cell" style:parent-style-name="常规_20_2" style:data-style-name="N0">
      <style:table-cell-properties fo:border-bottom="0.06pt solid #000000" fo:background-color="#4c26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2" style:family="table-cell" style:parent-style-name="常规_20_2" style:data-style-name="N0">
      <style:table-cell-properties fo:border-bottom="0.06pt solid #000000" fo:background-color="#f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常规_20_2" style:data-style-name="N0">
      <style:table-cell-properties fo:border-bottom="0.06pt solid #000000" fo:background-color="#ff7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常规_20_2" style:data-style-name="N0">
      <style:table-cell-properties fo:border-bottom="0.06pt solid #000000" fo:background-color="#cc00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常规_20_2" style:data-style-name="N0">
      <style:table-cell-properties fo:border-bottom="0.06pt solid #000000" fo:background-color="#cc66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6" style:family="table-cell" style:parent-style-name="常规_20_2" style:data-style-name="N0">
      <style:table-cell-properties fo:border-bottom="0.06pt solid #000000" fo:background-color="#98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7" style:family="table-cell" style:parent-style-name="常规_20_2" style:data-style-name="N0">
      <style:table-cell-properties fo:border-bottom="0.06pt solid #000000" fo:background-color="#984c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8" style:family="table-cell" style:parent-style-name="常规_20_2" style:data-style-name="N0">
      <style:table-cell-properties fo:border-bottom="0.06pt solid #000000" fo:background-color="#7f00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9" style:family="table-cell" style:parent-style-name="常规_20_2" style:data-style-name="N0">
      <style:table-cell-properties fo:border-bottom="0.06pt solid #000000" fo:background-color="#7f3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" style:family="table-cell" style:parent-style-name="常规_20_2" style:data-style-name="N0">
      <style:table-cell-properties fo:border-bottom="0.06pt solid #000000" fo:background-color="#4c26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0" style:family="table-cell" style:parent-style-name="常规_20_2" style:data-style-name="N0">
      <style:table-cell-properties fo:border-bottom="0.06pt solid #000000" fo:background-color="#4c00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1" style:family="table-cell" style:parent-style-name="常规_20_2" style:data-style-name="N0">
      <style:table-cell-properties fo:border-bottom="0.06pt solid #000000" fo:background-color="#4c26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2" style:family="table-cell" style:parent-style-name="常规_20_2" style:data-style-name="N0">
      <style:table-cell-properties fo:border-bottom="0.06pt solid #000000" fo:background-color="#3333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3" style:family="table-cell" style:parent-style-name="常规_20_2" style:data-style-name="N0">
      <style:table-cell-properties fo:border-bottom="0.06pt solid #000000" fo:background-color="#5b5b5b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4" style:family="table-cell" style:parent-style-name="常规_20_2" style:data-style-name="N0">
      <style:table-cell-properties fo:border-bottom="0.06pt solid #000000" fo:background-color="#848484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常规_20_2" style:data-style-name="N0">
      <style:table-cell-properties fo:border-bottom="0.06pt solid #000000" fo:background-color="#adadad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常规_20_2" style:data-style-name="N0">
      <style:table-cell-properties fo:border-bottom="0.06pt solid #000000" fo:background-color="#d6d6d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常规_20_2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常规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59" style:family="table-cell" style:parent-style-name="常规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</style:style>
    <style:style style:name="ce26" style:family="table-cell" style:parent-style-name="常规_20_2" style:data-style-name="N0">
      <style:table-cell-properties fo:border-bottom="0.06pt solid #000000" fo:background-color="#f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7" style:family="table-cell" style:parent-style-name="常规_20_2" style:data-style-name="N0">
      <style:table-cell-properties fo:border-bottom="0.06pt solid #000000" fo:background-color="#ff9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8" style:family="table-cell" style:parent-style-name="常规_20_2" style:data-style-name="N0">
      <style:table-cell-properties fo:border-bottom="0.06pt solid #000000" fo:background-color="#cc3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9" style:family="table-cell" style:parent-style-name="常规_20_2" style:data-style-name="N0">
      <style:table-cell-properties fo:border-bottom="0.06pt solid #000000" fo:background-color="#cc7f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30" style:family="table-cell" style:parent-style-name="常规_20_2" style:data-style-name="N0">
      <style:table-cell-properties fo:border-bottom="0.06pt solid #000000" fo:background-color="#99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1" style:family="table-cell" style:parent-style-name="常规_20_2" style:data-style-name="N0">
      <style:table-cell-properties fo:border-bottom="0.06pt solid #000000" fo:background-color="#995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2" style:family="table-cell" style:parent-style-name="常规_20_2" style:data-style-name="N0">
      <style:table-cell-properties fo:border-bottom="0.06pt solid #000000" fo:background-color="#7f1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3" style:family="table-cell" style:parent-style-name="常规_20_2" style:data-style-name="N0">
      <style:table-cell-properties fo:border-bottom="0.06pt solid #000000" fo:background-color="#7f4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4" style:family="table-cell" style:parent-style-name="常规_20_2" style:data-style-name="N0">
      <style:table-cell-properties fo:border-bottom="0.06pt solid #000000" fo:background-color="#4c1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5" style:family="table-cell" style:parent-style-name="常规_20_2" style:data-style-name="N0">
      <style:table-cell-properties fo:border-bottom="0.06pt solid #000000" fo:background-color="#4c2f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6" style:family="table-cell" style:parent-style-name="常规_20_2" style:data-style-name="N0">
      <style:table-cell-properties fo:border-bottom="0.06pt solid #000000" fo:background-color="#f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常规_20_2" style:data-style-name="N0">
      <style:table-cell-properties fo:border-bottom="0.06pt solid #000000" fo:background-color="#ffb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8" style:family="table-cell" style:parent-style-name="常规_20_2" style:data-style-name="N0">
      <style:table-cell-properties fo:border-bottom="0.06pt solid #000000" fo:background-color="#cc6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9" style:family="table-cell" style:parent-style-name="常规_20_2" style:data-style-name="N0">
      <style:table-cell-properties fo:border-bottom="0.06pt solid #000000" fo:background-color="#cc99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常规_20_2" style:data-style-name="N0">
      <style:table-cell-properties fo:border-bottom="0.06pt solid #000000" fo:background-color="#9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1" style:family="table-cell" style:parent-style-name="常规_20_2" style:data-style-name="N0">
      <style:table-cell-properties fo:border-bottom="0.06pt solid #000000" fo:background-color="#997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2" style:family="table-cell" style:parent-style-name="常规_20_2" style:data-style-name="N0">
      <style:table-cell-properties fo:border-bottom="0.06pt solid #000000" fo:background-color="#7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3" style:family="table-cell" style:parent-style-name="常规_20_2" style:data-style-name="N0">
      <style:table-cell-properties fo:border-bottom="0.06pt solid #000000" fo:background-color="#7f5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4" style:family="table-cell" style:parent-style-name="常规_20_2" style:data-style-name="N0">
      <style:table-cell-properties fo:border-bottom="0.06pt solid #000000" fo:background-color="#4c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5" style:family="table-cell" style:parent-style-name="常规_20_2" style:data-style-name="N0">
      <style:table-cell-properties fo:border-bottom="0.06pt solid #000000" fo:background-color="#4c39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6" style:family="table-cell" style:parent-style-name="常规_20_2" style:data-style-name="N0">
      <style:table-cell-properties fo:border-bottom="0.06pt solid #000000" fo:background-color="#ffb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7" style:family="table-cell" style:parent-style-name="常规_20_2" style:data-style-name="N0">
      <style:table-cell-properties fo:border-bottom="0.06pt solid #000000" fo:background-color="#ffd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8" style:family="table-cell" style:parent-style-name="常规_20_2" style:data-style-name="N0">
      <style:table-cell-properties fo:border-bottom="0.06pt solid #000000" fo:background-color="#cc9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9" style:family="table-cell" style:parent-style-name="常规_20_2" style:data-style-name="N0">
      <style:table-cell-properties fo:border-bottom="0.06pt solid #000000" fo:background-color="#ccb2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常规_20_2" style:data-style-name="N0">
      <style:table-cell-properties style:cell-protect="protected" style:print-content="true" fo:background-color="transparent" style:vertical-align="middle"/>
    </style:style>
    <style:style style:name="ce50" style:family="table-cell" style:parent-style-name="常规_20_2" style:data-style-name="N0">
      <style:table-cell-properties fo:border-bottom="0.06pt solid #000000" fo:background-color="#9972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1" style:family="table-cell" style:parent-style-name="常规_20_2" style:data-style-name="N0">
      <style:table-cell-properties fo:border-bottom="0.06pt solid #000000" fo:background-color="#9985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2" style:family="table-cell" style:parent-style-name="常规_20_2" style:data-style-name="N0">
      <style:table-cell-properties fo:border-bottom="0.06pt solid #000000" fo:background-color="#7f5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" style:family="table-cell" style:parent-style-name="常规_20_2" style:data-style-name="N0">
      <style:table-cell-properties fo:border-bottom="0.06pt solid #000000" fo:background-color="#7f6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" style:family="table-cell" style:parent-style-name="常规_20_2" style:data-style-name="N0">
      <style:table-cell-properties fo:border-bottom="0.06pt solid #000000" fo:background-color="#4c3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" style:family="table-cell" style:parent-style-name="常规_20_2" style:data-style-name="N0">
      <style:table-cell-properties fo:border-bottom="0.06pt solid #000000" fo:background-color="#4c42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" style:family="table-cell" style:parent-style-name="常规_20_2" style:data-style-name="N0">
      <style:table-cell-properties fo:border-bottom="0.06pt solid #000000" fo:background-color="#f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" style:family="table-cell" style:parent-style-name="常规_20_2" style:data-style-name="N0">
      <style:table-cell-properties fo:border-bottom="0.06pt solid #000000" fo:background-color="#cc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" style:family="table-cell" style:parent-style-name="常规_20_2" style:data-style-name="N0">
      <style:table-cell-properties fo:border-bottom="0.06pt solid #000000" fo:background-color="#cc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常规_20_2" style:data-style-name="N0">
      <style:table-cell-properties fo:border-bottom="0.06pt solid #000000" fo:background-color="#98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常规_20_2" style:data-style-name="N0">
      <style:table-cell-properties fo:border-bottom="0.06pt solid #000000" fo:background-color="#f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常规_20_2" style:data-style-name="N0">
      <style:table-cell-properties fo:border-bottom="0.06pt solid #000000" fo:background-color="#98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" style:family="table-cell" style:parent-style-name="常规_20_2" style:data-style-name="N0">
      <style:table-cell-properties fo:border-bottom="0.06pt solid #000000" fo:background-color="#7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" style:family="table-cell" style:parent-style-name="常规_20_2" style:data-style-name="N0">
      <style:table-cell-properties fo:border-bottom="0.06pt solid #000000" fo:background-color="#7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" style:family="table-cell" style:parent-style-name="常规_20_2" style:data-style-name="N0">
      <style:table-cell-properties fo:border-bottom="0.06pt solid #000000" fo:background-color="#4c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" style:family="table-cell" style:parent-style-name="常规_20_2" style:data-style-name="N0">
      <style:table-cell-properties fo:border-bottom="0.06pt solid #000000" fo:background-color="#4c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" style:family="table-cell" style:parent-style-name="常规_20_2" style:data-style-name="N0">
      <style:table-cell-properties fo:border-bottom="0.06pt solid #000000" fo:background-color="#b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" style:family="table-cell" style:parent-style-name="常规_20_2" style:data-style-name="N0">
      <style:table-cell-properties fo:border-bottom="0.06pt solid #000000" fo:background-color="#d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" style:family="table-cell" style:parent-style-name="常规_20_2" style:data-style-name="N0">
      <style:table-cell-properties fo:border-bottom="0.06pt solid #000000" fo:background-color="#99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8" style:family="table-cell" style:parent-style-name="常规_20_2" style:data-style-name="N0">
      <style:table-cell-properties fo:border-bottom="0.06pt solid #000000" fo:background-color="#b2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9" style:family="table-cell" style:parent-style-name="常规_20_2" style:data-style-name="N0">
      <style:table-cell-properties fo:border-bottom="0.06pt solid #000000" fo:background-color="#72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</style:style>
    <style:style style:name="ce70" style:family="table-cell" style:parent-style-name="常规_20_2" style:data-style-name="N0">
      <style:table-cell-properties fo:border-bottom="0.06pt solid #000000" fo:background-color="#85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" style:family="table-cell" style:parent-style-name="常规_20_2" style:data-style-name="N0">
      <style:table-cell-properties fo:border-bottom="0.06pt solid #000000" fo:background-color="#5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" style:family="table-cell" style:parent-style-name="常规_20_2" style:data-style-name="N0">
      <style:table-cell-properties fo:border-bottom="0.06pt solid #000000" fo:background-color="#6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" style:family="table-cell" style:parent-style-name="常规_20_2" style:data-style-name="N0">
      <style:table-cell-properties fo:border-bottom="0.06pt solid #000000" fo:background-color="#3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" style:family="table-cell" style:parent-style-name="常规_20_2" style:data-style-name="N0">
      <style:table-cell-properties fo:border-bottom="0.06pt solid #000000" fo:background-color="#42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" style:family="table-cell" style:parent-style-name="常规_20_2" style:data-style-name="N0">
      <style:table-cell-properties fo:border-bottom="0.06pt solid #000000" fo:background-color="#7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" style:family="table-cell" style:parent-style-name="常规_20_2" style:data-style-name="N0">
      <style:table-cell-properties fo:border-bottom="0.06pt solid #000000" fo:background-color="#b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" style:family="table-cell" style:parent-style-name="常规_20_2" style:data-style-name="N0">
      <style:table-cell-properties fo:border-bottom="0.06pt solid #000000" fo:background-color="#66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8" style:family="table-cell" style:parent-style-name="常规_20_2" style:data-style-name="N0">
      <style:table-cell-properties fo:border-bottom="0.06pt solid #000000" fo:background-color="#99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9" style:family="table-cell" style:parent-style-name="常规_20_2" style:data-style-name="N0">
      <style:table-cell-properties fo:border-bottom="0.06pt solid #000000" fo:background-color="#4c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80" style:family="table-cell" style:parent-style-name="常规_20_2" style:data-style-name="N0">
      <style:table-cell-properties fo:border-bottom="0.06pt solid #000000" fo:background-color="#72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1" style:family="table-cell" style:parent-style-name="常规_20_2" style:data-style-name="N0">
      <style:table-cell-properties fo:border-bottom="0.06pt solid #000000" fo:background-color="#3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2" style:family="table-cell" style:parent-style-name="常规_20_2" style:data-style-name="N0">
      <style:table-cell-properties fo:border-bottom="0.06pt solid #000000" fo:background-color="#5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3" style:family="table-cell" style:parent-style-name="常规_20_2" style:data-style-name="N0">
      <style:table-cell-properties fo:border-bottom="0.06pt solid #000000" fo:background-color="#26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4" style:family="table-cell" style:parent-style-name="常规_20_2" style:data-style-name="N0">
      <style:table-cell-properties fo:border-bottom="0.06pt solid #000000" fo:background-color="#39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5" style:family="table-cell" style:parent-style-name="常规_20_2" style:data-style-name="N0">
      <style:table-cell-properties fo:border-bottom="0.06pt solid #000000" fo:background-color="#3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6" style:family="table-cell" style:parent-style-name="常规_20_2" style:data-style-name="N0">
      <style:table-cell-properties fo:border-bottom="0.06pt solid #000000" fo:background-color="#9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7" style:family="table-cell" style:parent-style-name="常规_20_2" style:data-style-name="N0">
      <style:table-cell-properties fo:border-bottom="0.06pt solid #000000" fo:background-color="#33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8" style:family="table-cell" style:parent-style-name="常规_20_2" style:data-style-name="N0">
      <style:table-cell-properties fo:border-bottom="0.06pt solid #000000" fo:background-color="#7f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9" style:family="table-cell" style:parent-style-name="常规_20_2" style:data-style-name="N0">
      <style:table-cell-properties fo:border-bottom="0.06pt solid #000000" fo:background-color="#26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" style:family="table-cell" style:parent-style-name="常规_20_2" style:data-style-name="N0">
      <style:table-cell-properties fo:border-bottom="0.06pt solid #000000" fo:background-color="#f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0" style:family="table-cell" style:parent-style-name="常规_20_2" style:data-style-name="N0">
      <style:table-cell-properties fo:border-bottom="0.06pt solid #000000" fo:background-color="#5f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1" style:family="table-cell" style:parent-style-name="常规_20_2" style:data-style-name="N0">
      <style:table-cell-properties fo:border-bottom="0.06pt solid #000000" fo:background-color="#1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2" style:family="table-cell" style:parent-style-name="常规_20_2" style:data-style-name="N0">
      <style:table-cell-properties fo:border-bottom="0.06pt solid #000000" fo:background-color="#4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3" style:family="table-cell" style:parent-style-name="常规_20_2" style:data-style-name="N0">
      <style:table-cell-properties fo:border-bottom="0.06pt solid #000000" fo:background-color="#13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4" style:family="table-cell" style:parent-style-name="常规_20_2" style:data-style-name="N0">
      <style:table-cell-properties fo:border-bottom="0.06pt solid #000000" fo:background-color="#2f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5" style:family="table-cell" style:parent-style-name="常规_20_2" style:data-style-name="N0">
      <style:table-cell-properties fo:border-bottom="0.06pt solid #000000" fo:background-color="#7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6" style:family="table-cell" style:parent-style-name="常规_20_2" style:data-style-name="N0">
      <style:table-cell-properties fo:border-bottom="0.06pt solid #000000" fo:background-color="#00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常规_20_2" style:data-style-name="N0">
      <style:table-cell-properties fo:border-bottom="0.06pt solid #000000" fo:background-color="#66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常规_20_2" style:data-style-name="N0">
      <style:table-cell-properties fo:border-bottom="0.06pt solid #000000" fo:background-color="#00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9" style:family="table-cell" style:parent-style-name="常规_20_2" style:data-style-name="N0">
      <style:table-cell-properties fo:border-bottom="0.06pt solid #000000" fo:background-color="#4c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" style:family="table-cell" style:parent-style-name="Default" style:data-style-name="N0"/>
    <style:style style:name="ce260" style:family="table-cell" style:parent-style-name="常规_20_2" style:data-style-name="N0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1" style:family="table-cell" style:parent-style-name="常规_20_2" style:data-style-name="N0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2.01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3" style:family="table-cell" style:parent-style-name="常规_20_2" style:data-style-name="N0">
      <style:table-cell-properties fo:border-bottom="none" fo:background-color="#ed7d31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27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常规_20_2" style:data-style-name="N0">
      <style:table-cell-properties style:cell-protect="protected" style:print-content="true" fo:background-color="transparent" style:vertical-align="middle"/>
    </style:style>
    <style:style style:name="ce529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30" style:family="table-cell" style:parent-style-name="常规_20_2" style:data-style-name="N0">
      <style:table-cell-properties fo:border-bottom="0.06pt solid #000000" fo:background-color="#f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1" style:family="table-cell" style:parent-style-name="常规_20_2" style:data-style-name="N0">
      <style:table-cell-properties fo:border-bottom="0.06pt solid #000000" fo:background-color="#f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2" style:family="table-cell" style:parent-style-name="常规_20_2" style:data-style-name="N0">
      <style:table-cell-properties fo:border-bottom="0.06pt solid #000000" fo:background-color="#00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3" style:family="table-cell" style:parent-style-name="常规_20_2" style:data-style-name="N0">
      <style:table-cell-properties fo:border-bottom="0.06pt solid #000000" fo:background-color="#00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4" style:family="table-cell" style:parent-style-name="常规_20_2" style:data-style-name="N0">
      <style:table-cell-properties fo:border-bottom="0.06pt solid #000000" fo:background-color="#00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5" style:family="table-cell" style:parent-style-name="常规_20_2" style:data-style-name="N0">
      <style:table-cell-properties fo:border-bottom="0.06pt solid #000000" fo:background-color="#f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6" style:family="table-cell" style:parent-style-name="常规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37" style:family="table-cell" style:parent-style-name="常规_20_2" style:data-style-name="N0">
      <style:table-cell-properties fo:border-bottom="0.06pt solid #000000" fo:background-color="#80808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8" style:family="table-cell" style:parent-style-name="常规_20_2" style:data-style-name="N0">
      <style:table-cell-properties fo:border-bottom="0.06pt solid #000000" fo:background-color="#c0c0c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9" style:family="table-cell" style:parent-style-name="常规_20_2" style:data-style-name="N0">
      <style:table-cell-properties fo:border-bottom="0.06pt solid #000000" fo:background-color="#f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0" style:family="table-cell" style:parent-style-name="常规_20_2" style:data-style-name="N0">
      <style:table-cell-properties fo:border-bottom="0.06pt solid #000000" fo:background-color="#c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1" style:family="table-cell" style:parent-style-name="常规_20_2" style:data-style-name="N0">
      <style:table-cell-properties fo:border-bottom="0.06pt solid #000000" fo:background-color="#cc66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2" style:family="table-cell" style:parent-style-name="常规_20_2" style:data-style-name="N0">
      <style:table-cell-properties fo:border-bottom="0.06pt solid #000000" fo:background-color="#99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3" style:family="table-cell" style:parent-style-name="常规_20_2" style:data-style-name="N0">
      <style:table-cell-properties fo:border-bottom="0.06pt solid #000000" fo:background-color="#99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4" style:family="table-cell" style:parent-style-name="常规_20_2" style:data-style-name="N0">
      <style:table-cell-properties fo:border-bottom="0.06pt solid #000000" fo:background-color="#7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5" style:family="table-cell" style:parent-style-name="常规_20_2" style:data-style-name="N0">
      <style:table-cell-properties fo:border-bottom="0.06pt solid #000000" fo:background-color="#7f3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6" style:family="table-cell" style:parent-style-name="常规_20_2" style:data-style-name="N0">
      <style:table-cell-properties fo:border-bottom="0.06pt solid #000000" fo:background-color="#4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7" style:family="table-cell" style:parent-style-name="常规_20_2" style:data-style-name="N0">
      <style:table-cell-properties fo:border-bottom="0.06pt solid #000000" fo:background-color="#4c26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8" style:family="table-cell" style:parent-style-name="常规_20_2" style:data-style-name="N0">
      <style:table-cell-properties fo:border-bottom="0.06pt solid #000000" fo:background-color="#f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49" style:family="table-cell" style:parent-style-name="常规_20_2" style:data-style-name="N0">
      <style:table-cell-properties fo:border-bottom="0.06pt solid #000000" fo:background-color="#ff9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0" style:family="table-cell" style:parent-style-name="常规_20_2" style:data-style-name="N0">
      <style:table-cell-properties fo:border-bottom="0.06pt solid #000000" fo:background-color="#cc3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1" style:family="table-cell" style:parent-style-name="常规_20_2" style:data-style-name="N0">
      <style:table-cell-properties fo:border-bottom="0.06pt solid #000000" fo:background-color="#cc7f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2" style:family="table-cell" style:parent-style-name="常规_20_2" style:data-style-name="N0">
      <style:table-cell-properties fo:border-bottom="0.06pt solid #000000" fo:background-color="#99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3" style:family="table-cell" style:parent-style-name="常规_20_2" style:data-style-name="N0">
      <style:table-cell-properties fo:border-bottom="0.06pt solid #000000" fo:background-color="#995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4" style:family="table-cell" style:parent-style-name="常规_20_2" style:data-style-name="N0">
      <style:table-cell-properties fo:border-bottom="0.06pt solid #000000" fo:background-color="#7f1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5" style:family="table-cell" style:parent-style-name="常规_20_2" style:data-style-name="N0">
      <style:table-cell-properties fo:border-bottom="0.06pt solid #000000" fo:background-color="#7f4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6" style:family="table-cell" style:parent-style-name="常规_20_2" style:data-style-name="N0">
      <style:table-cell-properties fo:border-bottom="0.06pt solid #000000" fo:background-color="#4c1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7" style:family="table-cell" style:parent-style-name="常规_20_2" style:data-style-name="N0">
      <style:table-cell-properties fo:border-bottom="0.06pt solid #000000" fo:background-color="#4c2f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8" style:family="table-cell" style:parent-style-name="常规_20_2" style:data-style-name="N0">
      <style:table-cell-properties fo:border-bottom="0.06pt solid #000000" fo:background-color="#f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59" style:family="table-cell" style:parent-style-name="常规_20_2" style:data-style-name="N0">
      <style:table-cell-properties fo:border-bottom="0.06pt solid #000000" fo:background-color="#ffb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0" style:family="table-cell" style:parent-style-name="常规_20_2" style:data-style-name="N0">
      <style:table-cell-properties fo:border-bottom="0.06pt solid #000000" fo:background-color="#cc6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1" style:family="table-cell" style:parent-style-name="常规_20_2" style:data-style-name="N0">
      <style:table-cell-properties fo:border-bottom="0.06pt solid #000000" fo:background-color="#cc99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2" style:family="table-cell" style:parent-style-name="常规_20_2" style:data-style-name="N0">
      <style:table-cell-properties fo:border-bottom="0.06pt solid #000000" fo:background-color="#9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3" style:family="table-cell" style:parent-style-name="常规_20_2" style:data-style-name="N0">
      <style:table-cell-properties fo:border-bottom="0.06pt solid #000000" fo:background-color="#997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4" style:family="table-cell" style:parent-style-name="常规_20_2" style:data-style-name="N0">
      <style:table-cell-properties fo:border-bottom="0.06pt solid #000000" fo:background-color="#7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5" style:family="table-cell" style:parent-style-name="常规_20_2" style:data-style-name="N0">
      <style:table-cell-properties fo:border-bottom="0.06pt solid #000000" fo:background-color="#7f5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6" style:family="table-cell" style:parent-style-name="常规_20_2" style:data-style-name="N0">
      <style:table-cell-properties fo:border-bottom="0.06pt solid #000000" fo:background-color="#4c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7" style:family="table-cell" style:parent-style-name="常规_20_2" style:data-style-name="N0">
      <style:table-cell-properties fo:border-bottom="0.06pt solid #000000" fo:background-color="#4c39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8" style:family="table-cell" style:parent-style-name="常规_20_2" style:data-style-name="N0">
      <style:table-cell-properties fo:border-bottom="0.06pt solid #000000" fo:background-color="#ffb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69" style:family="table-cell" style:parent-style-name="常规_20_2" style:data-style-name="N0">
      <style:table-cell-properties fo:border-bottom="0.06pt solid #000000" fo:background-color="#ffd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0" style:family="table-cell" style:parent-style-name="常规_20_2" style:data-style-name="N0">
      <style:table-cell-properties fo:border-bottom="0.06pt solid #000000" fo:background-color="#cc9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常规_20_2" style:data-style-name="N0">
      <style:table-cell-properties fo:border-bottom="0.06pt solid #000000" fo:background-color="#ccb2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2" style:family="table-cell" style:parent-style-name="常规_20_2" style:data-style-name="N0">
      <style:table-cell-properties fo:border-bottom="0.06pt solid #000000" fo:background-color="#9972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3" style:family="table-cell" style:parent-style-name="常规_20_2" style:data-style-name="N0">
      <style:table-cell-properties fo:border-bottom="0.06pt solid #000000" fo:background-color="#9985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4" style:family="table-cell" style:parent-style-name="常规_20_2" style:data-style-name="N0">
      <style:table-cell-properties fo:border-bottom="0.06pt solid #000000" fo:background-color="#7f5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5" style:family="table-cell" style:parent-style-name="常规_20_2" style:data-style-name="N0">
      <style:table-cell-properties fo:border-bottom="0.06pt solid #000000" fo:background-color="#7f6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6" style:family="table-cell" style:parent-style-name="常规_20_2" style:data-style-name="N0">
      <style:table-cell-properties fo:border-bottom="0.06pt solid #000000" fo:background-color="#4c3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7" style:family="table-cell" style:parent-style-name="常规_20_2" style:data-style-name="N0">
      <style:table-cell-properties fo:border-bottom="0.06pt solid #000000" fo:background-color="#4c42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78" style:family="table-cell" style:parent-style-name="常规_20_2" style:data-style-name="N0">
      <style:table-cell-properties fo:border-bottom="0.06pt solid #000000" fo:background-color="#f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9" style:family="table-cell" style:parent-style-name="常规_20_2" style:data-style-name="N0">
      <style:table-cell-properties fo:border-bottom="0.06pt solid #000000" fo:background-color="#cc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0" style:family="table-cell" style:parent-style-name="常规_20_2" style:data-style-name="N0">
      <style:table-cell-properties fo:border-bottom="0.06pt solid #000000" fo:background-color="#cc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1" style:family="table-cell" style:parent-style-name="常规_20_2" style:data-style-name="N0">
      <style:table-cell-properties fo:border-bottom="0.06pt solid #000000" fo:background-color="#98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2" style:family="table-cell" style:parent-style-name="常规_20_2" style:data-style-name="N0">
      <style:table-cell-properties fo:border-bottom="0.06pt solid #000000" fo:background-color="#98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3" style:family="table-cell" style:parent-style-name="常规_20_2" style:data-style-name="N0">
      <style:table-cell-properties fo:border-bottom="0.06pt solid #000000" fo:background-color="#7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4" style:family="table-cell" style:parent-style-name="常规_20_2" style:data-style-name="N0">
      <style:table-cell-properties fo:border-bottom="0.06pt solid #000000" fo:background-color="#7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5" style:family="table-cell" style:parent-style-name="常规_20_2" style:data-style-name="N0">
      <style:table-cell-properties fo:border-bottom="0.06pt solid #000000" fo:background-color="#4c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6" style:family="table-cell" style:parent-style-name="常规_20_2" style:data-style-name="N0">
      <style:table-cell-properties fo:border-bottom="0.06pt solid #000000" fo:background-color="#4c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87" style:family="table-cell" style:parent-style-name="常规_20_2" style:data-style-name="N0">
      <style:table-cell-properties fo:border-bottom="0.06pt solid #000000" fo:background-color="#b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8" style:family="table-cell" style:parent-style-name="常规_20_2" style:data-style-name="N0">
      <style:table-cell-properties fo:border-bottom="0.06pt solid #000000" fo:background-color="#d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9" style:family="table-cell" style:parent-style-name="常规_20_2" style:data-style-name="N0">
      <style:table-cell-properties fo:border-bottom="0.06pt solid #000000" fo:background-color="#99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0" style:family="table-cell" style:parent-style-name="常规_20_2" style:data-style-name="N0">
      <style:table-cell-properties fo:border-bottom="0.06pt solid #000000" fo:background-color="#b2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1" style:family="table-cell" style:parent-style-name="常规_20_2" style:data-style-name="N0">
      <style:table-cell-properties fo:border-bottom="0.06pt solid #000000" fo:background-color="#72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2" style:family="table-cell" style:parent-style-name="常规_20_2" style:data-style-name="N0">
      <style:table-cell-properties fo:border-bottom="0.06pt solid #000000" fo:background-color="#85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3" style:family="table-cell" style:parent-style-name="常规_20_2" style:data-style-name="N0">
      <style:table-cell-properties fo:border-bottom="0.06pt solid #000000" fo:background-color="#5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4" style:family="table-cell" style:parent-style-name="常规_20_2" style:data-style-name="N0">
      <style:table-cell-properties fo:border-bottom="0.06pt solid #000000" fo:background-color="#6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5" style:family="table-cell" style:parent-style-name="常规_20_2" style:data-style-name="N0">
      <style:table-cell-properties fo:border-bottom="0.06pt solid #000000" fo:background-color="#3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6" style:family="table-cell" style:parent-style-name="常规_20_2" style:data-style-name="N0">
      <style:table-cell-properties fo:border-bottom="0.06pt solid #000000" fo:background-color="#42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97" style:family="table-cell" style:parent-style-name="常规_20_2" style:data-style-name="N0">
      <style:table-cell-properties fo:border-bottom="0.06pt solid #000000" fo:background-color="#7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8" style:family="table-cell" style:parent-style-name="常规_20_2" style:data-style-name="N0">
      <style:table-cell-properties fo:border-bottom="0.06pt solid #000000" fo:background-color="#b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9" style:family="table-cell" style:parent-style-name="常规_20_2" style:data-style-name="N0">
      <style:table-cell-properties fo:border-bottom="0.06pt solid #000000" fo:background-color="#66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0" style:family="table-cell" style:parent-style-name="常规_20_2" style:data-style-name="N0">
      <style:table-cell-properties fo:border-bottom="0.06pt solid #000000" fo:background-color="#99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1" style:family="table-cell" style:parent-style-name="常规_20_2" style:data-style-name="N0">
      <style:table-cell-properties fo:border-bottom="0.06pt solid #000000" fo:background-color="#4c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2" style:family="table-cell" style:parent-style-name="常规_20_2" style:data-style-name="N0">
      <style:table-cell-properties fo:border-bottom="0.06pt solid #000000" fo:background-color="#72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3" style:family="table-cell" style:parent-style-name="常规_20_2" style:data-style-name="N0">
      <style:table-cell-properties fo:border-bottom="0.06pt solid #000000" fo:background-color="#3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4" style:family="table-cell" style:parent-style-name="常规_20_2" style:data-style-name="N0">
      <style:table-cell-properties fo:border-bottom="0.06pt solid #000000" fo:background-color="#5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5" style:family="table-cell" style:parent-style-name="常规_20_2" style:data-style-name="N0">
      <style:table-cell-properties fo:border-bottom="0.06pt solid #000000" fo:background-color="#26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6" style:family="table-cell" style:parent-style-name="常规_20_2" style:data-style-name="N0">
      <style:table-cell-properties fo:border-bottom="0.06pt solid #000000" fo:background-color="#39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07" style:family="table-cell" style:parent-style-name="常规_20_2" style:data-style-name="N0">
      <style:table-cell-properties fo:border-bottom="0.06pt solid #000000" fo:background-color="#3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8" style:family="table-cell" style:parent-style-name="常规_20_2" style:data-style-name="N0">
      <style:table-cell-properties fo:border-bottom="0.06pt solid #000000" fo:background-color="#9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9" style:family="table-cell" style:parent-style-name="常规_20_2" style:data-style-name="N0">
      <style:table-cell-properties fo:border-bottom="0.06pt solid #000000" fo:background-color="#33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0" style:family="table-cell" style:parent-style-name="常规_20_2" style:data-style-name="N0">
      <style:table-cell-properties fo:border-bottom="0.06pt solid #000000" fo:background-color="#7f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1" style:family="table-cell" style:parent-style-name="常规_20_2" style:data-style-name="N0">
      <style:table-cell-properties fo:border-bottom="0.06pt solid #000000" fo:background-color="#26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2" style:family="table-cell" style:parent-style-name="常规_20_2" style:data-style-name="N0">
      <style:table-cell-properties fo:border-bottom="0.06pt solid #000000" fo:background-color="#5f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3" style:family="table-cell" style:parent-style-name="常规_20_2" style:data-style-name="N0">
      <style:table-cell-properties fo:border-bottom="0.06pt solid #000000" fo:background-color="#1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4" style:family="table-cell" style:parent-style-name="常规_20_2" style:data-style-name="N0">
      <style:table-cell-properties fo:border-bottom="0.06pt solid #000000" fo:background-color="#4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5" style:family="table-cell" style:parent-style-name="常规_20_2" style:data-style-name="N0">
      <style:table-cell-properties fo:border-bottom="0.06pt solid #000000" fo:background-color="#13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6" style:family="table-cell" style:parent-style-name="常规_20_2" style:data-style-name="N0">
      <style:table-cell-properties fo:border-bottom="0.06pt solid #000000" fo:background-color="#2f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7" style:family="table-cell" style:parent-style-name="常规_20_2" style:data-style-name="N0">
      <style:table-cell-properties fo:border-bottom="0.06pt solid #000000" fo:background-color="#7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8" style:family="table-cell" style:parent-style-name="常规_20_2" style:data-style-name="N0">
      <style:table-cell-properties fo:border-bottom="0.06pt solid #000000" fo:background-color="#00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19" style:family="table-cell" style:parent-style-name="常规_20_2" style:data-style-name="N0">
      <style:table-cell-properties fo:border-bottom="0.06pt solid #000000" fo:background-color="#66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0" style:family="table-cell" style:parent-style-name="常规_20_2" style:data-style-name="N0">
      <style:table-cell-properties fo:border-bottom="0.06pt solid #000000" fo:background-color="#00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1" style:family="table-cell" style:parent-style-name="常规_20_2" style:data-style-name="N0">
      <style:table-cell-properties fo:border-bottom="0.06pt solid #000000" fo:background-color="#4c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2" style:family="table-cell" style:parent-style-name="常规_20_2" style:data-style-name="N0">
      <style:table-cell-properties fo:border-bottom="0.06pt solid #000000" fo:background-color="#00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3" style:family="table-cell" style:parent-style-name="常规_20_2" style:data-style-name="N0">
      <style:table-cell-properties fo:border-bottom="0.06pt solid #000000" fo:background-color="#3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4" style:family="table-cell" style:parent-style-name="常规_20_2" style:data-style-name="N0">
      <style:table-cell-properties fo:border-bottom="0.06pt solid #000000" fo:background-color="#00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5" style:family="table-cell" style:parent-style-name="常规_20_2" style:data-style-name="N0">
      <style:table-cell-properties fo:border-bottom="0.06pt solid #000000" fo:background-color="#26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6" style:family="table-cell" style:parent-style-name="常规_20_2" style:data-style-name="N0">
      <style:table-cell-properties fo:border-bottom="0.06pt solid #000000" fo:background-color="#00f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7" style:family="table-cell" style:parent-style-name="常规_20_2" style:data-style-name="N0">
      <style:table-cell-properties fo:border-bottom="0.06pt solid #000000" fo:background-color="#7ff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8" style:family="table-cell" style:parent-style-name="常规_20_2" style:data-style-name="N0">
      <style:table-cell-properties fo:border-bottom="0.06pt solid #000000" fo:background-color="#00cc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29" style:family="table-cell" style:parent-style-name="常规_20_2" style:data-style-name="N0">
      <style:table-cell-properties fo:border-bottom="0.06pt solid #000000" fo:background-color="#66cc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0" style:family="table-cell" style:parent-style-name="常规_20_2" style:data-style-name="N0">
      <style:table-cell-properties fo:border-bottom="0.06pt solid #000000" fo:background-color="#0098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1" style:family="table-cell" style:parent-style-name="常规_20_2" style:data-style-name="N0">
      <style:table-cell-properties fo:border-bottom="0.06pt solid #000000" fo:background-color="#4c98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2" style:family="table-cell" style:parent-style-name="常规_20_2" style:data-style-name="N0">
      <style:table-cell-properties fo:border-bottom="0.06pt solid #000000" fo:background-color="#007f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3" style:family="table-cell" style:parent-style-name="常规_20_2" style:data-style-name="N0">
      <style:table-cell-properties fo:border-bottom="0.06pt solid #000000" fo:background-color="#3f7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4" style:family="table-cell" style:parent-style-name="常规_20_2" style:data-style-name="N0">
      <style:table-cell-properties fo:border-bottom="0.06pt solid #000000" fo:background-color="#004c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5" style:family="table-cell" style:parent-style-name="常规_20_2" style:data-style-name="N0">
      <style:table-cell-properties fo:border-bottom="0.06pt solid #000000" fo:background-color="#264c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6" style:family="table-cell" style:parent-style-name="常规_20_2" style:data-style-name="N0">
      <style:table-cell-properties fo:border-bottom="0.06pt solid #000000" fo:background-color="#00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7" style:family="table-cell" style:parent-style-name="常规_20_2" style:data-style-name="N0">
      <style:table-cell-properties fo:border-bottom="0.06pt solid #000000" fo:background-color="#7f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8" style:family="table-cell" style:parent-style-name="常规_20_2" style:data-style-name="N0">
      <style:table-cell-properties fo:border-bottom="0.06pt solid #000000" fo:background-color="#00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39" style:family="table-cell" style:parent-style-name="常规_20_2" style:data-style-name="N0">
      <style:table-cell-properties fo:border-bottom="0.06pt solid #000000" fo:background-color="#66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0" style:family="table-cell" style:parent-style-name="常规_20_2" style:data-style-name="N0">
      <style:table-cell-properties fo:border-bottom="0.06pt solid #000000" fo:background-color="#00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1" style:family="table-cell" style:parent-style-name="常规_20_2" style:data-style-name="N0">
      <style:table-cell-properties fo:border-bottom="0.06pt solid #000000" fo:background-color="#4c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2" style:family="table-cell" style:parent-style-name="常规_20_2" style:data-style-name="N0">
      <style:table-cell-properties fo:border-bottom="0.06pt solid #000000" fo:background-color="#00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3" style:family="table-cell" style:parent-style-name="常规_20_2" style:data-style-name="N0">
      <style:table-cell-properties fo:border-bottom="0.06pt solid #000000" fo:background-color="#3f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4" style:family="table-cell" style:parent-style-name="常规_20_2" style:data-style-name="N0">
      <style:table-cell-properties fo:border-bottom="0.06pt solid #000000" fo:background-color="#00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5" style:family="table-cell" style:parent-style-name="常规_20_2" style:data-style-name="N0">
      <style:table-cell-properties fo:border-bottom="0.06pt solid #000000" fo:background-color="#26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6" style:family="table-cell" style:parent-style-name="常规_20_2" style:data-style-name="N0">
      <style:table-cell-properties fo:border-bottom="0.06pt solid #000000" fo:background-color="#00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7" style:family="table-cell" style:parent-style-name="常规_20_2" style:data-style-name="N0">
      <style:table-cell-properties fo:border-bottom="0.06pt solid #000000" fo:background-color="#7ff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8" style:family="table-cell" style:parent-style-name="常规_20_2" style:data-style-name="N0">
      <style:table-cell-properties fo:border-bottom="0.06pt solid #000000" fo:background-color="#00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49" style:family="table-cell" style:parent-style-name="常规_20_2" style:data-style-name="N0">
      <style:table-cell-properties fo:border-bottom="0.06pt solid #000000" fo:background-color="#66cc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0" style:family="table-cell" style:parent-style-name="常规_20_2" style:data-style-name="N0">
      <style:table-cell-properties fo:border-bottom="0.06pt solid #000000" fo:background-color="#00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1" style:family="table-cell" style:parent-style-name="常规_20_2" style:data-style-name="N0">
      <style:table-cell-properties fo:border-bottom="0.06pt solid #000000" fo:background-color="#4c98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2" style:family="table-cell" style:parent-style-name="常规_20_2" style:data-style-name="N0">
      <style:table-cell-properties fo:border-bottom="0.06pt solid #000000" fo:background-color="#00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3" style:family="table-cell" style:parent-style-name="常规_20_2" style:data-style-name="N0">
      <style:table-cell-properties fo:border-bottom="0.06pt solid #000000" fo:background-color="#3f7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4" style:family="table-cell" style:parent-style-name="常规_20_2" style:data-style-name="N0">
      <style:table-cell-properties fo:border-bottom="0.06pt solid #000000" fo:background-color="#00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5" style:family="table-cell" style:parent-style-name="常规_20_2" style:data-style-name="N0">
      <style:table-cell-properties fo:border-bottom="0.06pt solid #000000" fo:background-color="#264c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6" style:family="table-cell" style:parent-style-name="常规_20_2" style:data-style-name="N0">
      <style:table-cell-properties fo:border-bottom="0.06pt solid #000000" fo:background-color="#7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7" style:family="table-cell" style:parent-style-name="常规_20_2" style:data-style-name="N0">
      <style:table-cell-properties fo:border-bottom="0.06pt solid #000000" fo:background-color="#00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常规_20_2" style:data-style-name="N0">
      <style:table-cell-properties fo:border-bottom="0.06pt solid #000000" fo:background-color="#66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59" style:family="table-cell" style:parent-style-name="常规_20_2" style:data-style-name="N0">
      <style:table-cell-properties fo:border-bottom="0.06pt solid #000000" fo:background-color="#00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0" style:family="table-cell" style:parent-style-name="常规_20_2" style:data-style-name="N0">
      <style:table-cell-properties fo:border-bottom="0.06pt solid #000000" fo:background-color="#4c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1" style:family="table-cell" style:parent-style-name="常规_20_2" style:data-style-name="N0">
      <style:table-cell-properties fo:border-bottom="0.06pt solid #000000" fo:background-color="#00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2" style:family="table-cell" style:parent-style-name="常规_20_2" style:data-style-name="N0">
      <style:table-cell-properties fo:border-bottom="0.06pt solid #000000" fo:background-color="#3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3" style:family="table-cell" style:parent-style-name="常规_20_2" style:data-style-name="N0">
      <style:table-cell-properties fo:border-bottom="0.06pt solid #000000" fo:background-color="#00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4" style:family="table-cell" style:parent-style-name="常规_20_2" style:data-style-name="N0">
      <style:table-cell-properties fo:border-bottom="0.06pt solid #000000" fo:background-color="#26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65" style:family="table-cell" style:parent-style-name="常规_20_2" style:data-style-name="N0">
      <style:table-cell-properties fo:border-bottom="0.06pt solid #000000" fo:background-color="#00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6" style:family="table-cell" style:parent-style-name="常规_20_2" style:data-style-name="N0">
      <style:table-cell-properties fo:border-bottom="0.06pt solid #000000" fo:background-color="#7fd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7" style:family="table-cell" style:parent-style-name="常规_20_2" style:data-style-name="N0">
      <style:table-cell-properties fo:border-bottom="0.06pt solid #000000" fo:background-color="#00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常规_20_2" style:data-style-name="N0">
      <style:table-cell-properties fo:border-bottom="0.06pt solid #000000" fo:background-color="#66b2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9" style:family="table-cell" style:parent-style-name="常规_20_2" style:data-style-name="N0">
      <style:table-cell-properties fo:border-bottom="0.06pt solid #000000" fo:background-color="#00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0" style:family="table-cell" style:parent-style-name="常规_20_2" style:data-style-name="N0">
      <style:table-cell-properties fo:border-bottom="0.06pt solid #000000" fo:background-color="#4c85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1" style:family="table-cell" style:parent-style-name="常规_20_2" style:data-style-name="N0">
      <style:table-cell-properties fo:border-bottom="0.06pt solid #000000" fo:background-color="#00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2" style:family="table-cell" style:parent-style-name="常规_20_2" style:data-style-name="N0">
      <style:table-cell-properties fo:border-bottom="0.06pt solid #000000" fo:background-color="#3f6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3" style:family="table-cell" style:parent-style-name="常规_20_2" style:data-style-name="N0">
      <style:table-cell-properties fo:border-bottom="0.06pt solid #000000" fo:background-color="#00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4" style:family="table-cell" style:parent-style-name="常规_20_2" style:data-style-name="N0">
      <style:table-cell-properties fo:border-bottom="0.06pt solid #000000" fo:background-color="#264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75" style:family="table-cell" style:parent-style-name="常规_20_2" style:data-style-name="N0">
      <style:table-cell-properties fo:border-bottom="0.06pt solid #000000" fo:background-color="#00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6" style:family="table-cell" style:parent-style-name="常规_20_2" style:data-style-name="N0">
      <style:table-cell-properties fo:border-bottom="0.06pt solid #000000" fo:background-color="#7f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7" style:family="table-cell" style:parent-style-name="常规_20_2" style:data-style-name="N0">
      <style:table-cell-properties fo:border-bottom="0.06pt solid #000000" fo:background-color="#00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8" style:family="table-cell" style:parent-style-name="常规_20_2" style:data-style-name="N0">
      <style:table-cell-properties fo:border-bottom="0.06pt solid #000000" fo:background-color="#66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9" style:family="table-cell" style:parent-style-name="常规_20_2" style:data-style-name="N0">
      <style:table-cell-properties fo:border-bottom="0.06pt solid #000000" fo:background-color="#00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0" style:family="table-cell" style:parent-style-name="常规_20_2" style:data-style-name="N0">
      <style:table-cell-properties fo:border-bottom="0.06pt solid #000000" fo:background-color="#4c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1" style:family="table-cell" style:parent-style-name="常规_20_2" style:data-style-name="N0">
      <style:table-cell-properties fo:border-bottom="0.06pt solid #000000" fo:background-color="#00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2" style:family="table-cell" style:parent-style-name="常规_20_2" style:data-style-name="N0">
      <style:table-cell-properties fo:border-bottom="0.06pt solid #000000" fo:background-color="#3f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3" style:family="table-cell" style:parent-style-name="常规_20_2" style:data-style-name="N0">
      <style:table-cell-properties fo:border-bottom="0.06pt solid #000000" fo:background-color="#00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4" style:family="table-cell" style:parent-style-name="常规_20_2" style:data-style-name="N0">
      <style:table-cell-properties fo:border-bottom="0.06pt solid #000000" fo:background-color="#26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5" style:family="table-cell" style:parent-style-name="常规_20_2" style:data-style-name="N0">
      <style:table-cell-properties fo:border-bottom="0.06pt solid #000000" fo:background-color="#003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6" style:family="table-cell" style:parent-style-name="常规_20_2" style:data-style-name="N0">
      <style:table-cell-properties fo:border-bottom="0.06pt solid #000000" fo:background-color="#7f9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87" style:family="table-cell" style:parent-style-name="常规_20_2" style:data-style-name="N0">
      <style:table-cell-properties fo:border-bottom="0.06pt solid #000000" fo:background-color="#0033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8" style:family="table-cell" style:parent-style-name="常规_20_2" style:data-style-name="N0">
      <style:table-cell-properties fo:border-bottom="0.06pt solid #000000" fo:background-color="#667f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89" style:family="table-cell" style:parent-style-name="常规_20_2" style:data-style-name="N0">
      <style:table-cell-properties fo:border-bottom="0.06pt solid #000000" fo:background-color="#0026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0" style:family="table-cell" style:parent-style-name="常规_20_2" style:data-style-name="N0">
      <style:table-cell-properties fo:border-bottom="0.06pt solid #000000" fo:background-color="#4c5f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1" style:family="table-cell" style:parent-style-name="常规_20_2" style:data-style-name="N0">
      <style:table-cell-properties fo:border-bottom="0.06pt solid #000000" fo:background-color="#001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2" style:family="table-cell" style:parent-style-name="常规_20_2" style:data-style-name="N0">
      <style:table-cell-properties fo:border-bottom="0.06pt solid #000000" fo:background-color="#3f4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3" style:family="table-cell" style:parent-style-name="常规_20_2" style:data-style-name="N0">
      <style:table-cell-properties fo:border-bottom="0.06pt solid #000000" fo:background-color="#0013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4" style:family="table-cell" style:parent-style-name="常规_20_2" style:data-style-name="N0">
      <style:table-cell-properties fo:border-bottom="0.06pt solid #000000" fo:background-color="#262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5" style:family="table-cell" style:parent-style-name="常规_20_2" style:data-style-name="N0">
      <style:table-cell-properties fo:border-bottom="0.06pt solid #000000" fo:background-color="#7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6" style:family="table-cell" style:parent-style-name="常规_20_2" style:data-style-name="N0">
      <style:table-cell-properties fo:border-bottom="0.06pt solid #000000" fo:background-color="#00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7" style:family="table-cell" style:parent-style-name="常规_20_2" style:data-style-name="N0">
      <style:table-cell-properties fo:border-bottom="0.06pt solid #000000" fo:background-color="#66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8" style:family="table-cell" style:parent-style-name="常规_20_2" style:data-style-name="N0">
      <style:table-cell-properties fo:border-bottom="0.06pt solid #000000" fo:background-color="#00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99" style:family="table-cell" style:parent-style-name="常规_20_2" style:data-style-name="N0">
      <style:table-cell-properties fo:border-bottom="0.06pt solid #000000" fo:background-color="#4c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0" style:family="table-cell" style:parent-style-name="常规_20_2" style:data-style-name="N0">
      <style:table-cell-properties fo:border-bottom="0.06pt solid #000000" fo:background-color="#00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1" style:family="table-cell" style:parent-style-name="常规_20_2" style:data-style-name="N0">
      <style:table-cell-properties fo:border-bottom="0.06pt solid #000000" fo:background-color="#3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2" style:family="table-cell" style:parent-style-name="常规_20_2" style:data-style-name="N0">
      <style:table-cell-properties fo:border-bottom="0.06pt solid #000000" fo:background-color="#00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3" style:family="table-cell" style:parent-style-name="常规_20_2" style:data-style-name="N0">
      <style:table-cell-properties fo:border-bottom="0.06pt solid #000000" fo:background-color="#26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4" style:family="table-cell" style:parent-style-name="常规_20_2" style:data-style-name="N0">
      <style:table-cell-properties fo:border-bottom="0.06pt solid #000000" fo:background-color="#3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5" style:family="table-cell" style:parent-style-name="常规_20_2" style:data-style-name="N0">
      <style:table-cell-properties fo:border-bottom="0.06pt solid #000000" fo:background-color="#9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6" style:family="table-cell" style:parent-style-name="常规_20_2" style:data-style-name="N0">
      <style:table-cell-properties fo:border-bottom="0.06pt solid #000000" fo:background-color="#33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7" style:family="table-cell" style:parent-style-name="常规_20_2" style:data-style-name="N0">
      <style:table-cell-properties fo:border-bottom="0.06pt solid #000000" fo:background-color="#7f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8" style:family="table-cell" style:parent-style-name="常规_20_2" style:data-style-name="N0">
      <style:table-cell-properties fo:border-bottom="0.06pt solid #000000" fo:background-color="#26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9" style:family="table-cell" style:parent-style-name="常规_20_2" style:data-style-name="N0">
      <style:table-cell-properties fo:border-bottom="0.06pt solid #000000" fo:background-color="#5f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0" style:family="table-cell" style:parent-style-name="常规_20_2" style:data-style-name="N0">
      <style:table-cell-properties fo:border-bottom="0.06pt solid #000000" fo:background-color="#1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1" style:family="table-cell" style:parent-style-name="常规_20_2" style:data-style-name="N0">
      <style:table-cell-properties fo:border-bottom="0.06pt solid #000000" fo:background-color="#4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2" style:family="table-cell" style:parent-style-name="常规_20_2" style:data-style-name="N0">
      <style:table-cell-properties fo:border-bottom="0.06pt solid #000000" fo:background-color="#13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3" style:family="table-cell" style:parent-style-name="常规_20_2" style:data-style-name="N0">
      <style:table-cell-properties fo:border-bottom="0.06pt solid #000000" fo:background-color="#2f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4" style:family="table-cell" style:parent-style-name="常规_20_2" style:data-style-name="N0">
      <style:table-cell-properties fo:border-bottom="0.06pt solid #000000" fo:background-color="#7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5" style:family="table-cell" style:parent-style-name="常规_20_2" style:data-style-name="N0">
      <style:table-cell-properties fo:border-bottom="0.06pt solid #000000" fo:background-color="#b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6" style:family="table-cell" style:parent-style-name="常规_20_2" style:data-style-name="N0">
      <style:table-cell-properties fo:border-bottom="0.06pt solid #000000" fo:background-color="#66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7" style:family="table-cell" style:parent-style-name="常规_20_2" style:data-style-name="N0">
      <style:table-cell-properties fo:border-bottom="0.06pt solid #000000" fo:background-color="#99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8" style:family="table-cell" style:parent-style-name="常规_20_2" style:data-style-name="N0">
      <style:table-cell-properties fo:border-bottom="0.06pt solid #000000" fo:background-color="#4c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9" style:family="table-cell" style:parent-style-name="常规_20_2" style:data-style-name="N0">
      <style:table-cell-properties fo:border-bottom="0.06pt solid #000000" fo:background-color="#72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0" style:family="table-cell" style:parent-style-name="常规_20_2" style:data-style-name="N0">
      <style:table-cell-properties fo:border-bottom="0.06pt solid #000000" fo:background-color="#3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1" style:family="table-cell" style:parent-style-name="常规_20_2" style:data-style-name="N0">
      <style:table-cell-properties fo:border-bottom="0.06pt solid #000000" fo:background-color="#5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2" style:family="table-cell" style:parent-style-name="常规_20_2" style:data-style-name="N0">
      <style:table-cell-properties fo:border-bottom="0.06pt solid #000000" fo:background-color="#26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3" style:family="table-cell" style:parent-style-name="常规_20_2" style:data-style-name="N0">
      <style:table-cell-properties fo:border-bottom="0.06pt solid #000000" fo:background-color="#39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4" style:family="table-cell" style:parent-style-name="常规_20_2" style:data-style-name="N0">
      <style:table-cell-properties fo:border-bottom="0.06pt solid #000000" fo:background-color="#b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5" style:family="table-cell" style:parent-style-name="常规_20_2" style:data-style-name="N0">
      <style:table-cell-properties fo:border-bottom="0.06pt solid #000000" fo:background-color="#d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6" style:family="table-cell" style:parent-style-name="常规_20_2" style:data-style-name="N0">
      <style:table-cell-properties fo:border-bottom="0.06pt solid #000000" fo:background-color="#99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7" style:family="table-cell" style:parent-style-name="常规_20_2" style:data-style-name="N0">
      <style:table-cell-properties fo:border-bottom="0.06pt solid #000000" fo:background-color="#b2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28" style:family="table-cell" style:parent-style-name="常规_20_2" style:data-style-name="N0">
      <style:table-cell-properties fo:border-bottom="0.06pt solid #000000" fo:background-color="#72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9" style:family="table-cell" style:parent-style-name="常规_20_2" style:data-style-name="N0">
      <style:table-cell-properties fo:border-bottom="0.06pt solid #000000" fo:background-color="#85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0" style:family="table-cell" style:parent-style-name="常规_20_2" style:data-style-name="N0">
      <style:table-cell-properties fo:border-bottom="0.06pt solid #000000" fo:background-color="#5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1" style:family="table-cell" style:parent-style-name="常规_20_2" style:data-style-name="N0">
      <style:table-cell-properties fo:border-bottom="0.06pt solid #000000" fo:background-color="#6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2" style:family="table-cell" style:parent-style-name="常规_20_2" style:data-style-name="N0">
      <style:table-cell-properties fo:border-bottom="0.06pt solid #000000" fo:background-color="#39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3" style:family="table-cell" style:parent-style-name="常规_20_2" style:data-style-name="N0">
      <style:table-cell-properties fo:border-bottom="0.06pt solid #000000" fo:background-color="#42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4" style:family="table-cell" style:parent-style-name="常规_20_2" style:data-style-name="N0">
      <style:table-cell-properties fo:border-bottom="0.06pt solid #000000" fo:background-color="#f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5" style:family="table-cell" style:parent-style-name="常规_20_2" style:data-style-name="N0">
      <style:table-cell-properties fo:border-bottom="0.06pt solid #000000" fo:background-color="#cc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6" style:family="table-cell" style:parent-style-name="常规_20_2" style:data-style-name="N0">
      <style:table-cell-properties fo:border-bottom="0.06pt solid #000000" fo:background-color="#cc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37" style:family="table-cell" style:parent-style-name="常规_20_2" style:data-style-name="N0">
      <style:table-cell-properties fo:border-bottom="0.06pt solid #000000" fo:background-color="#98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8" style:family="table-cell" style:parent-style-name="常规_20_2" style:data-style-name="N0">
      <style:table-cell-properties fo:border-bottom="0.06pt solid #000000" fo:background-color="#98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9" style:family="table-cell" style:parent-style-name="常规_20_2" style:data-style-name="N0">
      <style:table-cell-properties fo:border-bottom="0.06pt solid #000000" fo:background-color="#7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0" style:family="table-cell" style:parent-style-name="常规_20_2" style:data-style-name="N0">
      <style:table-cell-properties fo:border-bottom="0.06pt solid #000000" fo:background-color="#7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1" style:family="table-cell" style:parent-style-name="常规_20_2" style:data-style-name="N0">
      <style:table-cell-properties fo:border-bottom="0.06pt solid #000000" fo:background-color="#4c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2" style:family="table-cell" style:parent-style-name="常规_20_2" style:data-style-name="N0">
      <style:table-cell-properties fo:border-bottom="0.06pt solid #000000" fo:background-color="#4c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3" style:family="table-cell" style:parent-style-name="常规_20_2" style:data-style-name="N0">
      <style:table-cell-properties fo:border-bottom="0.06pt solid #000000" fo:background-color="#ff00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4" style:family="table-cell" style:parent-style-name="常规_20_2" style:data-style-name="N0">
      <style:table-cell-properties fo:border-bottom="0.06pt solid #000000" fo:background-color="#ff7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5" style:family="table-cell" style:parent-style-name="常规_20_2" style:data-style-name="N0">
      <style:table-cell-properties fo:border-bottom="0.06pt solid #000000" fo:background-color="#cc00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6" style:family="table-cell" style:parent-style-name="常规_20_2" style:data-style-name="N0">
      <style:table-cell-properties fo:border-bottom="0.06pt solid #000000" fo:background-color="#cc66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47" style:family="table-cell" style:parent-style-name="常规_20_2" style:data-style-name="N0">
      <style:table-cell-properties fo:border-bottom="0.06pt solid #000000" fo:background-color="#9800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8" style:family="table-cell" style:parent-style-name="常规_20_2" style:data-style-name="N0">
      <style:table-cell-properties fo:border-bottom="0.06pt solid #000000" fo:background-color="#984c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9" style:family="table-cell" style:parent-style-name="常规_20_2" style:data-style-name="N0">
      <style:table-cell-properties fo:border-bottom="0.06pt solid #000000" fo:background-color="#7f00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0" style:family="table-cell" style:parent-style-name="常规_20_2" style:data-style-name="N0">
      <style:table-cell-properties fo:border-bottom="0.06pt solid #000000" fo:background-color="#7f3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1" style:family="table-cell" style:parent-style-name="常规_20_2" style:data-style-name="N0">
      <style:table-cell-properties fo:border-bottom="0.06pt solid #000000" fo:background-color="#4c00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2" style:family="table-cell" style:parent-style-name="常规_20_2" style:data-style-name="N0">
      <style:table-cell-properties fo:border-bottom="0.06pt solid #000000" fo:background-color="#4c26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3" style:family="table-cell" style:parent-style-name="常规_20_2" style:data-style-name="N0">
      <style:table-cell-properties fo:border-bottom="0.06pt solid #000000" fo:background-color="#f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4" style:family="table-cell" style:parent-style-name="常规_20_2" style:data-style-name="N0">
      <style:table-cell-properties fo:border-bottom="0.06pt solid #000000" fo:background-color="#ff7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5" style:family="table-cell" style:parent-style-name="常规_20_2" style:data-style-name="N0">
      <style:table-cell-properties fo:border-bottom="0.06pt solid #000000" fo:background-color="#cc00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6" style:family="table-cell" style:parent-style-name="常规_20_2" style:data-style-name="N0">
      <style:table-cell-properties fo:border-bottom="0.06pt solid #000000" fo:background-color="#cc66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57" style:family="table-cell" style:parent-style-name="常规_20_2" style:data-style-name="N0">
      <style:table-cell-properties fo:border-bottom="0.06pt solid #000000" fo:background-color="#98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8" style:family="table-cell" style:parent-style-name="常规_20_2" style:data-style-name="N0">
      <style:table-cell-properties fo:border-bottom="0.06pt solid #000000" fo:background-color="#984c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9" style:family="table-cell" style:parent-style-name="常规_20_2" style:data-style-name="N0">
      <style:table-cell-properties fo:border-bottom="0.06pt solid #000000" fo:background-color="#7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0" style:family="table-cell" style:parent-style-name="常规_20_2" style:data-style-name="N0">
      <style:table-cell-properties fo:border-bottom="0.06pt solid #000000" fo:background-color="#7f3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1" style:family="table-cell" style:parent-style-name="常规_20_2" style:data-style-name="N0">
      <style:table-cell-properties fo:border-bottom="0.06pt solid #000000" fo:background-color="#4c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2" style:family="table-cell" style:parent-style-name="常规_20_2" style:data-style-name="N0">
      <style:table-cell-properties fo:border-bottom="0.06pt solid #000000" fo:background-color="#4c26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3" style:family="table-cell" style:parent-style-name="常规_20_2" style:data-style-name="N0">
      <style:table-cell-properties fo:border-bottom="0.06pt solid #000000" fo:background-color="#f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4" style:family="table-cell" style:parent-style-name="常规_20_2" style:data-style-name="N0">
      <style:table-cell-properties fo:border-bottom="0.06pt solid #000000" fo:background-color="#ff7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5" style:family="table-cell" style:parent-style-name="常规_20_2" style:data-style-name="N0">
      <style:table-cell-properties fo:border-bottom="0.06pt solid #000000" fo:background-color="#cc00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6" style:family="table-cell" style:parent-style-name="常规_20_2" style:data-style-name="N0">
      <style:table-cell-properties fo:border-bottom="0.06pt solid #000000" fo:background-color="#cc66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7" style:family="table-cell" style:parent-style-name="常规_20_2" style:data-style-name="N0">
      <style:table-cell-properties fo:border-bottom="0.06pt solid #000000" fo:background-color="#98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8" style:family="table-cell" style:parent-style-name="常规_20_2" style:data-style-name="N0">
      <style:table-cell-properties fo:border-bottom="0.06pt solid #000000" fo:background-color="#984c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69" style:family="table-cell" style:parent-style-name="常规_20_2" style:data-style-name="N0">
      <style:table-cell-properties fo:border-bottom="0.06pt solid #000000" fo:background-color="#7f00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0" style:family="table-cell" style:parent-style-name="常规_20_2" style:data-style-name="N0">
      <style:table-cell-properties fo:border-bottom="0.06pt solid #000000" fo:background-color="#7f3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1" style:family="table-cell" style:parent-style-name="常规_20_2" style:data-style-name="N0">
      <style:table-cell-properties fo:border-bottom="0.06pt solid #000000" fo:background-color="#4c00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2" style:family="table-cell" style:parent-style-name="常规_20_2" style:data-style-name="N0">
      <style:table-cell-properties fo:border-bottom="0.06pt solid #000000" fo:background-color="#4c26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3" style:family="table-cell" style:parent-style-name="常规_20_2" style:data-style-name="N0">
      <style:table-cell-properties fo:border-bottom="0.06pt solid #000000" fo:background-color="#3333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4" style:family="table-cell" style:parent-style-name="常规_20_2" style:data-style-name="N0">
      <style:table-cell-properties fo:border-bottom="0.06pt solid #000000" fo:background-color="#5b5b5b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75" style:family="table-cell" style:parent-style-name="常规_20_2" style:data-style-name="N0">
      <style:table-cell-properties fo:border-bottom="0.06pt solid #000000" fo:background-color="#848484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6" style:family="table-cell" style:parent-style-name="常规_20_2" style:data-style-name="N0">
      <style:table-cell-properties fo:border-bottom="0.06pt solid #000000" fo:background-color="#adadad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7" style:family="table-cell" style:parent-style-name="常规_20_2" style:data-style-name="N0">
      <style:table-cell-properties fo:border-bottom="0.06pt solid #000000" fo:background-color="#d6d6d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8" style:family="table-cell" style:parent-style-name="常规_20_2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9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</style:style>
    <style:style style:name="ce780" style:family="table-cell" style:parent-style-name="常规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781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82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783" style:family="table-cell" style:parent-style-name="常规_20_2" style:data-style-name="N0">
      <style:table-cell-properties style:cell-protect="protected" style:print-content="true" fo:background-color="transparent" fo:border="0.06pt solid #000000" style:vertical-align="automatic"/>
    </style:style>
    <style:style style:name="ce784" style:family="table-cell" style:parent-style-name="常规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</style:style>
    <style:style style:name="ce785" style:family="table-cell" style:parent-style-name="Default" style:data-style-name="N0">
      <style:table-cell-properties style:cell-protect="protected" style:print-content="true" fo:background-color="transparent" style:vertical-align="middle"/>
    </style:style>
    <style:style style:name="ce786" style:family="table-cell" style:parent-style-name="Default" style:data-style-name="N0"/>
    <style:style style:name="ce7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88" style:family="table-cell" style:parent-style-name="常规_20_2" style:data-style-name="N0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2.01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789" style:family="table-cell" style:parent-style-name="常规_20_2" style:data-style-name="N0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790" style:family="table-cell" style:parent-style-name="常规_20_2" style:data-style-name="N0">
      <style:table-cell-properties fo:border-bottom="none" fo:background-color="#ed7d31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I-Autodesk_colour_index" table:style-name="ta1">
        <table:table-column table:style-name="co1" table:default-cell-style-name="ce528"/>
        <table:table-column table:style-name="co2" table:default-cell-style-name="ce528"/>
        <table:table-column table:style-name="co3" table:default-cell-style-name="ce528"/>
        <table:table-column table:style-name="co4" table:default-cell-style-name="ce528"/>
        <table:table-column table:style-name="co5" table:default-cell-style-name="ce528"/>
        <table:table-column table:style-name="co6" table:default-cell-style-name="ce528"/>
        <table:table-column table:style-name="co7" table:default-cell-style-name="ce528"/>
        <table:table-column table:style-name="co8" table:number-columns-repeated="57" table:default-cell-style-name="ce528"/>
        <table:table-column table:style-name="co8" table:number-columns-repeated="960" table:default-cell-style-name="ce785"/>
        <table:table-row table:style-name="ro1">
          <table:table-cell table:style-name="ce527" office:value-type="string" calcext:value-type="string">
            <text:p>PrimaryKey</text:p>
          </table:table-cell>
          <table:table-cell table:style-name="ce529" office:value-type="string" calcext:value-type="string">
            <text:p>ACI颜色号</text:p>
          </table:table-cell>
          <table:table-cell table:style-name="ce527" office:value-type="string" calcext:value-type="string">
            <text:p>红(Red)</text:p>
          </table:table-cell>
          <table:table-cell table:style-name="ce527" office:value-type="string" calcext:value-type="string">
            <text:p>绿(Green)</text:p>
          </table:table-cell>
          <table:table-cell table:style-name="ce527" office:value-type="string" calcext:value-type="string">
            <text:p>蓝(Bule)</text:p>
          </table:table-cell>
          <table:table-cell table:style-name="ce527" office:value-type="string" calcext:value-type="string">
            <text:p>COMBINE_INDEX</text:p>
          </table:table-cell>
          <table:table-cell table:style-name="ce781" office:value-type="string" calcext:value-type="string">
            <text:p>使用位置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2]&amp;&quot;,&quot;&amp;[.D2]&amp;&quot;,&quot;&amp;[.E2]" office:value-type="string" office:string-value="255,0,0" calcext:value-type="string">
            <text:p>255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" calcext:value-type="float">
            <text:p>2</text:p>
          </table:table-cell>
          <table:table-cell table:style-name="ce531" office:value-type="float" office:value="2" calcext:value-type="float">
            <text:p>2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]&amp;&quot;,&quot;&amp;[.D3]&amp;&quot;,&quot;&amp;[.E3]" office:value-type="string" office:string-value="255,255,0" calcext:value-type="string">
            <text:p>255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" calcext:value-type="float">
            <text:p>3</text:p>
          </table:table-cell>
          <table:table-cell table:style-name="ce532" office:value-type="float" office:value="3" calcext:value-type="float">
            <text:p>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]&amp;&quot;,&quot;&amp;[.D4]&amp;&quot;,&quot;&amp;[.E4]" office:value-type="string" office:string-value="0,255,0" calcext:value-type="string">
            <text:p>0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" calcext:value-type="float">
            <text:p>4</text:p>
          </table:table-cell>
          <table:table-cell table:style-name="ce533" office:value-type="float" office:value="4" calcext:value-type="float">
            <text:p>4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5]&amp;&quot;,&quot;&amp;[.D5]&amp;&quot;,&quot;&amp;[.E5]" office:value-type="string" office:string-value="0,255,255" calcext:value-type="string">
            <text:p>0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" calcext:value-type="float">
            <text:p>5</text:p>
          </table:table-cell>
          <table:table-cell table:style-name="ce534" office:value-type="float" office:value="5" calcext:value-type="float">
            <text:p>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6]&amp;&quot;,&quot;&amp;[.D6]&amp;&quot;,&quot;&amp;[.E6]" office:value-type="string" office:string-value="0,0,255" calcext:value-type="string">
            <text:p>0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" calcext:value-type="float">
            <text:p>6</text:p>
          </table:table-cell>
          <table:table-cell table:style-name="ce535" office:value-type="float" office:value="6" calcext:value-type="float">
            <text:p>6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7]&amp;&quot;,&quot;&amp;[.D7]&amp;&quot;,&quot;&amp;[.E7]" office:value-type="string" office:string-value="255,0,255" calcext:value-type="string">
            <text:p>255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" calcext:value-type="float">
            <text:p>7</text:p>
          </table:table-cell>
          <table:table-cell table:style-name="ce536" office:value-type="float" office:value="7" calcext:value-type="float">
            <text:p>7</text:p>
          </table:table-cell>
          <table:table-cell table:number-columns-repeated="3" table:style-name="ce779" office:value-type="float" office:value="255" calcext:value-type="float">
            <text:p>255</text:p>
          </table:table-cell>
          <table:table-cell table:style-name="ce779" table:formula="of:=[.C8]&amp;&quot;,&quot;&amp;[.D8]&amp;&quot;,&quot;&amp;[.E8]" office:value-type="string" office:string-value="255,255,255" calcext:value-type="string">
            <text:p>255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" calcext:value-type="float">
            <text:p>8</text:p>
          </table:table-cell>
          <table:table-cell table:style-name="ce537" office:value-type="float" office:value="8" calcext:value-type="float">
            <text:p>8</text:p>
          </table:table-cell>
          <table:table-cell table:number-columns-repeated="3" table:style-name="ce779" office:value-type="float" office:value="128" calcext:value-type="float">
            <text:p>128</text:p>
          </table:table-cell>
          <table:table-cell table:style-name="ce779" table:formula="of:=[.C9]&amp;&quot;,&quot;&amp;[.D9]&amp;&quot;,&quot;&amp;[.E9]" office:value-type="string" office:string-value="128,128,128" calcext:value-type="string">
            <text:p>128,128,12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" calcext:value-type="float">
            <text:p>9</text:p>
          </table:table-cell>
          <table:table-cell table:style-name="ce538" office:value-type="float" office:value="9" calcext:value-type="float">
            <text:p>9</text:p>
          </table:table-cell>
          <table:table-cell table:number-columns-repeated="3" table:style-name="ce779" office:value-type="float" office:value="192" calcext:value-type="float">
            <text:p>192</text:p>
          </table:table-cell>
          <table:table-cell table:style-name="ce779" table:formula="of:=[.C10]&amp;&quot;,&quot;&amp;[.D10]&amp;&quot;,&quot;&amp;[.E10]" office:value-type="string" office:string-value="192,192,192" calcext:value-type="string">
            <text:p>192,192,19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" calcext:value-type="float">
            <text:p>10</text:p>
          </table:table-cell>
          <table:table-cell table:style-name="ce530" office:value-type="float" office:value="10" calcext:value-type="float">
            <text:p>10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1]&amp;&quot;,&quot;&amp;[.D11]&amp;&quot;,&quot;&amp;[.E11]" office:value-type="string" office:string-value="255,0,0" calcext:value-type="string">
            <text:p>255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" calcext:value-type="float">
            <text:p>11</text:p>
          </table:table-cell>
          <table:table-cell table:style-name="ce539" office:value-type="float" office:value="11" calcext:value-type="float">
            <text:p>11</text:p>
          </table:table-cell>
          <table:table-cell table:style-name="ce779" office:value-type="float" office:value="255" calcext:value-type="float">
            <text:p>255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2]&amp;&quot;,&quot;&amp;[.D12]&amp;&quot;,&quot;&amp;[.E12]" office:value-type="string" office:string-value="255,127,127" calcext:value-type="string">
            <text:p>255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" calcext:value-type="float">
            <text:p>12</text:p>
          </table:table-cell>
          <table:table-cell table:style-name="ce540" office:value-type="float" office:value="12" calcext:value-type="float">
            <text:p>12</text:p>
          </table:table-cell>
          <table:table-cell table:style-name="ce779" office:value-type="float" office:value="204" calcext:value-type="float">
            <text:p>204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3]&amp;&quot;,&quot;&amp;[.D13]&amp;&quot;,&quot;&amp;[.E13]" office:value-type="string" office:string-value="204,0,0" calcext:value-type="string">
            <text:p>204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" calcext:value-type="float">
            <text:p>13</text:p>
          </table:table-cell>
          <table:table-cell table:style-name="ce541" office:value-type="float" office:value="13" calcext:value-type="float">
            <text:p>13</text:p>
          </table:table-cell>
          <table:table-cell table:style-name="ce779" office:value-type="float" office:value="204" calcext:value-type="float">
            <text:p>204</text:p>
          </table:table-cell>
          <table:table-cell table:number-columns-repeated="2" table:style-name="ce779" office:value-type="float" office:value="102" calcext:value-type="float">
            <text:p>102</text:p>
          </table:table-cell>
          <table:table-cell table:style-name="ce779" table:formula="of:=[.C14]&amp;&quot;,&quot;&amp;[.D14]&amp;&quot;,&quot;&amp;[.E14]" office:value-type="string" office:string-value="204,102,102" calcext:value-type="string">
            <text:p>204,102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" calcext:value-type="float">
            <text:p>14</text:p>
          </table:table-cell>
          <table:table-cell table:style-name="ce542" office:value-type="float" office:value="14" calcext:value-type="float">
            <text:p>14</text:p>
          </table:table-cell>
          <table:table-cell table:style-name="ce779" office:value-type="float" office:value="153" calcext:value-type="float">
            <text:p>153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5]&amp;&quot;,&quot;&amp;[.D15]&amp;&quot;,&quot;&amp;[.E15]" office:value-type="string" office:string-value="153,0,0" calcext:value-type="string">
            <text:p>153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" calcext:value-type="float">
            <text:p>15</text:p>
          </table:table-cell>
          <table:table-cell table:style-name="ce543" office:value-type="float" office:value="15" calcext:value-type="float">
            <text:p>15</text:p>
          </table:table-cell>
          <table:table-cell table:style-name="ce779" office:value-type="float" office:value="153" calcext:value-type="float">
            <text:p>153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6]&amp;&quot;,&quot;&amp;[.D16]&amp;&quot;,&quot;&amp;[.E16]" office:value-type="string" office:string-value="153,76,76" calcext:value-type="string">
            <text:p>153,76,76</text:p>
          </table:table-cell>
          <table:table-cell table:style-name="ce782" office:value-type="string" calcext:value-type="string">
            <text:p>柱子轮廓</text:p>
          </table:table-cell>
          <table:table-cell table:number-columns-repeated="1017"/>
        </table:table-row>
        <table:table-row table:style-name="ro1">
          <table:table-cell table:style-name="ce527" office:value-type="float" office:value="16" calcext:value-type="float">
            <text:p>16</text:p>
          </table:table-cell>
          <table:table-cell table:style-name="ce544" office:value-type="float" office:value="16" calcext:value-type="float">
            <text:p>16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7]&amp;&quot;,&quot;&amp;[.D17]&amp;&quot;,&quot;&amp;[.E17]" office:value-type="string" office:string-value="127,0,0" calcext:value-type="string">
            <text:p>127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" calcext:value-type="float">
            <text:p>17</text:p>
          </table:table-cell>
          <table:table-cell table:style-name="ce545" office:value-type="float" office:value="17" calcext:value-type="float">
            <text:p>17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63" calcext:value-type="float">
            <text:p>63</text:p>
          </table:table-cell>
          <table:table-cell table:style-name="ce779" table:formula="of:=[.C18]&amp;&quot;,&quot;&amp;[.D18]&amp;&quot;,&quot;&amp;[.E18]" office:value-type="string" office:string-value="127,63,63" calcext:value-type="string">
            <text:p>127,63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8" calcext:value-type="float">
            <text:p>18</text:p>
          </table:table-cell>
          <table:table-cell table:style-name="ce546" office:value-type="float" office:value="18" calcext:value-type="float">
            <text:p>18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table:formula="of:=[.C19]&amp;&quot;,&quot;&amp;[.D19]&amp;&quot;,&quot;&amp;[.E19]" office:value-type="string" office:string-value="76,0,0" calcext:value-type="string">
            <text:p>76,0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9" calcext:value-type="float">
            <text:p>19</text:p>
          </table:table-cell>
          <table:table-cell table:style-name="ce547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38" calcext:value-type="float">
            <text:p>38</text:p>
          </table:table-cell>
          <table:table-cell table:style-name="ce779" table:formula="of:=[.C20]&amp;&quot;,&quot;&amp;[.D20]&amp;&quot;,&quot;&amp;[.E20]" office:value-type="string" office:string-value="76,38,38" calcext:value-type="string">
            <text:p>76,38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0" calcext:value-type="float">
            <text:p>20</text:p>
          </table:table-cell>
          <table:table-cell table:style-name="ce548" office:value-type="float" office:value="20" calcext:value-type="float">
            <text:p>2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1]&amp;&quot;,&quot;&amp;[.D21]&amp;&quot;,&quot;&amp;[.E21]" office:value-type="string" office:string-value="255,63,0" calcext:value-type="string">
            <text:p>255,63,0</text:p>
          </table:table-cell>
          <table:table-cell table:style-name="ce782" office:value-type="string" calcext:value-type="string">
            <text:p>防火门的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21" calcext:value-type="float">
            <text:p>21</text:p>
          </table:table-cell>
          <table:table-cell table:style-name="ce549" office:value-type="float" office:value="21" calcext:value-type="float">
            <text:p>2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2]&amp;&quot;,&quot;&amp;[.D22]&amp;&quot;,&quot;&amp;[.E22]" office:value-type="string" office:string-value="255,159,127" calcext:value-type="string">
            <text:p>255,159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2" calcext:value-type="float">
            <text:p>22</text:p>
          </table:table-cell>
          <table:table-cell table:style-name="ce550" office:value-type="float" office:value="22" calcext:value-type="float">
            <text:p>2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3]&amp;&quot;,&quot;&amp;[.D23]&amp;&quot;,&quot;&amp;[.E23]" office:value-type="string" office:string-value="204,51,0" calcext:value-type="string">
            <text:p>204,5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3" calcext:value-type="float">
            <text:p>23</text:p>
          </table:table-cell>
          <table:table-cell table:style-name="ce551" office:value-type="float" office:value="23" calcext:value-type="float">
            <text:p>2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24]&amp;&quot;,&quot;&amp;[.D24]&amp;&quot;,&quot;&amp;[.E24]" office:value-type="string" office:string-value="204,127,102" calcext:value-type="string">
            <text:p>204,127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4" calcext:value-type="float">
            <text:p>24</text:p>
          </table:table-cell>
          <table:table-cell table:style-name="ce552" office:value-type="float" office:value="24" calcext:value-type="float">
            <text:p>2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5]&amp;&quot;,&quot;&amp;[.D25]&amp;&quot;,&quot;&amp;[.E25]" office:value-type="string" office:string-value="153,38,0" calcext:value-type="string">
            <text:p>153,38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5" calcext:value-type="float">
            <text:p>25</text:p>
          </table:table-cell>
          <table:table-cell table:style-name="ce553" office:value-type="float" office:value="25" calcext:value-type="float">
            <text:p>2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6]&amp;&quot;,&quot;&amp;[.D26]&amp;&quot;,&quot;&amp;[.E26]" office:value-type="string" office:string-value="153,95,76" calcext:value-type="string">
            <text:p>153,95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6" calcext:value-type="float">
            <text:p>26</text:p>
          </table:table-cell>
          <table:table-cell table:style-name="ce554" office:value-type="float" office:value="26" calcext:value-type="float">
            <text:p>2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7]&amp;&quot;,&quot;&amp;[.D27]&amp;&quot;,&quot;&amp;[.E27]" office:value-type="string" office:string-value="127,31,0" calcext:value-type="string">
            <text:p>127,3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7" calcext:value-type="float">
            <text:p>27</text:p>
          </table:table-cell>
          <table:table-cell table:style-name="ce555" office:value-type="float" office:value="27" calcext:value-type="float">
            <text:p>2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8]&amp;&quot;,&quot;&amp;[.D28]&amp;&quot;,&quot;&amp;[.E28]" office:value-type="string" office:string-value="127,79,63" calcext:value-type="string">
            <text:p>127,79,63</text:p>
          </table:table-cell>
          <table:table-cell table:style-name="ce782" office:value-type="string" calcext:value-type="string">
            <text:p>家具</text:p>
          </table:table-cell>
          <table:table-cell table:number-columns-repeated="1017"/>
        </table:table-row>
        <table:table-row table:style-name="ro1">
          <table:table-cell table:style-name="ce527" office:value-type="float" office:value="28" calcext:value-type="float">
            <text:p>28</text:p>
          </table:table-cell>
          <table:table-cell table:style-name="ce556" office:value-type="float" office:value="28" calcext:value-type="float">
            <text:p>2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29]&amp;&quot;,&quot;&amp;[.D29]&amp;&quot;,&quot;&amp;[.E29]" office:value-type="string" office:string-value="76,19,0" calcext:value-type="string">
            <text:p>76,19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29" calcext:value-type="float">
            <text:p>29</text:p>
          </table:table-cell>
          <table:table-cell table:style-name="ce557" office:value-type="float" office:value="29" calcext:value-type="float">
            <text:p>2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30]&amp;&quot;,&quot;&amp;[.D30]&amp;&quot;,&quot;&amp;[.E30]" office:value-type="string" office:string-value="76,47,38" calcext:value-type="string">
            <text:p>76,47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0" calcext:value-type="float">
            <text:p>30</text:p>
          </table:table-cell>
          <table:table-cell table:style-name="ce558" office:value-type="float" office:value="30" calcext:value-type="float">
            <text:p>3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1]&amp;&quot;,&quot;&amp;[.D31]&amp;&quot;,&quot;&amp;[.E31]" office:value-type="string" office:string-value="255,127,0" calcext:value-type="string">
            <text:p>255,127,0</text:p>
          </table:table-cell>
          <table:table-cell table:style-name="ce782" office:value-type="string" calcext:value-type="string">
            <text:p>天正整体面积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31" calcext:value-type="float">
            <text:p>31</text:p>
          </table:table-cell>
          <table:table-cell table:style-name="ce559" office:value-type="float" office:value="31" calcext:value-type="float">
            <text:p>3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32]&amp;&quot;,&quot;&amp;[.D32]&amp;&quot;,&quot;&amp;[.E32]" office:value-type="string" office:string-value="255,191,127" calcext:value-type="string">
            <text:p>255,19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2" calcext:value-type="float">
            <text:p>32</text:p>
          </table:table-cell>
          <table:table-cell table:style-name="ce560" office:value-type="float" office:value="32" calcext:value-type="float">
            <text:p>3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3]&amp;&quot;,&quot;&amp;[.D33]&amp;&quot;,&quot;&amp;[.E33]" office:value-type="string" office:string-value="204,102,0" calcext:value-type="string">
            <text:p>204,10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3" calcext:value-type="float">
            <text:p>33</text:p>
          </table:table-cell>
          <table:table-cell table:style-name="ce561" office:value-type="float" office:value="33" calcext:value-type="float">
            <text:p>3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34]&amp;&quot;,&quot;&amp;[.D34]&amp;&quot;,&quot;&amp;[.E34]" office:value-type="string" office:string-value="204,153,102" calcext:value-type="string">
            <text:p>204,153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4" calcext:value-type="float">
            <text:p>34</text:p>
          </table:table-cell>
          <table:table-cell table:style-name="ce562" office:value-type="float" office:value="34" calcext:value-type="float">
            <text:p>3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5]&amp;&quot;,&quot;&amp;[.D35]&amp;&quot;,&quot;&amp;[.E35]" office:value-type="string" office:string-value="153,76,0" calcext:value-type="string">
            <text:p>153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5" calcext:value-type="float">
            <text:p>35</text:p>
          </table:table-cell>
          <table:table-cell table:style-name="ce563" office:value-type="float" office:value="35" calcext:value-type="float">
            <text:p>3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36]&amp;&quot;,&quot;&amp;[.D36]&amp;&quot;,&quot;&amp;[.E36]" office:value-type="string" office:string-value="153,114,76" calcext:value-type="string">
            <text:p>153,114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6" calcext:value-type="float">
            <text:p>36</text:p>
          </table:table-cell>
          <table:table-cell table:style-name="ce564" office:value-type="float" office:value="36" calcext:value-type="float">
            <text:p>3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7]&amp;&quot;,&quot;&amp;[.D37]&amp;&quot;,&quot;&amp;[.E37]" office:value-type="string" office:string-value="127,63,0" calcext:value-type="string">
            <text:p>127,63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7" calcext:value-type="float">
            <text:p>37</text:p>
          </table:table-cell>
          <table:table-cell table:style-name="ce565" office:value-type="float" office:value="37" calcext:value-type="float">
            <text:p>3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38]&amp;&quot;,&quot;&amp;[.D38]&amp;&quot;,&quot;&amp;[.E38]" office:value-type="string" office:string-value="127,95,63" calcext:value-type="string">
            <text:p>127,95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8" calcext:value-type="float">
            <text:p>38</text:p>
          </table:table-cell>
          <table:table-cell table:style-name="ce566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39]&amp;&quot;,&quot;&amp;[.D39]&amp;&quot;,&quot;&amp;[.E39]" office:value-type="string" office:string-value="76,38,0" calcext:value-type="string">
            <text:p>76,38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39" calcext:value-type="float">
            <text:p>39</text:p>
          </table:table-cell>
          <table:table-cell table:style-name="ce567" office:value-type="float" office:value="39" calcext:value-type="float">
            <text:p>3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40]&amp;&quot;,&quot;&amp;[.D40]&amp;&quot;,&quot;&amp;[.E40]" office:value-type="string" office:string-value="76,57,38" calcext:value-type="string">
            <text:p>76,57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0" calcext:value-type="float">
            <text:p>40</text:p>
          </table:table-cell>
          <table:table-cell table:style-name="ce568" office:value-type="float" office:value="40" calcext:value-type="float">
            <text:p>4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1]&amp;&quot;,&quot;&amp;[.D41]&amp;&quot;,&quot;&amp;[.E41]" office:value-type="string" office:string-value="255,191,0" calcext:value-type="string">
            <text:p>255,191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1" calcext:value-type="float">
            <text:p>41</text:p>
          </table:table-cell>
          <table:table-cell table:style-name="ce569" office:value-type="float" office:value="41" calcext:value-type="float">
            <text:p>4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42]&amp;&quot;,&quot;&amp;[.D42]&amp;&quot;,&quot;&amp;[.E42]" office:value-type="string" office:string-value="255,223,127" calcext:value-type="string">
            <text:p>255,223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2" calcext:value-type="float">
            <text:p>42</text:p>
          </table:table-cell>
          <table:table-cell table:style-name="ce570" office:value-type="float" office:value="42" calcext:value-type="float">
            <text:p>4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3]&amp;&quot;,&quot;&amp;[.D43]&amp;&quot;,&quot;&amp;[.E43]" office:value-type="string" office:string-value="204,153,0" calcext:value-type="string">
            <text:p>204,153,0</text:p>
          </table:table-cell>
          <table:table-cell table:style-name="ce782" office:value-type="string" calcext:value-type="string">
            <text:p>总图道路边线</text:p>
          </table:table-cell>
          <table:table-cell table:number-columns-repeated="1017"/>
        </table:table-row>
        <table:table-row table:style-name="ro1">
          <table:table-cell table:style-name="ce527" office:value-type="float" office:value="43" calcext:value-type="float">
            <text:p>43</text:p>
          </table:table-cell>
          <table:table-cell table:style-name="ce571" office:value-type="float" office:value="43" calcext:value-type="float">
            <text:p>4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44]&amp;&quot;,&quot;&amp;[.D44]&amp;&quot;,&quot;&amp;[.E44]" office:value-type="string" office:string-value="204,178,102" calcext:value-type="string">
            <text:p>204,178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4" calcext:value-type="float">
            <text:p>44</text:p>
          </table:table-cell>
          <table:table-cell table:style-name="ce572" office:value-type="float" office:value="44" calcext:value-type="float">
            <text:p>4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5]&amp;&quot;,&quot;&amp;[.D45]&amp;&quot;,&quot;&amp;[.E45]" office:value-type="string" office:string-value="153,114,0" calcext:value-type="string">
            <text:p>153,11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5" calcext:value-type="float">
            <text:p>45</text:p>
          </table:table-cell>
          <table:table-cell table:style-name="ce573" office:value-type="float" office:value="45" calcext:value-type="float">
            <text:p>45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46]&amp;&quot;,&quot;&amp;[.D46]&amp;&quot;,&quot;&amp;[.E46]" office:value-type="string" office:string-value="153,133,76" calcext:value-type="string">
            <text:p>153,133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6" calcext:value-type="float">
            <text:p>46</text:p>
          </table:table-cell>
          <table:table-cell table:style-name="ce574" office:value-type="float" office:value="46" calcext:value-type="float">
            <text:p>4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7]&amp;&quot;,&quot;&amp;[.D47]&amp;&quot;,&quot;&amp;[.E47]" office:value-type="string" office:string-value="127,95,0" calcext:value-type="string">
            <text:p>127,95,0</text:p>
          </table:table-cell>
          <table:table-cell table:style-name="ce782" office:value-type="string" calcext:value-type="string">
            <text:p>天正生成一般砖墙</text:p>
          </table:table-cell>
          <table:table-cell table:number-columns-repeated="1017"/>
        </table:table-row>
        <table:table-row table:style-name="ro1">
          <table:table-cell table:style-name="ce527" office:value-type="float" office:value="47" calcext:value-type="float">
            <text:p>47</text:p>
          </table:table-cell>
          <table:table-cell table:style-name="ce575" office:value-type="float" office:value="47" calcext:value-type="float">
            <text:p>4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48]&amp;&quot;,&quot;&amp;[.D48]&amp;&quot;,&quot;&amp;[.E48]" office:value-type="string" office:string-value="127,111,63" calcext:value-type="string">
            <text:p>127,111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8" calcext:value-type="float">
            <text:p>48</text:p>
          </table:table-cell>
          <table:table-cell table:style-name="ce576" office:value-type="float" office:value="48" calcext:value-type="float">
            <text:p>4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49]&amp;&quot;,&quot;&amp;[.D49]&amp;&quot;,&quot;&amp;[.E49]" office:value-type="string" office:string-value="76,57,0" calcext:value-type="string">
            <text:p>76,5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49" calcext:value-type="float">
            <text:p>49</text:p>
          </table:table-cell>
          <table:table-cell table:style-name="ce577" office:value-type="float" office:value="49" calcext:value-type="float">
            <text:p>4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50]&amp;&quot;,&quot;&amp;[.D50]&amp;&quot;,&quot;&amp;[.E50]" office:value-type="string" office:string-value="76,66,38" calcext:value-type="string">
            <text:p>76,6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0" calcext:value-type="float">
            <text:p>50</text:p>
          </table:table-cell>
          <table:table-cell table:style-name="ce531" office:value-type="float" office:value="50" calcext:value-type="float">
            <text:p>5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1]&amp;&quot;,&quot;&amp;[.D51]&amp;&quot;,&quot;&amp;[.E51]" office:value-type="string" office:string-value="255,255,0" calcext:value-type="string">
            <text:p>255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1" calcext:value-type="float">
            <text:p>51</text:p>
          </table:table-cell>
          <table:table-cell table:style-name="ce578" office:value-type="float" office:value="51" calcext:value-type="float">
            <text:p>51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52]&amp;&quot;,&quot;&amp;[.D52]&amp;&quot;,&quot;&amp;[.E52]" office:value-type="string" office:string-value="255,255,127" calcext:value-type="string">
            <text:p>255,255,127</text:p>
          </table:table-cell>
          <table:table-cell table:style-name="ce782" office:value-type="string" calcext:value-type="string">
            <text:p>轴网标注轴号</text:p>
          </table:table-cell>
          <table:table-cell table:number-columns-repeated="1017"/>
        </table:table-row>
        <table:table-row table:style-name="ro1">
          <table:table-cell table:style-name="ce527" office:value-type="float" office:value="52" calcext:value-type="float">
            <text:p>52</text:p>
          </table:table-cell>
          <table:table-cell table:style-name="ce579" office:value-type="float" office:value="52" calcext:value-type="float">
            <text:p>52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3]&amp;&quot;,&quot;&amp;[.D53]&amp;&quot;,&quot;&amp;[.E53]" office:value-type="string" office:string-value="204,204,0" calcext:value-type="string">
            <text:p>204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3" calcext:value-type="float">
            <text:p>53</text:p>
          </table:table-cell>
          <table:table-cell table:style-name="ce580" office:value-type="float" office:value="53" calcext:value-type="float">
            <text:p>53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54]&amp;&quot;,&quot;&amp;[.D54]&amp;&quot;,&quot;&amp;[.E54]" office:value-type="string" office:string-value="204,204,102" calcext:value-type="string">
            <text:p>204,204,102</text:p>
          </table:table-cell>
          <table:table-cell table:style-name="ce782" office:value-type="string" calcext:value-type="string">
            <text:p>普通门窗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54" calcext:value-type="float">
            <text:p>54</text:p>
          </table:table-cell>
          <table:table-cell table:style-name="ce581" office:value-type="float" office:value="54" calcext:value-type="float">
            <text:p>54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5]&amp;&quot;,&quot;&amp;[.D55]&amp;&quot;,&quot;&amp;[.E55]" office:value-type="string" office:string-value="152,152,0" calcext:value-type="string">
            <text:p>152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5" calcext:value-type="float">
            <text:p>55</text:p>
          </table:table-cell>
          <table:table-cell table:style-name="ce582" office:value-type="float" office:value="55" calcext:value-type="float">
            <text:p>55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56]&amp;&quot;,&quot;&amp;[.D56]&amp;&quot;,&quot;&amp;[.E56]" office:value-type="string" office:string-value="152,152,76" calcext:value-type="string">
            <text:p>152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6" calcext:value-type="float">
            <text:p>56</text:p>
          </table:table-cell>
          <table:table-cell table:style-name="ce583" office:value-type="float" office:value="56" calcext:value-type="float">
            <text:p>56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7]&amp;&quot;,&quot;&amp;[.D57]&amp;&quot;,&quot;&amp;[.E57]" office:value-type="string" office:string-value="127,127,0" calcext:value-type="string">
            <text:p>127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7" calcext:value-type="float">
            <text:p>57</text:p>
          </table:table-cell>
          <table:table-cell table:style-name="ce584" office:value-type="float" office:value="57" calcext:value-type="float">
            <text:p>57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58]&amp;&quot;,&quot;&amp;[.D58]&amp;&quot;,&quot;&amp;[.E58]" office:value-type="string" office:string-value="127,127,63" calcext:value-type="string">
            <text:p>127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8" calcext:value-type="float">
            <text:p>58</text:p>
          </table:table-cell>
          <table:table-cell table:style-name="ce585" office:value-type="float" office:value="58" calcext:value-type="float">
            <text:p>58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59]&amp;&quot;,&quot;&amp;[.D59]&amp;&quot;,&quot;&amp;[.E59]" office:value-type="string" office:string-value="76,76,0" calcext:value-type="string">
            <text:p>76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59" calcext:value-type="float">
            <text:p>59</text:p>
          </table:table-cell>
          <table:table-cell table:style-name="ce586" office:value-type="float" office:value="59" calcext:value-type="float">
            <text:p>59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60]&amp;&quot;,&quot;&amp;[.D60]&amp;&quot;,&quot;&amp;[.E60]" office:value-type="string" office:string-value="76,76,38" calcext:value-type="string">
            <text:p>76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0" calcext:value-type="float">
            <text:p>60</text:p>
          </table:table-cell>
          <table:table-cell table:style-name="ce587" office:value-type="float" office:value="60" calcext:value-type="float">
            <text:p>6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1]&amp;&quot;,&quot;&amp;[.D61]&amp;&quot;,&quot;&amp;[.E61]" office:value-type="string" office:string-value="191,255,0" calcext:value-type="string">
            <text:p>191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1" calcext:value-type="float">
            <text:p>61</text:p>
          </table:table-cell>
          <table:table-cell table:style-name="ce588" office:value-type="float" office:value="61" calcext:value-type="float">
            <text:p>61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62]&amp;&quot;,&quot;&amp;[.D62]&amp;&quot;,&quot;&amp;[.E62]" office:value-type="string" office:string-value="223,255,127" calcext:value-type="string">
            <text:p>223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2" calcext:value-type="float">
            <text:p>62</text:p>
          </table:table-cell>
          <table:table-cell table:style-name="ce589" office:value-type="float" office:value="62" calcext:value-type="float">
            <text:p>6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3]&amp;&quot;,&quot;&amp;[.D63]&amp;&quot;,&quot;&amp;[.E63]" office:value-type="string" office:string-value="153,204,0" calcext:value-type="string">
            <text:p>153,204,0</text:p>
          </table:table-cell>
          <table:table-cell table:style-name="ce782" office:value-type="string" calcext:value-type="string">
            <text:p>楼梯</text:p>
          </table:table-cell>
          <table:table-cell table:number-columns-repeated="1017"/>
        </table:table-row>
        <table:table-row table:style-name="ro1">
          <table:table-cell table:style-name="ce527" office:value-type="float" office:value="63" calcext:value-type="float">
            <text:p>63</text:p>
          </table:table-cell>
          <table:table-cell table:style-name="ce590" office:value-type="float" office:value="63" calcext:value-type="float">
            <text:p>63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64]&amp;&quot;,&quot;&amp;[.D64]&amp;&quot;,&quot;&amp;[.E64]" office:value-type="string" office:string-value="178,204,102" calcext:value-type="string">
            <text:p>178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4" calcext:value-type="float">
            <text:p>64</text:p>
          </table:table-cell>
          <table:table-cell table:style-name="ce591" office:value-type="float" office:value="64" calcext:value-type="float">
            <text:p>64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5]&amp;&quot;,&quot;&amp;[.D65]&amp;&quot;,&quot;&amp;[.E65]" office:value-type="string" office:string-value="114,152,0" calcext:value-type="string">
            <text:p>114,152,0</text:p>
          </table:table-cell>
          <table:table-cell table:style-name="ce782" office:value-type="string" calcext:value-type="string">
            <text:p>散水</text:p>
          </table:table-cell>
          <table:table-cell table:number-columns-repeated="1017"/>
        </table:table-row>
        <table:table-row table:style-name="ro1">
          <table:table-cell table:style-name="ce527" office:value-type="float" office:value="65" calcext:value-type="float">
            <text:p>65</text:p>
          </table:table-cell>
          <table:table-cell table:style-name="ce592" office:value-type="float" office:value="65" calcext:value-type="float">
            <text:p>65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66]&amp;&quot;,&quot;&amp;[.D66]&amp;&quot;,&quot;&amp;[.E66]" office:value-type="string" office:string-value="133,152,76" calcext:value-type="string">
            <text:p>133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6" calcext:value-type="float">
            <text:p>66</text:p>
          </table:table-cell>
          <table:table-cell table:style-name="ce593" office:value-type="float" office:value="66" calcext:value-type="float">
            <text:p>6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7]&amp;&quot;,&quot;&amp;[.D67]&amp;&quot;,&quot;&amp;[.E67]" office:value-type="string" office:string-value="95,127,0" calcext:value-type="string">
            <text:p>95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7" calcext:value-type="float">
            <text:p>67</text:p>
          </table:table-cell>
          <table:table-cell table:style-name="ce594" office:value-type="float" office:value="67" calcext:value-type="float">
            <text:p>6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68]&amp;&quot;,&quot;&amp;[.D68]&amp;&quot;,&quot;&amp;[.E68]" office:value-type="string" office:string-value="111,127,63" calcext:value-type="string">
            <text:p>111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8" calcext:value-type="float">
            <text:p>68</text:p>
          </table:table-cell>
          <table:table-cell table:style-name="ce595" office:value-type="float" office:value="68" calcext:value-type="float">
            <text:p>6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69]&amp;&quot;,&quot;&amp;[.D69]&amp;&quot;,&quot;&amp;[.E69]" office:value-type="string" office:string-value="57,76,0" calcext:value-type="string">
            <text:p>57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69" calcext:value-type="float">
            <text:p>69</text:p>
          </table:table-cell>
          <table:table-cell table:style-name="ce596" office:value-type="float" office:value="69" calcext:value-type="float">
            <text:p>69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70]&amp;&quot;,&quot;&amp;[.D70]&amp;&quot;,&quot;&amp;[.E70]" office:value-type="string" office:string-value="66,76,38" calcext:value-type="string">
            <text:p>66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0" calcext:value-type="float">
            <text:p>70</text:p>
          </table:table-cell>
          <table:table-cell table:style-name="ce597" office:value-type="float" office:value="70" calcext:value-type="float">
            <text:p>7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1]&amp;&quot;,&quot;&amp;[.D71]&amp;&quot;,&quot;&amp;[.E71]" office:value-type="string" office:string-value="127,255,0" calcext:value-type="string">
            <text:p>127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1" calcext:value-type="float">
            <text:p>71</text:p>
          </table:table-cell>
          <table:table-cell table:style-name="ce598" office:value-type="float" office:value="71" calcext:value-type="float">
            <text:p>71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72]&amp;&quot;,&quot;&amp;[.D72]&amp;&quot;,&quot;&amp;[.E72]" office:value-type="string" office:string-value="191,255,127" calcext:value-type="string">
            <text:p>191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2" calcext:value-type="float">
            <text:p>72</text:p>
          </table:table-cell>
          <table:table-cell table:style-name="ce599" office:value-type="float" office:value="72" calcext:value-type="float">
            <text:p>72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3]&amp;&quot;,&quot;&amp;[.D73]&amp;&quot;,&quot;&amp;[.E73]" office:value-type="string" office:string-value="102,204,0" calcext:value-type="string">
            <text:p>102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3" calcext:value-type="float">
            <text:p>73</text:p>
          </table:table-cell>
          <table:table-cell table:style-name="ce600" office:value-type="float" office:value="73" calcext:value-type="float">
            <text:p>73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74]&amp;&quot;,&quot;&amp;[.D74]&amp;&quot;,&quot;&amp;[.E74]" office:value-type="string" office:string-value="153,204,102" calcext:value-type="string">
            <text:p>153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4" calcext:value-type="float">
            <text:p>74</text:p>
          </table:table-cell>
          <table:table-cell table:style-name="ce601" office:value-type="float" office:value="74" calcext:value-type="float">
            <text:p>7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5]&amp;&quot;,&quot;&amp;[.D75]&amp;&quot;,&quot;&amp;[.E75]" office:value-type="string" office:string-value="76,152,0" calcext:value-type="string">
            <text:p>76,152,0</text:p>
          </table:table-cell>
          <table:table-cell table:style-name="ce782" office:value-type="string" calcext:value-type="string">
            <text:p>树木</text:p>
          </table:table-cell>
          <table:table-cell table:number-columns-repeated="1017"/>
        </table:table-row>
        <table:table-row table:style-name="ro1">
          <table:table-cell table:style-name="ce527" office:value-type="float" office:value="75" calcext:value-type="float">
            <text:p>75</text:p>
          </table:table-cell>
          <table:table-cell table:style-name="ce602" office:value-type="float" office:value="75" calcext:value-type="float">
            <text:p>75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76]&amp;&quot;,&quot;&amp;[.D76]&amp;&quot;,&quot;&amp;[.E76]" office:value-type="string" office:string-value="114,152,76" calcext:value-type="string">
            <text:p>114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6" calcext:value-type="float">
            <text:p>76</text:p>
          </table:table-cell>
          <table:table-cell table:style-name="ce603" office:value-type="float" office:value="76" calcext:value-type="float">
            <text:p>76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7]&amp;&quot;,&quot;&amp;[.D77]&amp;&quot;,&quot;&amp;[.E77]" office:value-type="string" office:string-value="63,127,0" calcext:value-type="string">
            <text:p>63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7" calcext:value-type="float">
            <text:p>77</text:p>
          </table:table-cell>
          <table:table-cell table:style-name="ce604" office:value-type="float" office:value="77" calcext:value-type="float">
            <text:p>7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78]&amp;&quot;,&quot;&amp;[.D78]&amp;&quot;,&quot;&amp;[.E78]" office:value-type="string" office:string-value="95,127,63" calcext:value-type="string">
            <text:p>95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8" calcext:value-type="float">
            <text:p>78</text:p>
          </table:table-cell>
          <table:table-cell table:style-name="ce605" office:value-type="float" office:value="78" calcext:value-type="float">
            <text:p>78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79]&amp;&quot;,&quot;&amp;[.D79]&amp;&quot;,&quot;&amp;[.E79]" office:value-type="string" office:string-value="38,76,0" calcext:value-type="string">
            <text:p>38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79" calcext:value-type="float">
            <text:p>79</text:p>
          </table:table-cell>
          <table:table-cell table:style-name="ce606" office:value-type="float" office:value="79" calcext:value-type="float">
            <text:p>79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80]&amp;&quot;,&quot;&amp;[.D80]&amp;&quot;,&quot;&amp;[.E80]" office:value-type="string" office:string-value="57,76,38" calcext:value-type="string">
            <text:p>57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0" calcext:value-type="float">
            <text:p>80</text:p>
          </table:table-cell>
          <table:table-cell table:style-name="ce607" office:value-type="float" office:value="80" calcext:value-type="float">
            <text:p>8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1]&amp;&quot;,&quot;&amp;[.D81]&amp;&quot;,&quot;&amp;[.E81]" office:value-type="string" office:string-value="63,255,0" calcext:value-type="string">
            <text:p>63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1" calcext:value-type="float">
            <text:p>81</text:p>
          </table:table-cell>
          <table:table-cell table:style-name="ce608" office:value-type="float" office:value="81" calcext:value-type="float">
            <text:p>81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82]&amp;&quot;,&quot;&amp;[.D82]&amp;&quot;,&quot;&amp;[.E82]" office:value-type="string" office:string-value="159,255,127" calcext:value-type="string">
            <text:p>159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2" calcext:value-type="float">
            <text:p>82</text:p>
          </table:table-cell>
          <table:table-cell table:style-name="ce609" office:value-type="float" office:value="82" calcext:value-type="float">
            <text:p>82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3]&amp;&quot;,&quot;&amp;[.D83]&amp;&quot;,&quot;&amp;[.E83]" office:value-type="string" office:string-value="51,204,0" calcext:value-type="string">
            <text:p>51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3" calcext:value-type="float">
            <text:p>83</text:p>
          </table:table-cell>
          <table:table-cell table:style-name="ce610" office:value-type="float" office:value="83" calcext:value-type="float">
            <text:p>8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84]&amp;&quot;,&quot;&amp;[.D84]&amp;&quot;,&quot;&amp;[.E84]" office:value-type="string" office:string-value="127,204,102" calcext:value-type="string">
            <text:p>127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4" calcext:value-type="float">
            <text:p>84</text:p>
          </table:table-cell>
          <table:table-cell table:style-name="ce611" office:value-type="float" office:value="84" calcext:value-type="float">
            <text:p>84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5]&amp;&quot;,&quot;&amp;[.D85]&amp;&quot;,&quot;&amp;[.E85]" office:value-type="string" office:string-value="38,152,0" calcext:value-type="string">
            <text:p>38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5" calcext:value-type="float">
            <text:p>85</text:p>
          </table:table-cell>
          <table:table-cell table:style-name="ce612" office:value-type="float" office:value="85" calcext:value-type="float">
            <text:p>85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86]&amp;&quot;,&quot;&amp;[.D86]&amp;&quot;,&quot;&amp;[.E86]" office:value-type="string" office:string-value="95,152,76" calcext:value-type="string">
            <text:p>95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6" calcext:value-type="float">
            <text:p>86</text:p>
          </table:table-cell>
          <table:table-cell table:style-name="ce613" office:value-type="float" office:value="86" calcext:value-type="float">
            <text:p>86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7]&amp;&quot;,&quot;&amp;[.D87]&amp;&quot;,&quot;&amp;[.E87]" office:value-type="string" office:string-value="31,127,0" calcext:value-type="string">
            <text:p>31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7" calcext:value-type="float">
            <text:p>87</text:p>
          </table:table-cell>
          <table:table-cell table:style-name="ce614" office:value-type="float" office:value="87" calcext:value-type="float">
            <text:p>8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88]&amp;&quot;,&quot;&amp;[.D88]&amp;&quot;,&quot;&amp;[.E88]" office:value-type="string" office:string-value="79,127,63" calcext:value-type="string">
            <text:p>79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8" calcext:value-type="float">
            <text:p>88</text:p>
          </table:table-cell>
          <table:table-cell table:style-name="ce615" office:value-type="float" office:value="88" calcext:value-type="float">
            <text:p>88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89]&amp;&quot;,&quot;&amp;[.D89]&amp;&quot;,&quot;&amp;[.E89]" office:value-type="string" office:string-value="19,76,0" calcext:value-type="string">
            <text:p>19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89" calcext:value-type="float">
            <text:p>89</text:p>
          </table:table-cell>
          <table:table-cell table:style-name="ce616" office:value-type="float" office:value="89" calcext:value-type="float">
            <text:p>89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90]&amp;&quot;,&quot;&amp;[.D90]&amp;&quot;,&quot;&amp;[.E90]" office:value-type="string" office:string-value="47,76,38" calcext:value-type="string">
            <text:p>47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0" calcext:value-type="float">
            <text:p>90</text:p>
          </table:table-cell>
          <table:table-cell table:style-name="ce532" office:value-type="float" office:value="90" calcext:value-type="float">
            <text:p>9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1]&amp;&quot;,&quot;&amp;[.D91]&amp;&quot;,&quot;&amp;[.E91]" office:value-type="string" office:string-value="0,255,0" calcext:value-type="string">
            <text:p>0,255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1" calcext:value-type="float">
            <text:p>91</text:p>
          </table:table-cell>
          <table:table-cell table:style-name="ce617" office:value-type="float" office:value="91" calcext:value-type="float">
            <text:p>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92]&amp;&quot;,&quot;&amp;[.D92]&amp;&quot;,&quot;&amp;[.E92]" office:value-type="string" office:string-value="127,255,127" calcext:value-type="string">
            <text:p>127,25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2" calcext:value-type="float">
            <text:p>92</text:p>
          </table:table-cell>
          <table:table-cell table:style-name="ce618" office:value-type="float" office:value="92" calcext:value-type="float">
            <text:p>9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3]&amp;&quot;,&quot;&amp;[.D93]&amp;&quot;,&quot;&amp;[.E93]" office:value-type="string" office:string-value="0,204,0" calcext:value-type="string">
            <text:p>0,204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3" calcext:value-type="float">
            <text:p>93</text:p>
          </table:table-cell>
          <table:table-cell table:style-name="ce619" office:value-type="float" office:value="93" calcext:value-type="float">
            <text:p>9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94]&amp;&quot;,&quot;&amp;[.D94]&amp;&quot;,&quot;&amp;[.E94]" office:value-type="string" office:string-value="102,204,102" calcext:value-type="string">
            <text:p>102,204,10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4" calcext:value-type="float">
            <text:p>94</text:p>
          </table:table-cell>
          <table:table-cell table:style-name="ce620" office:value-type="float" office:value="94" calcext:value-type="float">
            <text:p>9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5]&amp;&quot;,&quot;&amp;[.D95]&amp;&quot;,&quot;&amp;[.E95]" office:value-type="string" office:string-value="0,152,0" calcext:value-type="string">
            <text:p>0,152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5" calcext:value-type="float">
            <text:p>95</text:p>
          </table:table-cell>
          <table:table-cell table:style-name="ce621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96]&amp;&quot;,&quot;&amp;[.D96]&amp;&quot;,&quot;&amp;[.E96]" office:value-type="string" office:string-value="76,152,76" calcext:value-type="string">
            <text:p>76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6" calcext:value-type="float">
            <text:p>96</text:p>
          </table:table-cell>
          <table:table-cell table:style-name="ce622" office:value-type="float" office:value="96" calcext:value-type="float">
            <text:p>9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7]&amp;&quot;,&quot;&amp;[.D97]&amp;&quot;,&quot;&amp;[.E97]" office:value-type="string" office:string-value="0,127,0" calcext:value-type="string">
            <text:p>0,127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7" calcext:value-type="float">
            <text:p>97</text:p>
          </table:table-cell>
          <table:table-cell table:style-name="ce623" office:value-type="float" office:value="97" calcext:value-type="float">
            <text:p>9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98]&amp;&quot;,&quot;&amp;[.D98]&amp;&quot;,&quot;&amp;[.E98]" office:value-type="string" office:string-value="63,127,63" calcext:value-type="string">
            <text:p>63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8" calcext:value-type="float">
            <text:p>98</text:p>
          </table:table-cell>
          <table:table-cell table:style-name="ce624" office:value-type="float" office:value="98" calcext:value-type="float">
            <text:p>9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table:formula="of:=[.C99]&amp;&quot;,&quot;&amp;[.D99]&amp;&quot;,&quot;&amp;[.E99]" office:value-type="string" office:string-value="0,76,0" calcext:value-type="string">
            <text:p>0,76,0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99" calcext:value-type="float">
            <text:p>99</text:p>
          </table:table-cell>
          <table:table-cell table:style-name="ce625" office:value-type="float" office:value="99" calcext:value-type="float">
            <text:p>9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00]&amp;&quot;,&quot;&amp;[.D100]&amp;&quot;,&quot;&amp;[.E100]" office:value-type="string" office:string-value="38,76,38" calcext:value-type="string">
            <text:p>38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0" calcext:value-type="float">
            <text:p>100</text:p>
          </table:table-cell>
          <table:table-cell table:style-name="ce626" office:value-type="float" office:value="100" calcext:value-type="float">
            <text:p>10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101]&amp;&quot;,&quot;&amp;[.D101]&amp;&quot;,&quot;&amp;[.E101]" office:value-type="string" office:string-value="0,255,63" calcext:value-type="string">
            <text:p>0,255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1" calcext:value-type="float">
            <text:p>101</text:p>
          </table:table-cell>
          <table:table-cell table:style-name="ce627" office:value-type="float" office:value="101" calcext:value-type="float">
            <text:p>10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table:formula="of:=[.C102]&amp;&quot;,&quot;&amp;[.D102]&amp;&quot;,&quot;&amp;[.E102]" office:value-type="string" office:string-value="127,255,159" calcext:value-type="string">
            <text:p>127,255,15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2" calcext:value-type="float">
            <text:p>102</text:p>
          </table:table-cell>
          <table:table-cell table:style-name="ce628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table:formula="of:=[.C103]&amp;&quot;,&quot;&amp;[.D103]&amp;&quot;,&quot;&amp;[.E103]" office:value-type="string" office:string-value="0,204,51" calcext:value-type="string">
            <text:p>0,204,5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3" calcext:value-type="float">
            <text:p>103</text:p>
          </table:table-cell>
          <table:table-cell table:style-name="ce629" office:value-type="float" office:value="103" calcext:value-type="float">
            <text:p>10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04]&amp;&quot;,&quot;&amp;[.D104]&amp;&quot;,&quot;&amp;[.E104]" office:value-type="string" office:string-value="102,204,127" calcext:value-type="string">
            <text:p>102,204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4" calcext:value-type="float">
            <text:p>104</text:p>
          </table:table-cell>
          <table:table-cell table:style-name="ce630" office:value-type="float" office:value="104" calcext:value-type="float">
            <text:p>1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05]&amp;&quot;,&quot;&amp;[.D105]&amp;&quot;,&quot;&amp;[.E105]" office:value-type="string" office:string-value="0,152,38" calcext:value-type="string">
            <text:p>0,152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5" calcext:value-type="float">
            <text:p>105</text:p>
          </table:table-cell>
          <table:table-cell table:style-name="ce631" office:value-type="float" office:value="105" calcext:value-type="float">
            <text:p>10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06]&amp;&quot;,&quot;&amp;[.D106]&amp;&quot;,&quot;&amp;[.E106]" office:value-type="string" office:string-value="76,152,95" calcext:value-type="string">
            <text:p>76,152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6" calcext:value-type="float">
            <text:p>106</text:p>
          </table:table-cell>
          <table:table-cell table:style-name="ce632" office:value-type="float" office:value="106" calcext:value-type="float">
            <text:p>10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table:formula="of:=[.C107]&amp;&quot;,&quot;&amp;[.D107]&amp;&quot;,&quot;&amp;[.E107]" office:value-type="string" office:string-value="0,127,31" calcext:value-type="string">
            <text:p>0,127,3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7" calcext:value-type="float">
            <text:p>107</text:p>
          </table:table-cell>
          <table:table-cell table:style-name="ce633" office:value-type="float" office:value="107" calcext:value-type="float">
            <text:p>10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table:formula="of:=[.C108]&amp;&quot;,&quot;&amp;[.D108]&amp;&quot;,&quot;&amp;[.E108]" office:value-type="string" office:string-value="63,127,79" calcext:value-type="string">
            <text:p>63,127,7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8" calcext:value-type="float">
            <text:p>108</text:p>
          </table:table-cell>
          <table:table-cell table:style-name="ce634" office:value-type="float" office:value="108" calcext:value-type="float">
            <text:p>10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table:formula="of:=[.C109]&amp;&quot;,&quot;&amp;[.D109]&amp;&quot;,&quot;&amp;[.E109]" office:value-type="string" office:string-value="0,76,19" calcext:value-type="string">
            <text:p>0,76,19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09" calcext:value-type="float">
            <text:p>109</text:p>
          </table:table-cell>
          <table:table-cell table:style-name="ce635" office:value-type="float" office:value="109" calcext:value-type="float">
            <text:p>10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table:formula="of:=[.C110]&amp;&quot;,&quot;&amp;[.D110]&amp;&quot;,&quot;&amp;[.E110]" office:value-type="string" office:string-value="38,76,47" calcext:value-type="string">
            <text:p>38,76,4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0" calcext:value-type="float">
            <text:p>110</text:p>
          </table:table-cell>
          <table:table-cell table:style-name="ce636" office:value-type="float" office:value="110" calcext:value-type="float">
            <text:p>11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11]&amp;&quot;,&quot;&amp;[.D111]&amp;&quot;,&quot;&amp;[.E111]" office:value-type="string" office:string-value="0,255,127" calcext:value-type="string">
            <text:p>0,255,127</text:p>
          </table:table-cell>
          <table:table-cell table:style-name="ce782" office:value-type="string" calcext:value-type="string">
            <text:p>防火门</text:p>
          </table:table-cell>
          <table:table-cell table:number-columns-repeated="1017"/>
        </table:table-row>
        <table:table-row table:style-name="ro1">
          <table:table-cell table:style-name="ce527" office:value-type="float" office:value="111" calcext:value-type="float">
            <text:p>111</text:p>
          </table:table-cell>
          <table:table-cell table:style-name="ce637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112]&amp;&quot;,&quot;&amp;[.D112]&amp;&quot;,&quot;&amp;[.E112]" office:value-type="string" office:string-value="127,255,191" calcext:value-type="string">
            <text:p>127,255,19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2" calcext:value-type="float">
            <text:p>112</text:p>
          </table:table-cell>
          <table:table-cell table:style-name="ce638" office:value-type="float" office:value="112" calcext:value-type="float">
            <text:p>11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113]&amp;&quot;,&quot;&amp;[.D113]&amp;&quot;,&quot;&amp;[.E113]" office:value-type="string" office:string-value="0,204,102" calcext:value-type="string">
            <text:p>0,204,102</text:p>
          </table:table-cell>
          <table:table-cell table:style-name="ce782" office:value-type="string" calcext:value-type="string">
            <text:p>标注做法</text:p>
          </table:table-cell>
          <table:table-cell table:number-columns-repeated="1017"/>
        </table:table-row>
        <table:table-row table:style-name="ro1">
          <table:table-cell table:style-name="ce527" office:value-type="float" office:value="113" calcext:value-type="float">
            <text:p>113</text:p>
          </table:table-cell>
          <table:table-cell table:style-name="ce639" office:value-type="float" office:value="113" calcext:value-type="float">
            <text:p>11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114]&amp;&quot;,&quot;&amp;[.D114]&amp;&quot;,&quot;&amp;[.E114]" office:value-type="string" office:string-value="102,204,153" calcext:value-type="string">
            <text:p>102,204,15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4" calcext:value-type="float">
            <text:p>114</text:p>
          </table:table-cell>
          <table:table-cell table:style-name="ce640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15]&amp;&quot;,&quot;&amp;[.D115]&amp;&quot;,&quot;&amp;[.E115]" office:value-type="string" office:string-value="0,152,76" calcext:value-type="string">
            <text:p>0,152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5" calcext:value-type="float">
            <text:p>115</text:p>
          </table:table-cell>
          <table:table-cell table:style-name="ce641" office:value-type="float" office:value="115" calcext:value-type="float">
            <text:p>11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116]&amp;&quot;,&quot;&amp;[.D116]&amp;&quot;,&quot;&amp;[.E116]" office:value-type="string" office:string-value="76,152,114" calcext:value-type="string">
            <text:p>76,152,11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6" calcext:value-type="float">
            <text:p>116</text:p>
          </table:table-cell>
          <table:table-cell table:style-name="ce642" office:value-type="float" office:value="116" calcext:value-type="float">
            <text:p>11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117]&amp;&quot;,&quot;&amp;[.D117]&amp;&quot;,&quot;&amp;[.E117]" office:value-type="string" office:string-value="0,127,63" calcext:value-type="string">
            <text:p>0,127,6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7" calcext:value-type="float">
            <text:p>117</text:p>
          </table:table-cell>
          <table:table-cell table:style-name="ce643" office:value-type="float" office:value="117" calcext:value-type="float">
            <text:p>11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18]&amp;&quot;,&quot;&amp;[.D118]&amp;&quot;,&quot;&amp;[.E118]" office:value-type="string" office:string-value="63,127,95" calcext:value-type="string">
            <text:p>63,127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8" calcext:value-type="float">
            <text:p>118</text:p>
          </table:table-cell>
          <table:table-cell table:style-name="ce644" office:value-type="float" office:value="118" calcext:value-type="float">
            <text:p>11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119]&amp;&quot;,&quot;&amp;[.D119]&amp;&quot;,&quot;&amp;[.E119]" office:value-type="string" office:string-value="0,76,38" calcext:value-type="string">
            <text:p>0,76,3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19" calcext:value-type="float">
            <text:p>119</text:p>
          </table:table-cell>
          <table:table-cell table:style-name="ce645" office:value-type="float" office:value="119" calcext:value-type="float">
            <text:p>11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120]&amp;&quot;,&quot;&amp;[.D120]&amp;&quot;,&quot;&amp;[.E120]" office:value-type="string" office:string-value="38,76,57" calcext:value-type="string">
            <text:p>38,76,5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0" calcext:value-type="float">
            <text:p>120</text:p>
          </table:table-cell>
          <table:table-cell table:style-name="ce646" office:value-type="float" office:value="120" calcext:value-type="float">
            <text:p>12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121]&amp;&quot;,&quot;&amp;[.D121]&amp;&quot;,&quot;&amp;[.E121]" office:value-type="string" office:string-value="0,255,191" calcext:value-type="string">
            <text:p>0,255,19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1" calcext:value-type="float">
            <text:p>121</text:p>
          </table:table-cell>
          <table:table-cell table:style-name="ce647" office:value-type="float" office:value="121" calcext:value-type="float">
            <text:p>12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table:formula="of:=[.C122]&amp;&quot;,&quot;&amp;[.D122]&amp;&quot;,&quot;&amp;[.E122]" office:value-type="string" office:string-value="127,255,223" calcext:value-type="string">
            <text:p>127,255,223</text:p>
          </table:table-cell>
          <table:table-cell table:style-name="ce782" office:value-type="string" calcext:value-type="string">
            <text:p>天正室内面积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22" calcext:value-type="float">
            <text:p>122</text:p>
          </table:table-cell>
          <table:table-cell table:style-name="ce648" office:value-type="float" office:value="122" calcext:value-type="float">
            <text:p>12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123]&amp;&quot;,&quot;&amp;[.D123]&amp;&quot;,&quot;&amp;[.E123]" office:value-type="string" office:string-value="0,204,153" calcext:value-type="string">
            <text:p>0,204,15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3" calcext:value-type="float">
            <text:p>123</text:p>
          </table:table-cell>
          <table:table-cell table:style-name="ce649" office:value-type="float" office:value="123" calcext:value-type="float">
            <text:p>12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table:formula="of:=[.C124]&amp;&quot;,&quot;&amp;[.D124]&amp;&quot;,&quot;&amp;[.E124]" office:value-type="string" office:string-value="102,204,178" calcext:value-type="string">
            <text:p>102,204,178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4" calcext:value-type="float">
            <text:p>124</text:p>
          </table:table-cell>
          <table:table-cell table:style-name="ce650" office:value-type="float" office:value="124" calcext:value-type="float">
            <text:p>12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125]&amp;&quot;,&quot;&amp;[.D125]&amp;&quot;,&quot;&amp;[.E125]" office:value-type="string" office:string-value="0,152,114" calcext:value-type="string">
            <text:p>0,152,11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5" calcext:value-type="float">
            <text:p>125</text:p>
          </table:table-cell>
          <table:table-cell table:style-name="ce651" office:value-type="float" office:value="125" calcext:value-type="float">
            <text:p>12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table:formula="of:=[.C126]&amp;&quot;,&quot;&amp;[.D126]&amp;&quot;,&quot;&amp;[.E126]" office:value-type="string" office:string-value="76,152,133" calcext:value-type="string">
            <text:p>76,152,133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6" calcext:value-type="float">
            <text:p>126</text:p>
          </table:table-cell>
          <table:table-cell table:style-name="ce652" office:value-type="float" office:value="126" calcext:value-type="float">
            <text:p>12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127]&amp;&quot;,&quot;&amp;[.D127]&amp;&quot;,&quot;&amp;[.E127]" office:value-type="string" office:string-value="0,127,95" calcext:value-type="string">
            <text:p>0,127,9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7" calcext:value-type="float">
            <text:p>127</text:p>
          </table:table-cell>
          <table:table-cell table:style-name="ce653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table:formula="of:=[.C128]&amp;&quot;,&quot;&amp;[.D128]&amp;&quot;,&quot;&amp;[.E128]" office:value-type="string" office:string-value="63,127,111" calcext:value-type="string">
            <text:p>63,127,111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8" calcext:value-type="float">
            <text:p>128</text:p>
          </table:table-cell>
          <table:table-cell table:style-name="ce654" office:value-type="float" office:value="128" calcext:value-type="float">
            <text:p>12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129]&amp;&quot;,&quot;&amp;[.D129]&amp;&quot;,&quot;&amp;[.E129]" office:value-type="string" office:string-value="0,76,57" calcext:value-type="string">
            <text:p>0,76,5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29" calcext:value-type="float">
            <text:p>129</text:p>
          </table:table-cell>
          <table:table-cell table:style-name="ce655" office:value-type="float" office:value="129" calcext:value-type="float">
            <text:p>12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table:formula="of:=[.C130]&amp;&quot;,&quot;&amp;[.D130]&amp;&quot;,&quot;&amp;[.E130]" office:value-type="string" office:string-value="38,76,66" calcext:value-type="string">
            <text:p>38,76,6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0" calcext:value-type="float">
            <text:p>130</text:p>
          </table:table-cell>
          <table:table-cell table:style-name="ce533" office:value-type="float" office:value="130" calcext:value-type="float">
            <text:p>130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131]&amp;&quot;,&quot;&amp;[.D131]&amp;&quot;,&quot;&amp;[.E131]" office:value-type="string" office:string-value="0,255,255" calcext:value-type="string">
            <text:p>0,255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1" calcext:value-type="float">
            <text:p>131</text:p>
          </table:table-cell>
          <table:table-cell table:style-name="ce656" office:value-type="float" office:value="131" calcext:value-type="float">
            <text:p>131</text:p>
          </table:table-cell>
          <table:table-cell table:style-name="ce779" office:value-type="float" office:value="127" calcext:value-type="float">
            <text:p>127</text:p>
          </table:table-cell>
          <table:table-cell table:number-columns-repeated="2" table:style-name="ce779" office:value-type="float" office:value="255" calcext:value-type="float">
            <text:p>255</text:p>
          </table:table-cell>
          <table:table-cell table:style-name="ce779" table:formula="of:=[.C132]&amp;&quot;,&quot;&amp;[.D132]&amp;&quot;,&quot;&amp;[.E132]" office:value-type="string" office:string-value="127,255,255" calcext:value-type="string">
            <text:p>127,255,255</text:p>
          </table:table-cell>
          <table:table-cell table:style-name="ce782" office:value-type="string" calcext:value-type="string">
            <text:p>电梯</text:p>
          </table:table-cell>
          <table:table-cell table:number-columns-repeated="1017"/>
        </table:table-row>
        <table:table-row table:style-name="ro1">
          <table:table-cell table:style-name="ce527" office:value-type="float" office:value="132" calcext:value-type="float">
            <text:p>132</text:p>
          </table:table-cell>
          <table:table-cell table:style-name="ce657" office:value-type="float" office:value="132" calcext:value-type="float">
            <text:p>132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table:formula="of:=[.C133]&amp;&quot;,&quot;&amp;[.D133]&amp;&quot;,&quot;&amp;[.E133]" office:value-type="string" office:string-value="0,204,204" calcext:value-type="string">
            <text:p>0,204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3" calcext:value-type="float">
            <text:p>133</text:p>
          </table:table-cell>
          <table:table-cell table:style-name="ce658" office:value-type="float" office:value="133" calcext:value-type="float">
            <text:p>133</text:p>
          </table:table-cell>
          <table:table-cell table:style-name="ce779" office:value-type="float" office:value="102" calcext:value-type="float">
            <text:p>102</text:p>
          </table:table-cell>
          <table:table-cell table:number-columns-repeated="2" table:style-name="ce779" office:value-type="float" office:value="204" calcext:value-type="float">
            <text:p>204</text:p>
          </table:table-cell>
          <table:table-cell table:style-name="ce779" table:formula="of:=[.C134]&amp;&quot;,&quot;&amp;[.D134]&amp;&quot;,&quot;&amp;[.E134]" office:value-type="string" office:string-value="102,204,204" calcext:value-type="string">
            <text:p>102,204,204</text:p>
          </table:table-cell>
          <table:table-cell table:style-name="ce782" office:value-type="string" calcext:value-type="string">
            <text:p>停车位</text:p>
          </table:table-cell>
          <table:table-cell table:number-columns-repeated="1017"/>
        </table:table-row>
        <table:table-row table:style-name="ro1">
          <table:table-cell table:style-name="ce527" office:value-type="float" office:value="134" calcext:value-type="float">
            <text:p>134</text:p>
          </table:table-cell>
          <table:table-cell table:style-name="ce659" office:value-type="float" office:value="134" calcext:value-type="float">
            <text:p>134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table:formula="of:=[.C135]&amp;&quot;,&quot;&amp;[.D135]&amp;&quot;,&quot;&amp;[.E135]" office:value-type="string" office:string-value="0,152,152" calcext:value-type="string">
            <text:p>0,152,152</text:p>
          </table:table-cell>
          <table:table-cell table:style-name="ce782" office:value-type="string" calcext:value-type="string">
            <text:p>天正门窗</text:p>
          </table:table-cell>
          <table:table-cell table:number-columns-repeated="1017"/>
        </table:table-row>
        <table:table-row table:style-name="ro1">
          <table:table-cell table:style-name="ce527" office:value-type="float" office:value="135" calcext:value-type="float">
            <text:p>135</text:p>
          </table:table-cell>
          <table:table-cell table:style-name="ce660" office:value-type="float" office:value="135" calcext:value-type="float">
            <text:p>135</text:p>
          </table:table-cell>
          <table:table-cell table:style-name="ce779" office:value-type="float" office:value="76" calcext:value-type="float">
            <text:p>76</text:p>
          </table:table-cell>
          <table:table-cell table:number-columns-repeated="2" table:style-name="ce779" office:value-type="float" office:value="152" calcext:value-type="float">
            <text:p>152</text:p>
          </table:table-cell>
          <table:table-cell table:style-name="ce779" table:formula="of:=[.C136]&amp;&quot;,&quot;&amp;[.D136]&amp;&quot;,&quot;&amp;[.E136]" office:value-type="string" office:string-value="76,152,152" calcext:value-type="string">
            <text:p>76,152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6" calcext:value-type="float">
            <text:p>136</text:p>
          </table:table-cell>
          <table:table-cell table:style-name="ce661" office:value-type="float" office:value="136" calcext:value-type="float">
            <text:p>136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37]&amp;&quot;,&quot;&amp;[.D137]&amp;&quot;,&quot;&amp;[.E137]" office:value-type="string" office:string-value="0,127,127" calcext:value-type="string">
            <text:p>0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7" calcext:value-type="float">
            <text:p>137</text:p>
          </table:table-cell>
          <table:table-cell table:style-name="ce662" office:value-type="float" office:value="137" calcext:value-type="float">
            <text:p>137</text:p>
          </table:table-cell>
          <table:table-cell table:style-name="ce779" office:value-type="float" office:value="63" calcext:value-type="float">
            <text:p>63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table:formula="of:=[.C138]&amp;&quot;,&quot;&amp;[.D138]&amp;&quot;,&quot;&amp;[.E138]" office:value-type="string" office:string-value="63,127,127" calcext:value-type="string">
            <text:p>63,127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38" calcext:value-type="float">
            <text:p>138</text:p>
          </table:table-cell>
          <table:table-cell table:style-name="ce663" office:value-type="float" office:value="138" calcext:value-type="float">
            <text:p>138</text:p>
          </table:table-cell>
          <table:table-cell table:style-name="ce779" office:value-type="float" office:value="0" calcext:value-type="float">
            <text:p>0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39]&amp;&quot;,&quot;&amp;[.D139]&amp;&quot;,&quot;&amp;[.E139]" office:value-type="string" office:string-value="0,76,76" calcext:value-type="string">
            <text:p>0,76,76</text:p>
          </table:table-cell>
          <table:table-cell table:style-name="ce782" office:value-type="string" calcext:value-type="string">
            <text:p>图框</text:p>
          </table:table-cell>
          <table:table-cell table:number-columns-repeated="1017"/>
        </table:table-row>
        <table:table-row table:style-name="ro1">
          <table:table-cell table:style-name="ce527" office:value-type="float" office:value="139" calcext:value-type="float">
            <text:p>139</text:p>
          </table:table-cell>
          <table:table-cell table:style-name="ce664" office:value-type="float" office:value="139" calcext:value-type="float">
            <text:p>139</text:p>
          </table:table-cell>
          <table:table-cell table:style-name="ce779" office:value-type="float" office:value="38" calcext:value-type="float">
            <text:p>38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table:formula="of:=[.C140]&amp;&quot;,&quot;&amp;[.D140]&amp;&quot;,&quot;&amp;[.E140]" office:value-type="string" office:string-value="38,76,76" calcext:value-type="string">
            <text:p>38,76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0" calcext:value-type="float">
            <text:p>140</text:p>
          </table:table-cell>
          <table:table-cell table:style-name="ce665" office:value-type="float" office:value="140" calcext:value-type="float">
            <text:p>14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41]&amp;&quot;,&quot;&amp;[.D141]&amp;&quot;,&quot;&amp;[.E141]" office:value-type="string" office:string-value="0,191,255" calcext:value-type="string">
            <text:p>0,191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1" calcext:value-type="float">
            <text:p>141</text:p>
          </table:table-cell>
          <table:table-cell table:style-name="ce666" office:value-type="float" office:value="141" calcext:value-type="float">
            <text:p>14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42]&amp;&quot;,&quot;&amp;[.D142]&amp;&quot;,&quot;&amp;[.E142]" office:value-type="string" office:string-value="127,223,255" calcext:value-type="string">
            <text:p>127,223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2" calcext:value-type="float">
            <text:p>142</text:p>
          </table:table-cell>
          <table:table-cell table:style-name="ce667" office:value-type="float" office:value="142" calcext:value-type="float">
            <text:p>14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43]&amp;&quot;,&quot;&amp;[.D143]&amp;&quot;,&quot;&amp;[.E143]" office:value-type="string" office:string-value="0,153,204" calcext:value-type="string">
            <text:p>0,153,204</text:p>
          </table:table-cell>
          <table:table-cell table:style-name="ce782" office:value-type="string" calcext:value-type="string">
            <text:p>箭头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43" calcext:value-type="float">
            <text:p>143</text:p>
          </table:table-cell>
          <table:table-cell table:style-name="ce668" office:value-type="float" office:value="143" calcext:value-type="float">
            <text:p>14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44]&amp;&quot;,&quot;&amp;[.D144]&amp;&quot;,&quot;&amp;[.E144]" office:value-type="string" office:string-value="102,178,204" calcext:value-type="string">
            <text:p>102,178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4" calcext:value-type="float">
            <text:p>144</text:p>
          </table:table-cell>
          <table:table-cell table:style-name="ce669" office:value-type="float" office:value="144" calcext:value-type="float">
            <text:p>14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45]&amp;&quot;,&quot;&amp;[.D145]&amp;&quot;,&quot;&amp;[.E145]" office:value-type="string" office:string-value="0,114,152" calcext:value-type="string">
            <text:p>0,114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5" calcext:value-type="float">
            <text:p>145</text:p>
          </table:table-cell>
          <table:table-cell table:style-name="ce670" office:value-type="float" office:value="145" calcext:value-type="float">
            <text:p>14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46]&amp;&quot;,&quot;&amp;[.D146]&amp;&quot;,&quot;&amp;[.E146]" office:value-type="string" office:string-value="76,133,152" calcext:value-type="string">
            <text:p>76,133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6" calcext:value-type="float">
            <text:p>146</text:p>
          </table:table-cell>
          <table:table-cell table:style-name="ce671" office:value-type="float" office:value="146" calcext:value-type="float">
            <text:p>14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47]&amp;&quot;,&quot;&amp;[.D147]&amp;&quot;,&quot;&amp;[.E147]" office:value-type="string" office:string-value="0,95,127" calcext:value-type="string">
            <text:p>0,9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7" calcext:value-type="float">
            <text:p>147</text:p>
          </table:table-cell>
          <table:table-cell table:style-name="ce672" office:value-type="float" office:value="147" calcext:value-type="float">
            <text:p>14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48]&amp;&quot;,&quot;&amp;[.D148]&amp;&quot;,&quot;&amp;[.E148]" office:value-type="string" office:string-value="63,111,127" calcext:value-type="string">
            <text:p>63,11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8" calcext:value-type="float">
            <text:p>148</text:p>
          </table:table-cell>
          <table:table-cell table:style-name="ce673" office:value-type="float" office:value="148" calcext:value-type="float">
            <text:p>14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49]&amp;&quot;,&quot;&amp;[.D149]&amp;&quot;,&quot;&amp;[.E149]" office:value-type="string" office:string-value="0,57,76" calcext:value-type="string">
            <text:p>0,5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49" calcext:value-type="float">
            <text:p>149</text:p>
          </table:table-cell>
          <table:table-cell table:style-name="ce674" office:value-type="float" office:value="149" calcext:value-type="float">
            <text:p>14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50]&amp;&quot;,&quot;&amp;[.D150]&amp;&quot;,&quot;&amp;[.E150]" office:value-type="string" office:string-value="38,66,76" calcext:value-type="string">
            <text:p>38,66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0" calcext:value-type="float">
            <text:p>150</text:p>
          </table:table-cell>
          <table:table-cell table:style-name="ce675" office:value-type="float" office:value="150" calcext:value-type="float">
            <text:p>15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51]&amp;&quot;,&quot;&amp;[.D151]&amp;&quot;,&quot;&amp;[.E151]" office:value-type="string" office:string-value="0,127,255" calcext:value-type="string">
            <text:p>0,127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1" calcext:value-type="float">
            <text:p>151</text:p>
          </table:table-cell>
          <table:table-cell table:style-name="ce676" office:value-type="float" office:value="151" calcext:value-type="float">
            <text:p>15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52]&amp;&quot;,&quot;&amp;[.D152]&amp;&quot;,&quot;&amp;[.E152]" office:value-type="string" office:string-value="127,191,255" calcext:value-type="string">
            <text:p>127,191,255</text:p>
          </table:table-cell>
          <table:table-cell table:style-name="ce782" office:value-type="string" calcext:value-type="string">
            <text:p>轴网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152" calcext:value-type="float">
            <text:p>152</text:p>
          </table:table-cell>
          <table:table-cell table:style-name="ce677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53]&amp;&quot;,&quot;&amp;[.D153]&amp;&quot;,&quot;&amp;[.E153]" office:value-type="string" office:string-value="0,102,204" calcext:value-type="string">
            <text:p>0,102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3" calcext:value-type="float">
            <text:p>153</text:p>
          </table:table-cell>
          <table:table-cell table:style-name="ce678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54]&amp;&quot;,&quot;&amp;[.D154]&amp;&quot;,&quot;&amp;[.E154]" office:value-type="string" office:string-value="102,153,204" calcext:value-type="string">
            <text:p>102,153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4" calcext:value-type="float">
            <text:p>154</text:p>
          </table:table-cell>
          <table:table-cell table:style-name="ce679" office:value-type="float" office:value="154" calcext:value-type="float">
            <text:p>15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55]&amp;&quot;,&quot;&amp;[.D155]&amp;&quot;,&quot;&amp;[.E155]" office:value-type="string" office:string-value="0,76,152" calcext:value-type="string">
            <text:p>0,76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5" calcext:value-type="float">
            <text:p>155</text:p>
          </table:table-cell>
          <table:table-cell table:style-name="ce680" office:value-type="float" office:value="155" calcext:value-type="float">
            <text:p>15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56]&amp;&quot;,&quot;&amp;[.D156]&amp;&quot;,&quot;&amp;[.E156]" office:value-type="string" office:string-value="76,114,152" calcext:value-type="string">
            <text:p>76,114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6" calcext:value-type="float">
            <text:p>156</text:p>
          </table:table-cell>
          <table:table-cell table:style-name="ce681" office:value-type="float" office:value="156" calcext:value-type="float">
            <text:p>15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57]&amp;&quot;,&quot;&amp;[.D157]&amp;&quot;,&quot;&amp;[.E157]" office:value-type="string" office:string-value="0,63,127" calcext:value-type="string">
            <text:p>0,63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7" calcext:value-type="float">
            <text:p>157</text:p>
          </table:table-cell>
          <table:table-cell table:style-name="ce682" office:value-type="float" office:value="157" calcext:value-type="float">
            <text:p>15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58]&amp;&quot;,&quot;&amp;[.D158]&amp;&quot;,&quot;&amp;[.E158]" office:value-type="string" office:string-value="63,95,127" calcext:value-type="string">
            <text:p>63,95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8" calcext:value-type="float">
            <text:p>158</text:p>
          </table:table-cell>
          <table:table-cell table:style-name="ce683" office:value-type="float" office:value="158" calcext:value-type="float">
            <text:p>15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59]&amp;&quot;,&quot;&amp;[.D159]&amp;&quot;,&quot;&amp;[.E159]" office:value-type="string" office:string-value="0,38,76" calcext:value-type="string">
            <text:p>0,38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59" calcext:value-type="float">
            <text:p>159</text:p>
          </table:table-cell>
          <table:table-cell table:style-name="ce684" office:value-type="float" office:value="159" calcext:value-type="float">
            <text:p>15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60]&amp;&quot;,&quot;&amp;[.D160]&amp;&quot;,&quot;&amp;[.E160]" office:value-type="string" office:string-value="38,57,76" calcext:value-type="string">
            <text:p>38,5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0" calcext:value-type="float">
            <text:p>160</text:p>
          </table:table-cell>
          <table:table-cell table:style-name="ce685" office:value-type="float" office:value="160" calcext:value-type="float">
            <text:p>160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61]&amp;&quot;,&quot;&amp;[.D161]&amp;&quot;,&quot;&amp;[.E161]" office:value-type="string" office:string-value="0,63,255" calcext:value-type="string">
            <text:p>0,63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1" calcext:value-type="float">
            <text:p>161</text:p>
          </table:table-cell>
          <table:table-cell table:style-name="ce686" office:value-type="float" office:value="161" calcext:value-type="float">
            <text:p>16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62]&amp;&quot;,&quot;&amp;[.D162]&amp;&quot;,&quot;&amp;[.E162]" office:value-type="string" office:string-value="127,159,255" calcext:value-type="string">
            <text:p>127,159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2" calcext:value-type="float">
            <text:p>162</text:p>
          </table:table-cell>
          <table:table-cell table:style-name="ce687" office:value-type="float" office:value="162" calcext:value-type="float">
            <text:p>16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63]&amp;&quot;,&quot;&amp;[.D163]&amp;&quot;,&quot;&amp;[.E163]" office:value-type="string" office:string-value="0,51,204" calcext:value-type="string">
            <text:p>0,51,204</text:p>
          </table:table-cell>
          <table:table-cell table:style-name="ce782" office:value-type="string" calcext:value-type="string">
            <text:p>天正轴网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163" calcext:value-type="float">
            <text:p>163</text:p>
          </table:table-cell>
          <table:table-cell table:style-name="ce688" office:value-type="float" office:value="163" calcext:value-type="float">
            <text:p>16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64]&amp;&quot;,&quot;&amp;[.D164]&amp;&quot;,&quot;&amp;[.E164]" office:value-type="string" office:string-value="102,127,204" calcext:value-type="string">
            <text:p>102,127,204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4" calcext:value-type="float">
            <text:p>164</text:p>
          </table:table-cell>
          <table:table-cell table:style-name="ce689" office:value-type="float" office:value="164" calcext:value-type="float">
            <text:p>16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65]&amp;&quot;,&quot;&amp;[.D165]&amp;&quot;,&quot;&amp;[.E165]" office:value-type="string" office:string-value="0,38,152" calcext:value-type="string">
            <text:p>0,38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5" calcext:value-type="float">
            <text:p>165</text:p>
          </table:table-cell>
          <table:table-cell table:style-name="ce690" office:value-type="float" office:value="165" calcext:value-type="float">
            <text:p>16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66]&amp;&quot;,&quot;&amp;[.D166]&amp;&quot;,&quot;&amp;[.E166]" office:value-type="string" office:string-value="76,95,152" calcext:value-type="string">
            <text:p>76,95,152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6" calcext:value-type="float">
            <text:p>166</text:p>
          </table:table-cell>
          <table:table-cell table:style-name="ce691" office:value-type="float" office:value="166" calcext:value-type="float">
            <text:p>16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67]&amp;&quot;,&quot;&amp;[.D167]&amp;&quot;,&quot;&amp;[.E167]" office:value-type="string" office:string-value="0,31,127" calcext:value-type="string">
            <text:p>0,31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7" calcext:value-type="float">
            <text:p>167</text:p>
          </table:table-cell>
          <table:table-cell table:style-name="ce692" office:value-type="float" office:value="167" calcext:value-type="float">
            <text:p>16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68]&amp;&quot;,&quot;&amp;[.D168]&amp;&quot;,&quot;&amp;[.E168]" office:value-type="string" office:string-value="63,79,127" calcext:value-type="string">
            <text:p>63,79,127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8" calcext:value-type="float">
            <text:p>168</text:p>
          </table:table-cell>
          <table:table-cell table:style-name="ce693" office:value-type="float" office:value="168" calcext:value-type="float">
            <text:p>16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69]&amp;&quot;,&quot;&amp;[.D169]&amp;&quot;,&quot;&amp;[.E169]" office:value-type="string" office:string-value="0,19,76" calcext:value-type="string">
            <text:p>0,19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69" calcext:value-type="float">
            <text:p>169</text:p>
          </table:table-cell>
          <table:table-cell table:style-name="ce694" office:value-type="float" office:value="169" calcext:value-type="float">
            <text:p>169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70]&amp;&quot;,&quot;&amp;[.D170]&amp;&quot;,&quot;&amp;[.E170]" office:value-type="string" office:string-value="38,47,76" calcext:value-type="string">
            <text:p>38,47,76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0" calcext:value-type="float">
            <text:p>170</text:p>
          </table:table-cell>
          <table:table-cell table:style-name="ce534" office:value-type="float" office:value="170" calcext:value-type="float">
            <text:p>170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71]&amp;&quot;,&quot;&amp;[.D171]&amp;&quot;,&quot;&amp;[.E171]" office:value-type="string" office:string-value="0,0,255" calcext:value-type="string">
            <text:p>0,0,255</text:p>
          </table:table-cell>
          <table:table-cell table:style-name="ce782"/>
          <table:table-cell table:number-columns-repeated="1017"/>
        </table:table-row>
        <table:table-row table:style-name="ro1">
          <table:table-cell table:style-name="ce527" office:value-type="float" office:value="171" calcext:value-type="float">
            <text:p>171</text:p>
          </table:table-cell>
          <table:table-cell table:style-name="ce695" office:value-type="float" office:value="171" calcext:value-type="float">
            <text:p>171</text:p>
          </table:table-cell>
          <table:table-cell table:number-columns-repeated="2"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72]&amp;&quot;,&quot;&amp;[.D172]&amp;&quot;,&quot;&amp;[.E172]" office:value-type="string" office:string-value="127,127,255" calcext:value-type="string">
            <text:p>127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2" calcext:value-type="float">
            <text:p>172</text:p>
          </table:table-cell>
          <table:table-cell table:style-name="ce696" office:value-type="float" office:value="172" calcext:value-type="float">
            <text:p>172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73]&amp;&quot;,&quot;&amp;[.D173]&amp;&quot;,&quot;&amp;[.E173]" office:value-type="string" office:string-value="0,0,204" calcext:value-type="string">
            <text:p>0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3" calcext:value-type="float">
            <text:p>173</text:p>
          </table:table-cell>
          <table:table-cell table:style-name="ce697" office:value-type="float" office:value="173" calcext:value-type="float">
            <text:p>173</text:p>
          </table:table-cell>
          <table:table-cell table:number-columns-repeated="2"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74]&amp;&quot;,&quot;&amp;[.D174]&amp;&quot;,&quot;&amp;[.E174]" office:value-type="string" office:string-value="102,102,204" calcext:value-type="string">
            <text:p>102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4" calcext:value-type="float">
            <text:p>174</text:p>
          </table:table-cell>
          <table:table-cell table:style-name="ce698" office:value-type="float" office:value="174" calcext:value-type="float">
            <text:p>174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75]&amp;&quot;,&quot;&amp;[.D175]&amp;&quot;,&quot;&amp;[.E175]" office:value-type="string" office:string-value="0,0,152" calcext:value-type="string">
            <text:p>0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5" calcext:value-type="float">
            <text:p>175</text:p>
          </table:table-cell>
          <table:table-cell table:style-name="ce699" office:value-type="float" office:value="175" calcext:value-type="float">
            <text:p>175</text:p>
          </table:table-cell>
          <table:table-cell table:number-columns-repeated="2"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76]&amp;&quot;,&quot;&amp;[.D176]&amp;&quot;,&quot;&amp;[.E176]" office:value-type="string" office:string-value="76,76,152" calcext:value-type="string">
            <text:p>76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6" calcext:value-type="float">
            <text:p>176</text:p>
          </table:table-cell>
          <table:table-cell table:style-name="ce700" office:value-type="float" office:value="176" calcext:value-type="float">
            <text:p>176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77]&amp;&quot;,&quot;&amp;[.D177]&amp;&quot;,&quot;&amp;[.E177]" office:value-type="string" office:string-value="0,0,127" calcext:value-type="string">
            <text:p>0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7" calcext:value-type="float">
            <text:p>177</text:p>
          </table:table-cell>
          <table:table-cell table:style-name="ce701" office:value-type="float" office:value="177" calcext:value-type="float">
            <text:p>177</text:p>
          </table:table-cell>
          <table:table-cell table:number-columns-repeated="2"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78]&amp;&quot;,&quot;&amp;[.D178]&amp;&quot;,&quot;&amp;[.E178]" office:value-type="string" office:string-value="63,63,127" calcext:value-type="string">
            <text:p>63,63,127</text:p>
          </table:table-cell>
          <table:table-cell table:style-name="ce783" office:value-type="string" calcext:value-type="string">
            <text:p>房间面积地面填充</text:p>
          </table:table-cell>
          <table:table-cell table:number-columns-repeated="1017"/>
        </table:table-row>
        <table:table-row table:style-name="ro1">
          <table:table-cell table:style-name="ce527" office:value-type="float" office:value="178" calcext:value-type="float">
            <text:p>178</text:p>
          </table:table-cell>
          <table:table-cell table:style-name="ce702" office:value-type="float" office:value="178" calcext:value-type="float">
            <text:p>178</text:p>
          </table:table-cell>
          <table:table-cell table:number-columns-repeated="2"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79]&amp;&quot;,&quot;&amp;[.D179]&amp;&quot;,&quot;&amp;[.E179]" office:value-type="string" office:string-value="0,0,76" calcext:value-type="string">
            <text:p>0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79" calcext:value-type="float">
            <text:p>179</text:p>
          </table:table-cell>
          <table:table-cell table:style-name="ce703" office:value-type="float" office:value="179" calcext:value-type="float">
            <text:p>179</text:p>
          </table:table-cell>
          <table:table-cell table:number-columns-repeated="2"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80]&amp;&quot;,&quot;&amp;[.D180]&amp;&quot;,&quot;&amp;[.E180]" office:value-type="string" office:string-value="38,38,76" calcext:value-type="string">
            <text:p>38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0" calcext:value-type="float">
            <text:p>180</text:p>
          </table:table-cell>
          <table:table-cell table:style-name="ce704" office:value-type="float" office:value="180" calcext:value-type="float">
            <text:p>18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81]&amp;&quot;,&quot;&amp;[.D181]&amp;&quot;,&quot;&amp;[.E181]" office:value-type="string" office:string-value="63,0,255" calcext:value-type="string">
            <text:p>63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1" calcext:value-type="float">
            <text:p>181</text:p>
          </table:table-cell>
          <table:table-cell table:style-name="ce705" office:value-type="float" office:value="181" calcext:value-type="float">
            <text:p>181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82]&amp;&quot;,&quot;&amp;[.D182]&amp;&quot;,&quot;&amp;[.E182]" office:value-type="string" office:string-value="159,127,255" calcext:value-type="string">
            <text:p>159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2" calcext:value-type="float">
            <text:p>182</text:p>
          </table:table-cell>
          <table:table-cell table:style-name="ce706" office:value-type="float" office:value="182" calcext:value-type="float">
            <text:p>182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83]&amp;&quot;,&quot;&amp;[.D183]&amp;&quot;,&quot;&amp;[.E183]" office:value-type="string" office:string-value="51,0,204" calcext:value-type="string">
            <text:p>51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3" calcext:value-type="float">
            <text:p>183</text:p>
          </table:table-cell>
          <table:table-cell table:style-name="ce707" office:value-type="float" office:value="183" calcext:value-type="float">
            <text:p>18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84]&amp;&quot;,&quot;&amp;[.D184]&amp;&quot;,&quot;&amp;[.E184]" office:value-type="string" office:string-value="127,102,204" calcext:value-type="string">
            <text:p>127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4" calcext:value-type="float">
            <text:p>184</text:p>
          </table:table-cell>
          <table:table-cell table:style-name="ce708" office:value-type="float" office:value="184" calcext:value-type="float">
            <text:p>184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85]&amp;&quot;,&quot;&amp;[.D185]&amp;&quot;,&quot;&amp;[.E185]" office:value-type="string" office:string-value="38,0,152" calcext:value-type="string">
            <text:p>38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5" calcext:value-type="float">
            <text:p>185</text:p>
          </table:table-cell>
          <table:table-cell table:style-name="ce709" office:value-type="float" office:value="185" calcext:value-type="float">
            <text:p>185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86]&amp;&quot;,&quot;&amp;[.D186]&amp;&quot;,&quot;&amp;[.E186]" office:value-type="string" office:string-value="95,76,152" calcext:value-type="string">
            <text:p>95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6" calcext:value-type="float">
            <text:p>186</text:p>
          </table:table-cell>
          <table:table-cell table:style-name="ce710" office:value-type="float" office:value="186" calcext:value-type="float">
            <text:p>186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87]&amp;&quot;,&quot;&amp;[.D187]&amp;&quot;,&quot;&amp;[.E187]" office:value-type="string" office:string-value="31,0,127" calcext:value-type="string">
            <text:p>31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7" calcext:value-type="float">
            <text:p>187</text:p>
          </table:table-cell>
          <table:table-cell table:style-name="ce711" office:value-type="float" office:value="187" calcext:value-type="float">
            <text:p>187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88]&amp;&quot;,&quot;&amp;[.D188]&amp;&quot;,&quot;&amp;[.E188]" office:value-type="string" office:string-value="79,63,127" calcext:value-type="string">
            <text:p>79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8" calcext:value-type="float">
            <text:p>188</text:p>
          </table:table-cell>
          <table:table-cell table:style-name="ce712" office:value-type="float" office:value="188" calcext:value-type="float">
            <text:p>188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89]&amp;&quot;,&quot;&amp;[.D189]&amp;&quot;,&quot;&amp;[.E189]" office:value-type="string" office:string-value="19,0,76" calcext:value-type="string">
            <text:p>19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89" calcext:value-type="float">
            <text:p>189</text:p>
          </table:table-cell>
          <table:table-cell table:style-name="ce713" office:value-type="float" office:value="189" calcext:value-type="float">
            <text:p>189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90]&amp;&quot;,&quot;&amp;[.D190]&amp;&quot;,&quot;&amp;[.E190]" office:value-type="string" office:string-value="47,38,76" calcext:value-type="string">
            <text:p>47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0" calcext:value-type="float">
            <text:p>190</text:p>
          </table:table-cell>
          <table:table-cell table:style-name="ce714" office:value-type="float" office:value="190" calcext:value-type="float">
            <text:p>19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91]&amp;&quot;,&quot;&amp;[.D191]&amp;&quot;,&quot;&amp;[.E191]" office:value-type="string" office:string-value="127,0,255" calcext:value-type="string">
            <text:p>127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1" calcext:value-type="float">
            <text:p>191</text:p>
          </table:table-cell>
          <table:table-cell table:style-name="ce715" office:value-type="float" office:value="191" calcext:value-type="float">
            <text:p>191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192]&amp;&quot;,&quot;&amp;[.D192]&amp;&quot;,&quot;&amp;[.E192]" office:value-type="string" office:string-value="191,127,255" calcext:value-type="string">
            <text:p>191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2" calcext:value-type="float">
            <text:p>192</text:p>
          </table:table-cell>
          <table:table-cell table:style-name="ce716" office:value-type="float" office:value="192" calcext:value-type="float">
            <text:p>192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93]&amp;&quot;,&quot;&amp;[.D193]&amp;&quot;,&quot;&amp;[.E193]" office:value-type="string" office:string-value="102,0,204" calcext:value-type="string">
            <text:p>102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3" calcext:value-type="float">
            <text:p>193</text:p>
          </table:table-cell>
          <table:table-cell table:style-name="ce717" office:value-type="float" office:value="193" calcext:value-type="float">
            <text:p>193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194]&amp;&quot;,&quot;&amp;[.D194]&amp;&quot;,&quot;&amp;[.E194]" office:value-type="string" office:string-value="153,102,204" calcext:value-type="string">
            <text:p>153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4" calcext:value-type="float">
            <text:p>194</text:p>
          </table:table-cell>
          <table:table-cell table:style-name="ce718" office:value-type="float" office:value="194" calcext:value-type="float">
            <text:p>19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95]&amp;&quot;,&quot;&amp;[.D195]&amp;&quot;,&quot;&amp;[.E195]" office:value-type="string" office:string-value="76,0,152" calcext:value-type="string">
            <text:p>76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5" calcext:value-type="float">
            <text:p>195</text:p>
          </table:table-cell>
          <table:table-cell table:style-name="ce719" office:value-type="float" office:value="195" calcext:value-type="float">
            <text:p>195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196]&amp;&quot;,&quot;&amp;[.D196]&amp;&quot;,&quot;&amp;[.E196]" office:value-type="string" office:string-value="114,76,152" calcext:value-type="string">
            <text:p>114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6" calcext:value-type="float">
            <text:p>196</text:p>
          </table:table-cell>
          <table:table-cell table:style-name="ce720" office:value-type="float" office:value="196" calcext:value-type="float">
            <text:p>196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97]&amp;&quot;,&quot;&amp;[.D197]&amp;&quot;,&quot;&amp;[.E197]" office:value-type="string" office:string-value="63,0,127" calcext:value-type="string">
            <text:p>63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7" calcext:value-type="float">
            <text:p>197</text:p>
          </table:table-cell>
          <table:table-cell table:style-name="ce721" office:value-type="float" office:value="197" calcext:value-type="float">
            <text:p>197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198]&amp;&quot;,&quot;&amp;[.D198]&amp;&quot;,&quot;&amp;[.E198]" office:value-type="string" office:string-value="95,63,127" calcext:value-type="string">
            <text:p>95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8" calcext:value-type="float">
            <text:p>198</text:p>
          </table:table-cell>
          <table:table-cell table:style-name="ce722" office:value-type="float" office:value="198" calcext:value-type="float">
            <text:p>198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199]&amp;&quot;,&quot;&amp;[.D199]&amp;&quot;,&quot;&amp;[.E199]" office:value-type="string" office:string-value="38,0,76" calcext:value-type="string">
            <text:p>38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199" calcext:value-type="float">
            <text:p>199</text:p>
          </table:table-cell>
          <table:table-cell table:style-name="ce723" office:value-type="float" office:value="199" calcext:value-type="float">
            <text:p>199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00]&amp;&quot;,&quot;&amp;[.D200]&amp;&quot;,&quot;&amp;[.E200]" office:value-type="string" office:string-value="57,38,76" calcext:value-type="string">
            <text:p>57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0" calcext:value-type="float">
            <text:p>200</text:p>
          </table:table-cell>
          <table:table-cell table:style-name="ce724" office:value-type="float" office:value="200" calcext:value-type="float">
            <text:p>20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01]&amp;&quot;,&quot;&amp;[.D201]&amp;&quot;,&quot;&amp;[.E201]" office:value-type="string" office:string-value="191,0,255" calcext:value-type="string">
            <text:p>191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1" calcext:value-type="float">
            <text:p>201</text:p>
          </table:table-cell>
          <table:table-cell table:style-name="ce725" office:value-type="float" office:value="201" calcext:value-type="float">
            <text:p>201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02]&amp;&quot;,&quot;&amp;[.D202]&amp;&quot;,&quot;&amp;[.E202]" office:value-type="string" office:string-value="223,127,255" calcext:value-type="string">
            <text:p>223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2" calcext:value-type="float">
            <text:p>202</text:p>
          </table:table-cell>
          <table:table-cell table:style-name="ce726" office:value-type="float" office:value="202" calcext:value-type="float">
            <text:p>2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03]&amp;&quot;,&quot;&amp;[.D203]&amp;&quot;,&quot;&amp;[.E203]" office:value-type="string" office:string-value="153,0,204" calcext:value-type="string">
            <text:p>153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3" calcext:value-type="float">
            <text:p>203</text:p>
          </table:table-cell>
          <table:table-cell table:style-name="ce727" office:value-type="float" office:value="203" calcext:value-type="float">
            <text:p>203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04]&amp;&quot;,&quot;&amp;[.D204]&amp;&quot;,&quot;&amp;[.E204]" office:value-type="string" office:string-value="178,102,204" calcext:value-type="string">
            <text:p>178,102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4" calcext:value-type="float">
            <text:p>204</text:p>
          </table:table-cell>
          <table:table-cell table:style-name="ce728" office:value-type="float" office:value="204" calcext:value-type="float">
            <text:p>204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05]&amp;&quot;,&quot;&amp;[.D205]&amp;&quot;,&quot;&amp;[.E205]" office:value-type="string" office:string-value="114,0,152" calcext:value-type="string">
            <text:p>114,0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5" calcext:value-type="float">
            <text:p>205</text:p>
          </table:table-cell>
          <table:table-cell table:style-name="ce729" office:value-type="float" office:value="205" calcext:value-type="float">
            <text:p>205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06]&amp;&quot;,&quot;&amp;[.D206]&amp;&quot;,&quot;&amp;[.E206]" office:value-type="string" office:string-value="133,76,152" calcext:value-type="string">
            <text:p>133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6" calcext:value-type="float">
            <text:p>206</text:p>
          </table:table-cell>
          <table:table-cell table:style-name="ce730" office:value-type="float" office:value="206" calcext:value-type="float">
            <text:p>20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07]&amp;&quot;,&quot;&amp;[.D207]&amp;&quot;,&quot;&amp;[.E207]" office:value-type="string" office:string-value="95,0,127" calcext:value-type="string">
            <text:p>95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7" calcext:value-type="float">
            <text:p>207</text:p>
          </table:table-cell>
          <table:table-cell table:style-name="ce731" office:value-type="float" office:value="207" calcext:value-type="float">
            <text:p>207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08]&amp;&quot;,&quot;&amp;[.D208]&amp;&quot;,&quot;&amp;[.E208]" office:value-type="string" office:string-value="111,63,127" calcext:value-type="string">
            <text:p>111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8" calcext:value-type="float">
            <text:p>208</text:p>
          </table:table-cell>
          <table:table-cell table:style-name="ce732" office:value-type="float" office:value="208" calcext:value-type="float">
            <text:p>20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09]&amp;&quot;,&quot;&amp;[.D209]&amp;&quot;,&quot;&amp;[.E209]" office:value-type="string" office:string-value="57,0,76" calcext:value-type="string">
            <text:p>57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09" calcext:value-type="float">
            <text:p>209</text:p>
          </table:table-cell>
          <table:table-cell table:style-name="ce733" office:value-type="float" office:value="209" calcext:value-type="float">
            <text:p>209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10]&amp;&quot;,&quot;&amp;[.D210]&amp;&quot;,&quot;&amp;[.E210]" office:value-type="string" office:string-value="66,38,76" calcext:value-type="string">
            <text:p>66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0" calcext:value-type="float">
            <text:p>210</text:p>
          </table:table-cell>
          <table:table-cell table:style-name="ce535" office:value-type="float" office:value="210" calcext:value-type="float">
            <text:p>21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11]&amp;&quot;,&quot;&amp;[.D211]&amp;&quot;,&quot;&amp;[.E211]" office:value-type="string" office:string-value="255,0,255" calcext:value-type="string">
            <text:p>255,0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1" calcext:value-type="float">
            <text:p>211</text:p>
          </table:table-cell>
          <table:table-cell table:style-name="ce734" office:value-type="float" office:value="211" calcext:value-type="float">
            <text:p>21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table:formula="of:=[.C212]&amp;&quot;,&quot;&amp;[.D212]&amp;&quot;,&quot;&amp;[.E212]" office:value-type="string" office:string-value="255,127,255" calcext:value-type="string">
            <text:p>255,127,25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2" calcext:value-type="float">
            <text:p>212</text:p>
          </table:table-cell>
          <table:table-cell table:style-name="ce735" office:value-type="float" office:value="212" calcext:value-type="float">
            <text:p>21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13]&amp;&quot;,&quot;&amp;[.D213]&amp;&quot;,&quot;&amp;[.E213]" office:value-type="string" office:string-value="204,0,204" calcext:value-type="string">
            <text:p>204,0,20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3" calcext:value-type="float">
            <text:p>213</text:p>
          </table:table-cell>
          <table:table-cell table:style-name="ce736" office:value-type="float" office:value="213" calcext:value-type="float">
            <text:p>21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table:formula="of:=[.C214]&amp;&quot;,&quot;&amp;[.D214]&amp;&quot;,&quot;&amp;[.E214]" office:value-type="string" office:string-value="204,102,204" calcext:value-type="string">
            <text:p>204,102,204</text:p>
          </table:table-cell>
          <table:table-cell table:style-name="ce783" office:value-type="string" calcext:value-type="string">
            <text:p>标高标注</text:p>
          </table:table-cell>
          <table:table-cell table:number-columns-repeated="1017"/>
        </table:table-row>
        <table:table-row table:style-name="ro1">
          <table:table-cell table:style-name="ce527" office:value-type="float" office:value="214" calcext:value-type="float">
            <text:p>214</text:p>
          </table:table-cell>
          <table:table-cell table:style-name="ce737" office:value-type="float" office:value="214" calcext:value-type="float">
            <text:p>21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15]&amp;&quot;,&quot;&amp;[.D215]&amp;&quot;,&quot;&amp;[.E215]" office:value-type="string" office:string-value="152,0,152" calcext:value-type="string">
            <text:p>152,0,152</text:p>
          </table:table-cell>
          <table:table-cell table:style-name="ce783" office:value-type="string" calcext:value-type="string">
            <text:p>天正生成卫生间隔墙</text:p>
          </table:table-cell>
          <table:table-cell table:number-columns-repeated="1017"/>
        </table:table-row>
        <table:table-row table:style-name="ro1">
          <table:table-cell table:style-name="ce527" office:value-type="float" office:value="215" calcext:value-type="float">
            <text:p>215</text:p>
          </table:table-cell>
          <table:table-cell table:style-name="ce738" office:value-type="float" office:value="215" calcext:value-type="float">
            <text:p>21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table:formula="of:=[.C216]&amp;&quot;,&quot;&amp;[.D216]&amp;&quot;,&quot;&amp;[.E216]" office:value-type="string" office:string-value="152,76,152" calcext:value-type="string">
            <text:p>152,76,15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6" calcext:value-type="float">
            <text:p>216</text:p>
          </table:table-cell>
          <table:table-cell table:style-name="ce739" office:value-type="float" office:value="216" calcext:value-type="float">
            <text:p>21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17]&amp;&quot;,&quot;&amp;[.D217]&amp;&quot;,&quot;&amp;[.E217]" office:value-type="string" office:string-value="127,0,127" calcext:value-type="string">
            <text:p>127,0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7" calcext:value-type="float">
            <text:p>217</text:p>
          </table:table-cell>
          <table:table-cell table:style-name="ce740" office:value-type="float" office:value="217" calcext:value-type="float">
            <text:p>21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18]&amp;&quot;,&quot;&amp;[.D218]&amp;&quot;,&quot;&amp;[.E218]" office:value-type="string" office:string-value="127,63,127" calcext:value-type="string">
            <text:p>127,63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8" calcext:value-type="float">
            <text:p>218</text:p>
          </table:table-cell>
          <table:table-cell table:style-name="ce741" office:value-type="float" office:value="218" calcext:value-type="float">
            <text:p>21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19]&amp;&quot;,&quot;&amp;[.D219]&amp;&quot;,&quot;&amp;[.E219]" office:value-type="string" office:string-value="76,0,76" calcext:value-type="string">
            <text:p>76,0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19" calcext:value-type="float">
            <text:p>219</text:p>
          </table:table-cell>
          <table:table-cell table:style-name="ce742" office:value-type="float" office:value="219" calcext:value-type="float">
            <text:p>21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20]&amp;&quot;,&quot;&amp;[.D220]&amp;&quot;,&quot;&amp;[.E220]" office:value-type="string" office:string-value="76,38,76" calcext:value-type="string">
            <text:p>76,38,7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0" calcext:value-type="float">
            <text:p>220</text:p>
          </table:table-cell>
          <table:table-cell table:style-name="ce743" office:value-type="float" office:value="220" calcext:value-type="float">
            <text:p>22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221]&amp;&quot;,&quot;&amp;[.D221]&amp;&quot;,&quot;&amp;[.E221]" office:value-type="string" office:string-value="255,0,191" calcext:value-type="string">
            <text:p>255,0,19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1" calcext:value-type="float">
            <text:p>221</text:p>
          </table:table-cell>
          <table:table-cell table:style-name="ce744" office:value-type="float" office:value="221" calcext:value-type="float">
            <text:p>22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223" calcext:value-type="float">
            <text:p>223</text:p>
          </table:table-cell>
          <table:table-cell table:style-name="ce779" table:formula="of:=[.C222]&amp;&quot;,&quot;&amp;[.D222]&amp;&quot;,&quot;&amp;[.E222]" office:value-type="string" office:string-value="255,127,223" calcext:value-type="string">
            <text:p>255,127,223</text:p>
          </table:table-cell>
          <table:table-cell table:style-name="ce783" office:value-type="string" calcext:value-type="string">
            <text:p>天正Surface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222" calcext:value-type="float">
            <text:p>222</text:p>
          </table:table-cell>
          <table:table-cell table:style-name="ce745" office:value-type="float" office:value="222" calcext:value-type="float">
            <text:p>22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223]&amp;&quot;,&quot;&amp;[.D223]&amp;&quot;,&quot;&amp;[.E223]" office:value-type="string" office:string-value="204,0,153" calcext:value-type="string">
            <text:p>204,0,153</text:p>
          </table:table-cell>
          <table:table-cell table:style-name="ce783" office:value-type="string" calcext:value-type="string">
            <text:p>卫生洁具</text:p>
          </table:table-cell>
          <table:table-cell table:number-columns-repeated="1017"/>
        </table:table-row>
        <table:table-row table:style-name="ro1">
          <table:table-cell table:style-name="ce527" office:value-type="float" office:value="223" calcext:value-type="float">
            <text:p>223</text:p>
          </table:table-cell>
          <table:table-cell table:style-name="ce746" office:value-type="float" office:value="223" calcext:value-type="float">
            <text:p>22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78" calcext:value-type="float">
            <text:p>178</text:p>
          </table:table-cell>
          <table:table-cell table:style-name="ce779" table:formula="of:=[.C224]&amp;&quot;,&quot;&amp;[.D224]&amp;&quot;,&quot;&amp;[.E224]" office:value-type="string" office:string-value="204,102,178" calcext:value-type="string">
            <text:p>204,102,17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4" calcext:value-type="float">
            <text:p>224</text:p>
          </table:table-cell>
          <table:table-cell table:style-name="ce747" office:value-type="float" office:value="224" calcext:value-type="float">
            <text:p>22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225]&amp;&quot;,&quot;&amp;[.D225]&amp;&quot;,&quot;&amp;[.E225]" office:value-type="string" office:string-value="152,0,114" calcext:value-type="string">
            <text:p>152,0,11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5" calcext:value-type="float">
            <text:p>225</text:p>
          </table:table-cell>
          <table:table-cell table:style-name="ce748" office:value-type="float" office:value="225" calcext:value-type="float">
            <text:p>22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33" calcext:value-type="float">
            <text:p>133</text:p>
          </table:table-cell>
          <table:table-cell table:style-name="ce779" table:formula="of:=[.C226]&amp;&quot;,&quot;&amp;[.D226]&amp;&quot;,&quot;&amp;[.E226]" office:value-type="string" office:string-value="152,76,133" calcext:value-type="string">
            <text:p>152,76,13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6" calcext:value-type="float">
            <text:p>226</text:p>
          </table:table-cell>
          <table:table-cell table:style-name="ce749" office:value-type="float" office:value="226" calcext:value-type="float">
            <text:p>22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27]&amp;&quot;,&quot;&amp;[.D227]&amp;&quot;,&quot;&amp;[.E227]" office:value-type="string" office:string-value="127,0,95" calcext:value-type="string">
            <text:p>127,0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7" calcext:value-type="float">
            <text:p>227</text:p>
          </table:table-cell>
          <table:table-cell table:style-name="ce750" office:value-type="float" office:value="227" calcext:value-type="float">
            <text:p>22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111" calcext:value-type="float">
            <text:p>111</text:p>
          </table:table-cell>
          <table:table-cell table:style-name="ce779" table:formula="of:=[.C228]&amp;&quot;,&quot;&amp;[.D228]&amp;&quot;,&quot;&amp;[.E228]" office:value-type="string" office:string-value="127,63,111" calcext:value-type="string">
            <text:p>127,63,11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8" calcext:value-type="float">
            <text:p>228</text:p>
          </table:table-cell>
          <table:table-cell table:style-name="ce751" office:value-type="float" office:value="228" calcext:value-type="float">
            <text:p>22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229]&amp;&quot;,&quot;&amp;[.D229]&amp;&quot;,&quot;&amp;[.E229]" office:value-type="string" office:string-value="76,0,57" calcext:value-type="string">
            <text:p>76,0,5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29" calcext:value-type="float">
            <text:p>229</text:p>
          </table:table-cell>
          <table:table-cell table:style-name="ce752" office:value-type="float" office:value="229" calcext:value-type="float">
            <text:p>22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66" calcext:value-type="float">
            <text:p>66</text:p>
          </table:table-cell>
          <table:table-cell table:style-name="ce779" table:formula="of:=[.C230]&amp;&quot;,&quot;&amp;[.D230]&amp;&quot;,&quot;&amp;[.E230]" office:value-type="string" office:string-value="76,38,66" calcext:value-type="string">
            <text:p>76,38,66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0" calcext:value-type="float">
            <text:p>230</text:p>
          </table:table-cell>
          <table:table-cell table:style-name="ce753" office:value-type="float" office:value="230" calcext:value-type="float">
            <text:p>23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31]&amp;&quot;,&quot;&amp;[.D231]&amp;&quot;,&quot;&amp;[.E231]" office:value-type="string" office:string-value="255,0,127" calcext:value-type="string">
            <text:p>255,0,127</text:p>
          </table:table-cell>
          <table:table-cell table:style-name="ce783" office:value-type="string" calcext:value-type="string">
            <text:p>阳台</text:p>
          </table:table-cell>
          <table:table-cell table:number-columns-repeated="1017"/>
        </table:table-row>
        <table:table-row table:style-name="ro1">
          <table:table-cell table:style-name="ce527" office:value-type="float" office:value="231" calcext:value-type="float">
            <text:p>231</text:p>
          </table:table-cell>
          <table:table-cell table:style-name="ce754" office:value-type="float" office:value="231" calcext:value-type="float">
            <text:p>23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91" calcext:value-type="float">
            <text:p>191</text:p>
          </table:table-cell>
          <table:table-cell table:style-name="ce779" table:formula="of:=[.C232]&amp;&quot;,&quot;&amp;[.D232]&amp;&quot;,&quot;&amp;[.E232]" office:value-type="string" office:string-value="255,127,191" calcext:value-type="string">
            <text:p>255,127,19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2" calcext:value-type="float">
            <text:p>232</text:p>
          </table:table-cell>
          <table:table-cell table:style-name="ce755" office:value-type="float" office:value="232" calcext:value-type="float">
            <text:p>23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table:formula="of:=[.C233]&amp;&quot;,&quot;&amp;[.D233]&amp;&quot;,&quot;&amp;[.E233]" office:value-type="string" office:string-value="204,0,102" calcext:value-type="string">
            <text:p>204,0,10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3" calcext:value-type="float">
            <text:p>233</text:p>
          </table:table-cell>
          <table:table-cell table:style-name="ce756" office:value-type="float" office:value="233" calcext:value-type="float">
            <text:p>23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53" calcext:value-type="float">
            <text:p>153</text:p>
          </table:table-cell>
          <table:table-cell table:style-name="ce779" table:formula="of:=[.C234]&amp;&quot;,&quot;&amp;[.D234]&amp;&quot;,&quot;&amp;[.E234]" office:value-type="string" office:string-value="204,102,153" calcext:value-type="string">
            <text:p>204,102,153</text:p>
          </table:table-cell>
          <table:table-cell table:style-name="ce783" office:value-type="string" calcext:value-type="string">
            <text:p>总图道路中线</text:p>
          </table:table-cell>
          <table:table-cell table:number-columns-repeated="1017"/>
        </table:table-row>
        <table:table-row table:style-name="ro1">
          <table:table-cell table:style-name="ce527" office:value-type="float" office:value="234" calcext:value-type="float">
            <text:p>234</text:p>
          </table:table-cell>
          <table:table-cell table:style-name="ce757" office:value-type="float" office:value="234" calcext:value-type="float">
            <text:p>23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table:formula="of:=[.C235]&amp;&quot;,&quot;&amp;[.D235]&amp;&quot;,&quot;&amp;[.E235]" office:value-type="string" office:string-value="152,0,76" calcext:value-type="string">
            <text:p>152,0,76</text:p>
          </table:table-cell>
          <table:table-cell table:style-name="ce783" office:value-type="string" calcext:value-type="string">
            <text:p>天正生成矮墙</text:p>
          </table:table-cell>
          <table:table-cell table:number-columns-repeated="1017"/>
        </table:table-row>
        <table:table-row table:style-name="ro1">
          <table:table-cell table:style-name="ce527" office:value-type="float" office:value="235" calcext:value-type="float">
            <text:p>235</text:p>
          </table:table-cell>
          <table:table-cell table:style-name="ce758" office:value-type="float" office:value="235" calcext:value-type="float">
            <text:p>23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114" calcext:value-type="float">
            <text:p>114</text:p>
          </table:table-cell>
          <table:table-cell table:style-name="ce779" table:formula="of:=[.C236]&amp;&quot;,&quot;&amp;[.D236]&amp;&quot;,&quot;&amp;[.E236]" office:value-type="string" office:string-value="152,76,114" calcext:value-type="string">
            <text:p>152,76,114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6" calcext:value-type="float">
            <text:p>236</text:p>
          </table:table-cell>
          <table:table-cell table:style-name="ce759" office:value-type="float" office:value="236" calcext:value-type="float">
            <text:p>23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37]&amp;&quot;,&quot;&amp;[.D237]&amp;&quot;,&quot;&amp;[.E237]" office:value-type="string" office:string-value="127,0,63" calcext:value-type="string">
            <text:p>127,0,6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7" calcext:value-type="float">
            <text:p>237</text:p>
          </table:table-cell>
          <table:table-cell table:style-name="ce760" office:value-type="float" office:value="237" calcext:value-type="float">
            <text:p>23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38]&amp;&quot;,&quot;&amp;[.D238]&amp;&quot;,&quot;&amp;[.E238]" office:value-type="string" office:string-value="127,63,95" calcext:value-type="string">
            <text:p>127,63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8" calcext:value-type="float">
            <text:p>238</text:p>
          </table:table-cell>
          <table:table-cell table:style-name="ce761" office:value-type="float" office:value="238" calcext:value-type="float">
            <text:p>23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239]&amp;&quot;,&quot;&amp;[.D239]&amp;&quot;,&quot;&amp;[.E239]" office:value-type="string" office:string-value="76,0,38" calcext:value-type="string">
            <text:p>76,0,3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39" calcext:value-type="float">
            <text:p>239</text:p>
          </table:table-cell>
          <table:table-cell table:style-name="ce762" office:value-type="float" office:value="239" calcext:value-type="float">
            <text:p>23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57" calcext:value-type="float">
            <text:p>57</text:p>
          </table:table-cell>
          <table:table-cell table:style-name="ce779" table:formula="of:=[.C240]&amp;&quot;,&quot;&amp;[.D240]&amp;&quot;,&quot;&amp;[.E240]" office:value-type="string" office:string-value="76,38,57" calcext:value-type="string">
            <text:p>76,38,5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0" calcext:value-type="float">
            <text:p>240</text:p>
          </table:table-cell>
          <table:table-cell table:style-name="ce763" office:value-type="float" office:value="240" calcext:value-type="float">
            <text:p>240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table:formula="of:=[.C241]&amp;&quot;,&quot;&amp;[.D241]&amp;&quot;,&quot;&amp;[.E241]" office:value-type="string" office:string-value="255,0,63" calcext:value-type="string">
            <text:p>255,0,63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1" calcext:value-type="float">
            <text:p>241</text:p>
          </table:table-cell>
          <table:table-cell table:style-name="ce764" office:value-type="float" office:value="241" calcext:value-type="float">
            <text:p>241</text:p>
          </table:table-cell>
          <table:table-cell table:style-name="ce779" office:value-type="float" office:value="255" calcext:value-type="float">
            <text:p>255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159" calcext:value-type="float">
            <text:p>159</text:p>
          </table:table-cell>
          <table:table-cell table:style-name="ce779" table:formula="of:=[.C242]&amp;&quot;,&quot;&amp;[.D242]&amp;&quot;,&quot;&amp;[.E242]" office:value-type="string" office:string-value="255,127,159" calcext:value-type="string">
            <text:p>255,127,15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2" calcext:value-type="float">
            <text:p>242</text:p>
          </table:table-cell>
          <table:table-cell table:style-name="ce765" office:value-type="float" office:value="242" calcext:value-type="float">
            <text:p>242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51" calcext:value-type="float">
            <text:p>51</text:p>
          </table:table-cell>
          <table:table-cell table:style-name="ce779" table:formula="of:=[.C243]&amp;&quot;,&quot;&amp;[.D243]&amp;&quot;,&quot;&amp;[.E243]" office:value-type="string" office:string-value="204,0,51" calcext:value-type="string">
            <text:p>204,0,51</text:p>
          </table:table-cell>
          <table:table-cell table:style-name="ce783" office:value-type="string" calcext:value-type="string">
            <text:p>云线图层</text:p>
          </table:table-cell>
          <table:table-cell table:number-columns-repeated="1017"/>
        </table:table-row>
        <table:table-row table:style-name="ro1">
          <table:table-cell table:style-name="ce527" office:value-type="float" office:value="243" calcext:value-type="float">
            <text:p>243</text:p>
          </table:table-cell>
          <table:table-cell table:style-name="ce766" office:value-type="float" office:value="243" calcext:value-type="float">
            <text:p>243</text:p>
          </table:table-cell>
          <table:table-cell table:style-name="ce779" office:value-type="float" office:value="204" calcext:value-type="float">
            <text:p>204</text:p>
          </table:table-cell>
          <table:table-cell table:style-name="ce779" office:value-type="float" office:value="102" calcext:value-type="float">
            <text:p>102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table:formula="of:=[.C244]&amp;&quot;,&quot;&amp;[.D244]&amp;&quot;,&quot;&amp;[.E244]" office:value-type="string" office:string-value="204,102,127" calcext:value-type="string">
            <text:p>204,102,12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4" calcext:value-type="float">
            <text:p>244</text:p>
          </table:table-cell>
          <table:table-cell table:style-name="ce767" office:value-type="float" office:value="244" calcext:value-type="float">
            <text:p>244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table:formula="of:=[.C245]&amp;&quot;,&quot;&amp;[.D245]&amp;&quot;,&quot;&amp;[.E245]" office:value-type="string" office:string-value="152,0,38" calcext:value-type="string">
            <text:p>152,0,38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5" calcext:value-type="float">
            <text:p>245</text:p>
          </table:table-cell>
          <table:table-cell table:style-name="ce768" office:value-type="float" office:value="245" calcext:value-type="float">
            <text:p>245</text:p>
          </table:table-cell>
          <table:table-cell table:style-name="ce779" office:value-type="float" office:value="152" calcext:value-type="float">
            <text:p>152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95" calcext:value-type="float">
            <text:p>95</text:p>
          </table:table-cell>
          <table:table-cell table:style-name="ce779" table:formula="of:=[.C246]&amp;&quot;,&quot;&amp;[.D246]&amp;&quot;,&quot;&amp;[.E246]" office:value-type="string" office:string-value="152,76,95" calcext:value-type="string">
            <text:p>152,76,95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6" calcext:value-type="float">
            <text:p>246</text:p>
          </table:table-cell>
          <table:table-cell table:style-name="ce769" office:value-type="float" office:value="246" calcext:value-type="float">
            <text:p>246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31" calcext:value-type="float">
            <text:p>31</text:p>
          </table:table-cell>
          <table:table-cell table:style-name="ce779" table:formula="of:=[.C247]&amp;&quot;,&quot;&amp;[.D247]&amp;&quot;,&quot;&amp;[.E247]" office:value-type="string" office:string-value="127,0,31" calcext:value-type="string">
            <text:p>127,0,3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7" calcext:value-type="float">
            <text:p>247</text:p>
          </table:table-cell>
          <table:table-cell table:style-name="ce770" office:value-type="float" office:value="247" calcext:value-type="float">
            <text:p>247</text:p>
          </table:table-cell>
          <table:table-cell table:style-name="ce779" office:value-type="float" office:value="127" calcext:value-type="float">
            <text:p>127</text:p>
          </table:table-cell>
          <table:table-cell table:style-name="ce779" office:value-type="float" office:value="63" calcext:value-type="float">
            <text:p>63</text:p>
          </table:table-cell>
          <table:table-cell table:style-name="ce779" office:value-type="float" office:value="79" calcext:value-type="float">
            <text:p>79</text:p>
          </table:table-cell>
          <table:table-cell table:style-name="ce779" table:formula="of:=[.C248]&amp;&quot;,&quot;&amp;[.D248]&amp;&quot;,&quot;&amp;[.E248]" office:value-type="string" office:string-value="127,63,79" calcext:value-type="string">
            <text:p>127,63,7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8" calcext:value-type="float">
            <text:p>248</text:p>
          </table:table-cell>
          <table:table-cell table:style-name="ce771" office:value-type="float" office:value="248" calcext:value-type="float">
            <text:p>248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0" calcext:value-type="float">
            <text:p>0</text:p>
          </table:table-cell>
          <table:table-cell table:style-name="ce779" office:value-type="float" office:value="19" calcext:value-type="float">
            <text:p>19</text:p>
          </table:table-cell>
          <table:table-cell table:style-name="ce779" table:formula="of:=[.C249]&amp;&quot;,&quot;&amp;[.D249]&amp;&quot;,&quot;&amp;[.E249]" office:value-type="string" office:string-value="76,0,19" calcext:value-type="string">
            <text:p>76,0,19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49" calcext:value-type="float">
            <text:p>249</text:p>
          </table:table-cell>
          <table:table-cell table:style-name="ce772" office:value-type="float" office:value="249" calcext:value-type="float">
            <text:p>249</text:p>
          </table:table-cell>
          <table:table-cell table:style-name="ce779" office:value-type="float" office:value="76" calcext:value-type="float">
            <text:p>76</text:p>
          </table:table-cell>
          <table:table-cell table:style-name="ce779" office:value-type="float" office:value="38" calcext:value-type="float">
            <text:p>38</text:p>
          </table:table-cell>
          <table:table-cell table:style-name="ce779" office:value-type="float" office:value="47" calcext:value-type="float">
            <text:p>47</text:p>
          </table:table-cell>
          <table:table-cell table:style-name="ce779" table:formula="of:=[.C250]&amp;&quot;,&quot;&amp;[.D250]&amp;&quot;,&quot;&amp;[.E250]" office:value-type="string" office:string-value="76,38,47" calcext:value-type="string">
            <text:p>76,38,47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0" calcext:value-type="float">
            <text:p>250</text:p>
          </table:table-cell>
          <table:table-cell table:style-name="ce773" office:value-type="float" office:value="250" calcext:value-type="float">
            <text:p>250</text:p>
          </table:table-cell>
          <table:table-cell table:number-columns-repeated="3" table:style-name="ce779" office:value-type="float" office:value="51" calcext:value-type="float">
            <text:p>51</text:p>
          </table:table-cell>
          <table:table-cell table:style-name="ce779" table:formula="of:=[.C251]&amp;&quot;,&quot;&amp;[.D251]&amp;&quot;,&quot;&amp;[.E251]" office:value-type="string" office:string-value="51,51,51" calcext:value-type="string">
            <text:p>51,51,51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1" calcext:value-type="float">
            <text:p>251</text:p>
          </table:table-cell>
          <table:table-cell table:style-name="ce774" office:value-type="float" office:value="251" calcext:value-type="float">
            <text:p>251</text:p>
          </table:table-cell>
          <table:table-cell table:number-columns-repeated="3" table:style-name="ce779" office:value-type="float" office:value="91" calcext:value-type="float">
            <text:p>91</text:p>
          </table:table-cell>
          <table:table-cell table:style-name="ce779" table:formula="of:=[.C252]&amp;&quot;,&quot;&amp;[.D252]&amp;&quot;,&quot;&amp;[.E252]" office:value-type="string" office:string-value="91,91,91" calcext:value-type="string">
            <text:p>91,91,91</text:p>
          </table:table-cell>
          <table:table-cell table:style-name="ce783" office:value-type="string" calcext:value-type="string">
            <text:p>天正PUB-Hatch图层，柱填充</text:p>
          </table:table-cell>
          <table:table-cell table:number-columns-repeated="1017"/>
        </table:table-row>
        <table:table-row table:style-name="ro1">
          <table:table-cell table:style-name="ce527" office:value-type="float" office:value="252" calcext:value-type="float">
            <text:p>252</text:p>
          </table:table-cell>
          <table:table-cell table:style-name="ce775" office:value-type="float" office:value="252" calcext:value-type="float">
            <text:p>252</text:p>
          </table:table-cell>
          <table:table-cell table:number-columns-repeated="3" table:style-name="ce779" office:value-type="float" office:value="132" calcext:value-type="float">
            <text:p>132</text:p>
          </table:table-cell>
          <table:table-cell table:style-name="ce779" table:formula="of:=[.C253]&amp;&quot;,&quot;&amp;[.D253]&amp;&quot;,&quot;&amp;[.E253]" office:value-type="string" office:string-value="132,132,132" calcext:value-type="string">
            <text:p>132,132,132</text:p>
          </table:table-cell>
          <table:table-cell table:style-name="ce783"/>
          <table:table-cell table:number-columns-repeated="1017"/>
        </table:table-row>
        <table:table-row table:style-name="ro1">
          <table:table-cell table:style-name="ce527" office:value-type="float" office:value="253" calcext:value-type="float">
            <text:p>253</text:p>
          </table:table-cell>
          <table:table-cell table:style-name="ce776" office:value-type="float" office:value="253" calcext:value-type="float">
            <text:p>253</text:p>
          </table:table-cell>
          <table:table-cell table:number-columns-repeated="3" table:style-name="ce779" office:value-type="float" office:value="173" calcext:value-type="float">
            <text:p>173</text:p>
          </table:table-cell>
          <table:table-cell table:style-name="ce779" table:formula="of:=[.C254]&amp;&quot;,&quot;&amp;[.D254]&amp;&quot;,&quot;&amp;[.E254]" office:value-type="string" office:string-value="173,173,173" calcext:value-type="string">
            <text:p>173,173,173</text:p>
          </table:table-cell>
          <table:table-cell table:style-name="ce783" office:value-type="string" calcext:value-type="string">
            <text:p>天正文字</text:p>
          </table:table-cell>
          <table:table-cell table:number-columns-repeated="1017"/>
        </table:table-row>
        <table:table-row table:style-name="ro1">
          <table:table-cell table:style-name="ce527" office:value-type="float" office:value="254" calcext:value-type="float">
            <text:p>254</text:p>
          </table:table-cell>
          <table:table-cell table:style-name="ce777" office:value-type="float" office:value="254" calcext:value-type="float">
            <text:p>254</text:p>
          </table:table-cell>
          <table:table-cell table:number-columns-repeated="3" table:style-name="ce779" office:value-type="float" office:value="214" calcext:value-type="float">
            <text:p>214</text:p>
          </table:table-cell>
          <table:table-cell table:style-name="ce779" table:formula="of:=[.C255]&amp;&quot;,&quot;&amp;[.D255]&amp;&quot;,&quot;&amp;[.E255]" office:value-type="string" office:string-value="214,214,214" calcext:value-type="string">
            <text:p>214,214,214</text:p>
          </table:table-cell>
          <table:table-cell table:style-name="ce783" office:value-type="string" calcext:value-type="string">
            <text:p>文字</text:p>
          </table:table-cell>
          <table:table-cell table:number-columns-repeated="1017"/>
        </table:table-row>
        <table:table-row table:style-name="ro1">
          <table:table-cell table:style-name="ce527" office:value-type="float" office:value="255" calcext:value-type="float">
            <text:p>255</text:p>
          </table:table-cell>
          <table:table-cell table:style-name="ce778" office:value-type="float" office:value="255" calcext:value-type="float">
            <text:p>255</text:p>
          </table:table-cell>
          <table:table-cell table:number-columns-repeated="3" table:style-name="ce780" office:value-type="float" office:value="255" calcext:value-type="float">
            <text:p>255</text:p>
          </table:table-cell>
          <table:table-cell table:style-name="ce780" table:formula="of:=[.C256]&amp;&quot;,&quot;&amp;[.D256]&amp;&quot;,&quot;&amp;[.E256]" office:value-type="string" office:string-value="255,255,255" calcext:value-type="string">
            <text:p>255,255,255</text:p>
          </table:table-cell>
          <table:table-cell table:style-name="ce784"/>
          <table:table-cell table:number-columns-repeated="1017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总图专业" table:style-name="ta1">
        <table:table-column table:style-name="co9" table:default-cell-style-name="ce786"/>
        <table:table-column table:style-name="co10" table:default-cell-style-name="ce786"/>
        <table:table-column table:style-name="co11" table:default-cell-style-name="ce786"/>
        <table:table-column table:style-name="co12" table:default-cell-style-name="ce786"/>
        <table:table-column table:style-name="co13" table:default-cell-style-name="ce786"/>
        <table:table-column table:style-name="co2" table:default-cell-style-name="ce786"/>
        <table:table-column table:style-name="co3" table:default-cell-style-name="ce786"/>
        <table:table-column table:style-name="co4" table:default-cell-style-name="ce786"/>
        <table:table-column table:style-name="co5" table:default-cell-style-name="ce786"/>
        <table:table-column table:style-name="co6" table:default-cell-style-name="ce786"/>
        <table:table-column table:style-name="co14" table:default-cell-style-name="ce786"/>
        <table:table-column table:style-name="co15" table:default-cell-style-name="ce786"/>
        <table:table-column table:style-name="co16" table:default-cell-style-name="ce786"/>
        <table:table-column table:style-name="co8" table:number-columns-repeated="1011" table:default-cell-style-name="ce786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专业代码</text:p>
          </table:table-cell>
          <table:table-cell office:value-type="string" calcext:value-type="string">
            <text:p>主代码</text:p>
          </table:table-cell>
          <table:table-cell office:value-type="string" calcext:value-type="string">
            <text:p>次代码</text:p>
          </table:table-cell>
          <table:table-cell office:value-type="string" calcext:value-type="string">
            <text:p>图层名称</text:p>
          </table:table-cell>
          <table:table-cell table:style-name="ce788" office:value-type="string" calcext:value-type="string">
            <text:p>ACI颜色号</text:p>
          </table:table-cell>
          <table:table-cell table:style-name="ce789" office:value-type="string" calcext:value-type="string">
            <text:p>红(Red)</text:p>
          </table:table-cell>
          <table:table-cell table:style-name="ce789" office:value-type="string" calcext:value-type="string">
            <text:p>绿(Green)</text:p>
          </table:table-cell>
          <table:table-cell table:style-name="ce789" office:value-type="string" calcext:value-type="string">
            <text:p>蓝(Bule)</text:p>
          </table:table-cell>
          <table:table-cell table:style-name="ce789" office:value-type="string" calcext:value-type="string">
            <text:p>COMBINE_INDEX</text:p>
          </table:table-cell>
          <table:table-cell table:style-name="ce790" office:value-type="string" calcext:value-type="string">
            <text:p>线形设置</text:p>
          </table:table-cell>
          <table:table-cell table:style-name="ce790" office:value-type="string" calcext:value-type="string">
            <text:p>线宽设置(AutoCAD)</text:p>
          </table:table-cell>
          <table:table-cell table:style-name="ce790" office:value-type="string" calcext:value-type="string">
            <text:p>线宽设置(Rhino)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" calcext:value-type="float">
            <text:p>1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范围</text:p>
          </table:table-cell>
          <table:table-cell table:style-name="ce787" office:value-type="string" calcext:value-type="string">
            <text:p>总用地范围</text:p>
          </table:table-cell>
          <table:table-cell table:style-name="ce787" table:formula="of:=[.B2]&amp;&quot;-&quot;&amp;[.C2]&amp;&quot;-&quot;&amp;[.D2]" office:value-type="string" office:string-value="G-总图-范围-总用地范围" calcext:value-type="string">
            <text:p>G-总图-范围-总用地范围</text:p>
          </table:table-cell>
          <table:table-cell table:style-name="ce787" office:value-type="float" office:value="1" calcext:value-type="float">
            <text:p>1</text:p>
          </table:table-cell>
          <table:table-cell table:style-name="ce787" table:formula="of:=VLOOKUP([总图专业.$F2];['ACI-Autodesk_colour_index'.B$1:.F$1048576];2;0)" office:value-type="float" office:value="255" calcext:value-type="float">
            <text:p>255</text:p>
          </table:table-cell>
          <table:table-cell table:style-name="ce787" table:formula="of:=VLOOKUP([总图专业.$F2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2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2];['ACI-Autodesk_colour_index'.B$1:.F$1048576];5;0)" office:value-type="string" office:string-value="255,0,0" calcext:value-type="string">
            <text:p>255,0,0</text:p>
          </table:table-cell>
          <table:table-cell table:style-name="ce787" office:value-type="string" calcext:value-type="string">
            <text:p>BORDER</text:p>
          </table:table-cell>
          <table:table-cell table:style-name="ce787" office:value-type="float" office:value="13" calcext:value-type="float">
            <text:p>13</text:p>
          </table:table-cell>
          <table:table-cell table:style-name="ce787" table:formula="of:=[总图专业.$L2]*0.01" office:value-type="float" office:value="0.13" calcext:value-type="float">
            <text:p>0.13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" calcext:value-type="float">
            <text:p>2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范围</text:p>
          </table:table-cell>
          <table:table-cell table:style-name="ce787" office:value-type="string" calcext:value-type="string">
            <text:p>规划用地范围</text:p>
          </table:table-cell>
          <table:table-cell table:style-name="ce787" table:formula="of:=[.B3]&amp;&quot;-&quot;&amp;[.C3]&amp;&quot;-&quot;&amp;[.D3]" office:value-type="string" office:string-value="G-总图-范围-规划用地范围" calcext:value-type="string">
            <text:p>G-总图-范围-规划用地范围</text:p>
          </table:table-cell>
          <table:table-cell table:style-name="ce787" office:value-type="float" office:value="12" calcext:value-type="float">
            <text:p>12</text:p>
          </table:table-cell>
          <table:table-cell table:style-name="ce787" table:formula="of:=VLOOKUP([总图专业.$F3];['ACI-Autodesk_colour_index'.B$1:.F$1048576];2;0)" office:value-type="float" office:value="204" calcext:value-type="float">
            <text:p>204</text:p>
          </table:table-cell>
          <table:table-cell table:style-name="ce787" table:formula="of:=VLOOKUP([总图专业.$F3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3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3];['ACI-Autodesk_colour_index'.B$1:.F$1048576];5;0)" office:value-type="string" office:string-value="204,0,0" calcext:value-type="string">
            <text:p>204,0,0</text:p>
          </table:table-cell>
          <table:table-cell table:style-name="ce787" office:value-type="string" calcext:value-type="string">
            <text:p>BORDER</text:p>
          </table:table-cell>
          <table:table-cell table:style-name="ce787" office:value-type="float" office:value="20" calcext:value-type="float">
            <text:p>20</text:p>
          </table:table-cell>
          <table:table-cell table:style-name="ce787" table:formula="of:=[总图专业.$L3]*0.01" office:value-type="float" office:value="0.2" calcext:value-type="float">
            <text:p>0.2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3" calcext:value-type="float">
            <text:p>3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范围</text:p>
          </table:table-cell>
          <table:table-cell table:style-name="ce787" office:value-type="string" calcext:value-type="string">
            <text:p>多层建筑控制线</text:p>
          </table:table-cell>
          <table:table-cell table:style-name="ce787" table:formula="of:=[.B4]&amp;&quot;-&quot;&amp;[.C4]&amp;&quot;-&quot;&amp;[.D4]" office:value-type="string" office:string-value="G-总图-范围-多层建筑控制线" calcext:value-type="string">
            <text:p>G-总图-范围-多层建筑控制线</text:p>
          </table:table-cell>
          <table:table-cell table:style-name="ce787" office:value-type="float" office:value="200" calcext:value-type="float">
            <text:p>200</text:p>
          </table:table-cell>
          <table:table-cell table:style-name="ce787" table:formula="of:=VLOOKUP([总图专业.$F4];['ACI-Autodesk_colour_index'.B$1:.F$1048576];2;0)" office:value-type="float" office:value="191" calcext:value-type="float">
            <text:p>191</text:p>
          </table:table-cell>
          <table:table-cell table:style-name="ce787" table:formula="of:=VLOOKUP([总图专业.$F4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4];['ACI-Autodesk_colour_index'.B$1:.F$1048576];4;0)" office:value-type="float" office:value="255" calcext:value-type="float">
            <text:p>255</text:p>
          </table:table-cell>
          <table:table-cell table:style-name="ce787" table:formula="of:=VLOOKUP([总图专业.$F4];['ACI-Autodesk_colour_index'.B$1:.F$1048576];5;0)" office:value-type="string" office:string-value="191,0,255" calcext:value-type="string">
            <text:p>191,0,255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18" calcext:value-type="float">
            <text:p>18</text:p>
          </table:table-cell>
          <table:table-cell table:style-name="ce787" table:formula="of:=[总图专业.$L4]*0.01" office:value-type="float" office:value="0.18" calcext:value-type="float">
            <text:p>0.18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4" calcext:value-type="float">
            <text:p>4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范围</text:p>
          </table:table-cell>
          <table:table-cell table:style-name="ce787" office:value-type="string" calcext:value-type="string">
            <text:p>高层建筑控制线</text:p>
          </table:table-cell>
          <table:table-cell table:style-name="ce787" table:formula="of:=[.B5]&amp;&quot;-&quot;&amp;[.C5]&amp;&quot;-&quot;&amp;[.D5]" office:value-type="string" office:string-value="G-总图-范围-高层建筑控制线" calcext:value-type="string">
            <text:p>G-总图-范围-高层建筑控制线</text:p>
          </table:table-cell>
          <table:table-cell table:style-name="ce787" office:value-type="float" office:value="201" calcext:value-type="float">
            <text:p>201</text:p>
          </table:table-cell>
          <table:table-cell table:style-name="ce787" table:formula="of:=VLOOKUP([总图专业.$F5];['ACI-Autodesk_colour_index'.B$1:.F$1048576];2;0)" office:value-type="float" office:value="223" calcext:value-type="float">
            <text:p>223</text:p>
          </table:table-cell>
          <table:table-cell table:style-name="ce787" table:formula="of:=VLOOKUP([总图专业.$F5];['ACI-Autodesk_colour_index'.B$1:.F$1048576];3;0)" office:value-type="float" office:value="127" calcext:value-type="float">
            <text:p>127</text:p>
          </table:table-cell>
          <table:table-cell table:style-name="ce787" table:formula="of:=VLOOKUP([总图专业.$F5];['ACI-Autodesk_colour_index'.B$1:.F$1048576];4;0)" office:value-type="float" office:value="255" calcext:value-type="float">
            <text:p>255</text:p>
          </table:table-cell>
          <table:table-cell table:style-name="ce787" table:formula="of:=VLOOKUP([总图专业.$F5];['ACI-Autodesk_colour_index'.B$1:.F$1048576];5;0)" office:value-type="string" office:string-value="223,127,255" calcext:value-type="string">
            <text:p>223,127,255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18" calcext:value-type="float">
            <text:p>18</text:p>
          </table:table-cell>
          <table:table-cell table:style-name="ce787" table:formula="of:=[总图专业.$L5]*0.01" office:value-type="float" office:value="0.18" calcext:value-type="float">
            <text:p>0.18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5" calcext:value-type="float">
            <text:p>5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城市绿地</text:p>
          </table:table-cell>
          <table:table-cell table:style-name="ce787" table:formula="of:=[.B6]&amp;&quot;-&quot;&amp;[.C6]&amp;&quot;-&quot;&amp;[.D6]" office:value-type="string" office:string-value="G-总图-图形-城市绿地" calcext:value-type="string">
            <text:p>G-总图-图形-城市绿地</text:p>
          </table:table-cell>
          <table:table-cell table:style-name="ce787" office:value-type="float" office:value="94" calcext:value-type="float">
            <text:p>94</text:p>
          </table:table-cell>
          <table:table-cell table:style-name="ce787" table:formula="of:=VLOOKUP([总图专业.$F6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6];['ACI-Autodesk_colour_index'.B$1:.F$1048576];3;0)" office:value-type="float" office:value="152" calcext:value-type="float">
            <text:p>152</text:p>
          </table:table-cell>
          <table:table-cell table:style-name="ce787" table:formula="of:=VLOOKUP([总图专业.$F6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6];['ACI-Autodesk_colour_index'.B$1:.F$1048576];5;0)" office:value-type="string" office:string-value="0,152,0" calcext:value-type="string">
            <text:p>0,152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6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6" calcext:value-type="float">
            <text:p>6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外部道路人行道</text:p>
          </table:table-cell>
          <table:table-cell table:style-name="ce787" table:formula="of:=[.B7]&amp;&quot;-&quot;&amp;[.C7]&amp;&quot;-&quot;&amp;[.D7]" office:value-type="string" office:string-value="G-总图-图形-外部道路人行道" calcext:value-type="string">
            <text:p>G-总图-图形-外部道路人行道</text:p>
          </table:table-cell>
          <table:table-cell table:style-name="ce787" office:value-type="float" office:value="56" calcext:value-type="float">
            <text:p>56</text:p>
          </table:table-cell>
          <table:table-cell table:style-name="ce787" table:formula="of:=VLOOKUP([总图专业.$F7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7];['ACI-Autodesk_colour_index'.B$1:.F$1048576];3;0)" office:value-type="float" office:value="127" calcext:value-type="float">
            <text:p>127</text:p>
          </table:table-cell>
          <table:table-cell table:style-name="ce787" table:formula="of:=VLOOKUP([总图专业.$F7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7];['ACI-Autodesk_colour_index'.B$1:.F$1048576];5;0)" office:value-type="string" office:string-value="127,127,0" calcext:value-type="string">
            <text:p>127,127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7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7" calcext:value-type="float">
            <text:p>7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外部道路</text:p>
          </table:table-cell>
          <table:table-cell table:style-name="ce787" table:formula="of:=[.B8]&amp;&quot;-&quot;&amp;[.C8]&amp;&quot;-&quot;&amp;[.D8]" office:value-type="string" office:string-value="G-总图-图形-外部道路" calcext:value-type="string">
            <text:p>G-总图-图形-外部道路</text:p>
          </table:table-cell>
          <table:table-cell table:style-name="ce787" office:value-type="float" office:value="145" calcext:value-type="float">
            <text:p>145</text:p>
          </table:table-cell>
          <table:table-cell table:style-name="ce787" table:formula="of:=VLOOKUP([总图专业.$F8];['ACI-Autodesk_colour_index'.B$1:.F$1048576];2;0)" office:value-type="float" office:value="76" calcext:value-type="float">
            <text:p>76</text:p>
          </table:table-cell>
          <table:table-cell table:style-name="ce787" table:formula="of:=VLOOKUP([总图专业.$F8];['ACI-Autodesk_colour_index'.B$1:.F$1048576];3;0)" office:value-type="float" office:value="133" calcext:value-type="float">
            <text:p>133</text:p>
          </table:table-cell>
          <table:table-cell table:style-name="ce787" table:formula="of:=VLOOKUP([总图专业.$F8];['ACI-Autodesk_colour_index'.B$1:.F$1048576];4;0)" office:value-type="float" office:value="152" calcext:value-type="float">
            <text:p>152</text:p>
          </table:table-cell>
          <table:table-cell table:style-name="ce787" table:formula="of:=VLOOKUP([总图专业.$F8];['ACI-Autodesk_colour_index'.B$1:.F$1048576];5;0)" office:value-type="string" office:string-value="76,133,152" calcext:value-type="string">
            <text:p>76,133,152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8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8" calcext:value-type="float">
            <text:p>8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外部道路中心线</text:p>
          </table:table-cell>
          <table:table-cell table:style-name="ce787" table:formula="of:=[.B9]&amp;&quot;-&quot;&amp;[.C9]&amp;&quot;-&quot;&amp;[.D9]" office:value-type="string" office:string-value="G-总图-标线-外部道路中心线" calcext:value-type="string">
            <text:p>G-总图-标线-外部道路中心线</text:p>
          </table:table-cell>
          <table:table-cell table:style-name="ce787" office:value-type="float" office:value="22" calcext:value-type="float">
            <text:p>22</text:p>
          </table:table-cell>
          <table:table-cell table:style-name="ce787" table:formula="of:=VLOOKUP([总图专业.$F9];['ACI-Autodesk_colour_index'.B$1:.F$1048576];2;0)" office:value-type="float" office:value="204" calcext:value-type="float">
            <text:p>204</text:p>
          </table:table-cell>
          <table:table-cell table:style-name="ce787" table:formula="of:=VLOOKUP([总图专业.$F9];['ACI-Autodesk_colour_index'.B$1:.F$1048576];3;0)" office:value-type="float" office:value="51" calcext:value-type="float">
            <text:p>51</text:p>
          </table:table-cell>
          <table:table-cell table:style-name="ce787" table:formula="of:=VLOOKUP([总图专业.$F9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9];['ACI-Autodesk_colour_index'.B$1:.F$1048576];5;0)" office:value-type="string" office:string-value="204,51,0" calcext:value-type="string">
            <text:p>204,51,0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9" calcext:value-type="float">
            <text:p>9</text:p>
          </table:table-cell>
          <table:table-cell table:style-name="ce787" table:formula="of:=[总图专业.$L9]*0.01" office:value-type="float" office:value="0.09" calcext:value-type="float">
            <text:p>0.09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9" calcext:value-type="float">
            <text:p>9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消防登高扑救面</text:p>
          </table:table-cell>
          <table:table-cell table:style-name="ce787" table:formula="of:=[.B10]&amp;&quot;-&quot;&amp;[.C10]&amp;&quot;-&quot;&amp;[.D10]" office:value-type="string" office:string-value="G-总图-标线-消防登高扑救面" calcext:value-type="string">
            <text:p>G-总图-标线-消防登高扑救面</text:p>
          </table:table-cell>
          <table:table-cell table:style-name="ce787" office:value-type="float" office:value="241" calcext:value-type="float">
            <text:p>241</text:p>
          </table:table-cell>
          <table:table-cell table:style-name="ce787" table:formula="of:=VLOOKUP([总图专业.$F10];['ACI-Autodesk_colour_index'.B$1:.F$1048576];2;0)" office:value-type="float" office:value="255" calcext:value-type="float">
            <text:p>255</text:p>
          </table:table-cell>
          <table:table-cell table:style-name="ce787" table:formula="of:=VLOOKUP([总图专业.$F10];['ACI-Autodesk_colour_index'.B$1:.F$1048576];3;0)" office:value-type="float" office:value="127" calcext:value-type="float">
            <text:p>127</text:p>
          </table:table-cell>
          <table:table-cell table:style-name="ce787" table:formula="of:=VLOOKUP([总图专业.$F10];['ACI-Autodesk_colour_index'.B$1:.F$1048576];4;0)" office:value-type="float" office:value="159" calcext:value-type="float">
            <text:p>159</text:p>
          </table:table-cell>
          <table:table-cell table:style-name="ce787" table:formula="of:=VLOOKUP([总图专业.$F10];['ACI-Autodesk_colour_index'.B$1:.F$1048576];5;0)" office:value-type="string" office:string-value="255,127,159" calcext:value-type="string">
            <text:p>255,127,159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9" calcext:value-type="float">
            <text:p>9</text:p>
          </table:table-cell>
          <table:table-cell table:style-name="ce787" table:formula="of:=[总图专业.$L10]*0.01" office:value-type="float" office:value="0.09" calcext:value-type="float">
            <text:p>0.09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0" calcext:value-type="float">
            <text:p>10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内部道路中心线</text:p>
          </table:table-cell>
          <table:table-cell table:style-name="ce787" table:formula="of:=[.B11]&amp;&quot;-&quot;&amp;[.C11]&amp;&quot;-&quot;&amp;[.D11]" office:value-type="string" office:string-value="G-总图-标线-内部道路中心线" calcext:value-type="string">
            <text:p>G-总图-标线-内部道路中心线</text:p>
          </table:table-cell>
          <table:table-cell table:style-name="ce787" office:value-type="float" office:value="16" calcext:value-type="float">
            <text:p>16</text:p>
          </table:table-cell>
          <table:table-cell table:style-name="ce787" table:formula="of:=VLOOKUP([总图专业.$F11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11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11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11];['ACI-Autodesk_colour_index'.B$1:.F$1048576];5;0)" office:value-type="string" office:string-value="127,0,0" calcext:value-type="string">
            <text:p>127,0,0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9" calcext:value-type="float">
            <text:p>9</text:p>
          </table:table-cell>
          <table:table-cell table:style-name="ce787" table:formula="of:=[总图专业.$L11]*0.01" office:value-type="float" office:value="0.09" calcext:value-type="float">
            <text:p>0.09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1" calcext:value-type="float">
            <text:p>11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建筑物轮廓</text:p>
          </table:table-cell>
          <table:table-cell table:style-name="ce787" table:formula="of:=[.B12]&amp;&quot;-&quot;&amp;[.C12]&amp;&quot;-&quot;&amp;[.D12]" office:value-type="string" office:string-value="G-总图-图形-建筑物轮廓" calcext:value-type="string">
            <text:p>G-总图-图形-建筑物轮廓</text:p>
          </table:table-cell>
          <table:table-cell table:style-name="ce787" office:value-type="float" office:value="50" calcext:value-type="float">
            <text:p>50</text:p>
          </table:table-cell>
          <table:table-cell table:style-name="ce787" table:formula="of:=VLOOKUP([总图专业.$F12];['ACI-Autodesk_colour_index'.B$1:.F$1048576];2;0)" office:value-type="float" office:value="255" calcext:value-type="float">
            <text:p>255</text:p>
          </table:table-cell>
          <table:table-cell table:style-name="ce787" table:formula="of:=VLOOKUP([总图专业.$F12];['ACI-Autodesk_colour_index'.B$1:.F$1048576];3;0)" office:value-type="float" office:value="255" calcext:value-type="float">
            <text:p>255</text:p>
          </table:table-cell>
          <table:table-cell table:style-name="ce787" table:formula="of:=VLOOKUP([总图专业.$F12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12];['ACI-Autodesk_colour_index'.B$1:.F$1048576];5;0)" office:value-type="string" office:string-value="255,255,0" calcext:value-type="string">
            <text:p>255,255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2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2" calcext:value-type="float">
            <text:p>12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内部道路</text:p>
          </table:table-cell>
          <table:table-cell table:style-name="ce787" table:formula="of:=[.B13]&amp;&quot;-&quot;&amp;[.C13]&amp;&quot;-&quot;&amp;[.D13]" office:value-type="string" office:string-value="G-总图-图形-内部道路" calcext:value-type="string">
            <text:p>G-总图-图形-内部道路</text:p>
          </table:table-cell>
          <table:table-cell table:style-name="ce787" office:value-type="float" office:value="37" calcext:value-type="float">
            <text:p>37</text:p>
          </table:table-cell>
          <table:table-cell table:style-name="ce787" table:formula="of:=VLOOKUP([总图专业.$F13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13];['ACI-Autodesk_colour_index'.B$1:.F$1048576];3;0)" office:value-type="float" office:value="95" calcext:value-type="float">
            <text:p>95</text:p>
          </table:table-cell>
          <table:table-cell table:style-name="ce787" table:formula="of:=VLOOKUP([总图专业.$F13];['ACI-Autodesk_colour_index'.B$1:.F$1048576];4;0)" office:value-type="float" office:value="63" calcext:value-type="float">
            <text:p>63</text:p>
          </table:table-cell>
          <table:table-cell table:style-name="ce787" table:formula="of:=VLOOKUP([总图专业.$F13];['ACI-Autodesk_colour_index'.B$1:.F$1048576];5;0)" office:value-type="string" office:string-value="127,95,63" calcext:value-type="string">
            <text:p>127,95,63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3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3" calcext:value-type="float">
            <text:p>13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场地内景观构造</text:p>
          </table:table-cell>
          <table:table-cell table:style-name="ce787" table:formula="of:=[.B14]&amp;&quot;-&quot;&amp;[.C14]&amp;&quot;-&quot;&amp;[.D14]" office:value-type="string" office:string-value="G-总图-图形-场地内景观构造" calcext:value-type="string">
            <text:p>G-总图-图形-场地内景观构造</text:p>
          </table:table-cell>
          <table:table-cell table:style-name="ce787" office:value-type="float" office:value="77" calcext:value-type="float">
            <text:p>77</text:p>
          </table:table-cell>
          <table:table-cell table:style-name="ce787" table:formula="of:=VLOOKUP([总图专业.$F14];['ACI-Autodesk_colour_index'.B$1:.F$1048576];2;0)" office:value-type="float" office:value="95" calcext:value-type="float">
            <text:p>95</text:p>
          </table:table-cell>
          <table:table-cell table:style-name="ce787" table:formula="of:=VLOOKUP([总图专业.$F14];['ACI-Autodesk_colour_index'.B$1:.F$1048576];3;0)" office:value-type="float" office:value="127" calcext:value-type="float">
            <text:p>127</text:p>
          </table:table-cell>
          <table:table-cell table:style-name="ce787" table:formula="of:=VLOOKUP([总图专业.$F14];['ACI-Autodesk_colour_index'.B$1:.F$1048576];4;0)" office:value-type="float" office:value="63" calcext:value-type="float">
            <text:p>63</text:p>
          </table:table-cell>
          <table:table-cell table:style-name="ce787" table:formula="of:=VLOOKUP([总图专业.$F14];['ACI-Autodesk_colour_index'.B$1:.F$1048576];5;0)" office:value-type="string" office:string-value="95,127,63" calcext:value-type="string">
            <text:p>95,127,63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4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4" calcext:value-type="float">
            <text:p>14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场地内绿化</text:p>
          </table:table-cell>
          <table:table-cell table:style-name="ce787" table:formula="of:=[.B15]&amp;&quot;-&quot;&amp;[.C15]&amp;&quot;-&quot;&amp;[.D15]" office:value-type="string" office:string-value="G-总图-图形-场地内绿化" calcext:value-type="string">
            <text:p>G-总图-图形-场地内绿化</text:p>
          </table:table-cell>
          <table:table-cell table:style-name="ce787" office:value-type="float" office:value="70" calcext:value-type="float">
            <text:p>70</text:p>
          </table:table-cell>
          <table:table-cell table:style-name="ce787" table:formula="of:=VLOOKUP([总图专业.$F15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15];['ACI-Autodesk_colour_index'.B$1:.F$1048576];3;0)" office:value-type="float" office:value="255" calcext:value-type="float">
            <text:p>255</text:p>
          </table:table-cell>
          <table:table-cell table:style-name="ce787" table:formula="of:=VLOOKUP([总图专业.$F15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15];['ACI-Autodesk_colour_index'.B$1:.F$1048576];5;0)" office:value-type="string" office:string-value="127,255,0" calcext:value-type="string">
            <text:p>127,255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5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5" calcext:value-type="float">
            <text:p>15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水系</text:p>
          </table:table-cell>
          <table:table-cell table:style-name="ce787" table:formula="of:=[.B16]&amp;&quot;-&quot;&amp;[.C16]&amp;&quot;-&quot;&amp;[.D16]" office:value-type="string" office:string-value="G-总图-图形-水系" calcext:value-type="string">
            <text:p>G-总图-图形-水系</text:p>
          </table:table-cell>
          <table:table-cell table:style-name="ce787" office:value-type="float" office:value="172" calcext:value-type="float">
            <text:p>172</text:p>
          </table:table-cell>
          <table:table-cell table:style-name="ce787" table:formula="of:=VLOOKUP([总图专业.$F16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16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16];['ACI-Autodesk_colour_index'.B$1:.F$1048576];4;0)" office:value-type="float" office:value="204" calcext:value-type="float">
            <text:p>204</text:p>
          </table:table-cell>
          <table:table-cell table:style-name="ce787" table:formula="of:=VLOOKUP([总图专业.$F16];['ACI-Autodesk_colour_index'.B$1:.F$1048576];5;0)" office:value-type="string" office:string-value="0,0,204" calcext:value-type="string">
            <text:p>0,0,204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6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6" calcext:value-type="float">
            <text:p>16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围墙</text:p>
          </table:table-cell>
          <table:table-cell table:style-name="ce787" table:formula="of:=[.B17]&amp;&quot;-&quot;&amp;[.C17]&amp;&quot;-&quot;&amp;[.D17]" office:value-type="string" office:string-value="G-总图-标线-围墙" calcext:value-type="string">
            <text:p>G-总图-标线-围墙</text:p>
          </table:table-cell>
          <table:table-cell table:style-name="ce787" office:value-type="float" office:value="22" calcext:value-type="float">
            <text:p>22</text:p>
          </table:table-cell>
          <table:table-cell table:style-name="ce787" table:formula="of:=VLOOKUP([总图专业.$F17];['ACI-Autodesk_colour_index'.B$1:.F$1048576];2;0)" office:value-type="float" office:value="204" calcext:value-type="float">
            <text:p>204</text:p>
          </table:table-cell>
          <table:table-cell table:style-name="ce787" table:formula="of:=VLOOKUP([总图专业.$F17];['ACI-Autodesk_colour_index'.B$1:.F$1048576];3;0)" office:value-type="float" office:value="51" calcext:value-type="float">
            <text:p>51</text:p>
          </table:table-cell>
          <table:table-cell table:style-name="ce787" table:formula="of:=VLOOKUP([总图专业.$F17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17];['ACI-Autodesk_colour_index'.B$1:.F$1048576];5;0)" office:value-type="string" office:string-value="204,51,0" calcext:value-type="string">
            <text:p>204,51,0</text:p>
          </table:table-cell>
          <table:table-cell table:style-name="ce787" office:value-type="string" calcext:value-type="string">
            <text:p>FENCELINE2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7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7" calcext:value-type="float">
            <text:p>17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原有建筑物</text:p>
          </table:table-cell>
          <table:table-cell table:style-name="ce787" table:formula="of:=[.B18]&amp;&quot;-&quot;&amp;[.C18]&amp;&quot;-&quot;&amp;[.D18]" office:value-type="string" office:string-value="G-总图-图形-原有建筑物" calcext:value-type="string">
            <text:p>G-总图-图形-原有建筑物</text:p>
          </table:table-cell>
          <table:table-cell table:style-name="ce787" office:value-type="float" office:value="38" calcext:value-type="float">
            <text:p>38</text:p>
          </table:table-cell>
          <table:table-cell table:style-name="ce787" table:formula="of:=VLOOKUP([总图专业.$F18];['ACI-Autodesk_colour_index'.B$1:.F$1048576];2;0)" office:value-type="float" office:value="76" calcext:value-type="float">
            <text:p>76</text:p>
          </table:table-cell>
          <table:table-cell table:style-name="ce787" table:formula="of:=VLOOKUP([总图专业.$F18];['ACI-Autodesk_colour_index'.B$1:.F$1048576];3;0)" office:value-type="float" office:value="38" calcext:value-type="float">
            <text:p>38</text:p>
          </table:table-cell>
          <table:table-cell table:style-name="ce787" table:formula="of:=VLOOKUP([总图专业.$F18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18];['ACI-Autodesk_colour_index'.B$1:.F$1048576];5;0)" office:value-type="string" office:string-value="76,38,0" calcext:value-type="string">
            <text:p>76,38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8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8" calcext:value-type="float">
            <text:p>18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其他</text:p>
          </table:table-cell>
          <table:table-cell table:style-name="ce787" table:formula="of:=[.B19]&amp;&quot;-&quot;&amp;[.C19]&amp;&quot;-&quot;&amp;[.D19]" office:value-type="string" office:string-value="G-总图-标线-其他" calcext:value-type="string">
            <text:p>G-总图-标线-其他</text:p>
          </table:table-cell>
          <table:table-cell table:style-name="ce787" office:value-type="float" office:value="236" calcext:value-type="float">
            <text:p>236</text:p>
          </table:table-cell>
          <table:table-cell table:style-name="ce787" table:formula="of:=VLOOKUP([总图专业.$F19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19];['ACI-Autodesk_colour_index'.B$1:.F$1048576];3;0)" office:value-type="float" office:value="0" calcext:value-type="float">
            <text:p>0</text:p>
          </table:table-cell>
          <table:table-cell table:style-name="ce787" table:formula="of:=VLOOKUP([总图专业.$F19];['ACI-Autodesk_colour_index'.B$1:.F$1048576];4;0)" office:value-type="float" office:value="63" calcext:value-type="float">
            <text:p>63</text:p>
          </table:table-cell>
          <table:table-cell table:style-name="ce787" table:formula="of:=VLOOKUP([总图专业.$F19];['ACI-Autodesk_colour_index'.B$1:.F$1048576];5;0)" office:value-type="string" office:string-value="127,0,63" calcext:value-type="string">
            <text:p>127,0,63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19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9" calcext:value-type="float">
            <text:p>19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标线</text:p>
          </table:table-cell>
          <table:table-cell table:style-name="ce787" office:value-type="string" calcext:value-type="string">
            <text:p>新建建筑占地轮廓</text:p>
          </table:table-cell>
          <table:table-cell table:style-name="ce787" table:formula="of:=[.B20]&amp;&quot;-&quot;&amp;[.C20]&amp;&quot;-&quot;&amp;[.D20]" office:value-type="string" office:string-value="G-总图-标线-新建建筑占地轮廓" calcext:value-type="string">
            <text:p>G-总图-标线-新建建筑占地轮廓</text:p>
          </table:table-cell>
          <table:table-cell table:style-name="ce787" office:value-type="float" office:value="157" calcext:value-type="float">
            <text:p>157</text:p>
          </table:table-cell>
          <table:table-cell table:style-name="ce787" table:formula="of:=VLOOKUP([总图专业.$F20];['ACI-Autodesk_colour_index'.B$1:.F$1048576];2;0)" office:value-type="float" office:value="63" calcext:value-type="float">
            <text:p>63</text:p>
          </table:table-cell>
          <table:table-cell table:style-name="ce787" table:formula="of:=VLOOKUP([总图专业.$F20];['ACI-Autodesk_colour_index'.B$1:.F$1048576];3;0)" office:value-type="float" office:value="95" calcext:value-type="float">
            <text:p>95</text:p>
          </table:table-cell>
          <table:table-cell table:style-name="ce787" table:formula="of:=VLOOKUP([总图专业.$F20];['ACI-Autodesk_colour_index'.B$1:.F$1048576];4;0)" office:value-type="float" office:value="127" calcext:value-type="float">
            <text:p>127</text:p>
          </table:table-cell>
          <table:table-cell table:style-name="ce787" table:formula="of:=VLOOKUP([总图专业.$F20];['ACI-Autodesk_colour_index'.B$1:.F$1048576];5;0)" office:value-type="string" office:string-value="63,95,127" calcext:value-type="string">
            <text:p>63,95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0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0" calcext:value-type="float">
            <text:p>20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文字</text:p>
          </table:table-cell>
          <table:table-cell table:style-name="ce787" office:value-type="string" calcext:value-type="string">
            <text:p>注释文字</text:p>
          </table:table-cell>
          <table:table-cell table:style-name="ce787" table:formula="of:=[.B21]&amp;&quot;-&quot;&amp;[.C21]&amp;&quot;-&quot;&amp;[.D21]" office:value-type="string" office:string-value="G-总图-文字-注释文字" calcext:value-type="string">
            <text:p>G-总图-文字-注释文字</text:p>
          </table:table-cell>
          <table:table-cell table:style-name="ce787" office:value-type="float" office:value="255" calcext:value-type="float">
            <text:p>255</text:p>
          </table:table-cell>
          <table:table-cell table:style-name="ce787" table:formula="of:=VLOOKUP([总图专业.$F21];['ACI-Autodesk_colour_index'.B$1:.F$1048576];2;0)" office:value-type="float" office:value="255" calcext:value-type="float">
            <text:p>255</text:p>
          </table:table-cell>
          <table:table-cell table:style-name="ce787" table:formula="of:=VLOOKUP([总图专业.$F21];['ACI-Autodesk_colour_index'.B$1:.F$1048576];3;0)" office:value-type="float" office:value="255" calcext:value-type="float">
            <text:p>255</text:p>
          </table:table-cell>
          <table:table-cell table:style-name="ce787" table:formula="of:=VLOOKUP([总图专业.$F21];['ACI-Autodesk_colour_index'.B$1:.F$1048576];4;0)" office:value-type="float" office:value="255" calcext:value-type="float">
            <text:p>255</text:p>
          </table:table-cell>
          <table:table-cell table:style-name="ce787" table:formula="of:=VLOOKUP([总图专业.$F21];['ACI-Autodesk_colour_index'.B$1:.F$1048576];5;0)" office:value-type="string" office:string-value="255,255,255" calcext:value-type="string">
            <text:p>255,255,255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0" calcext:value-type="float">
            <text:p>0</text:p>
          </table:table-cell>
          <table:table-cell table:style-name="ce787" table:formula="of:=[总图专业.$L21]*0.0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1" calcext:value-type="float">
            <text:p>21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地下车库出入口坡道</text:p>
          </table:table-cell>
          <table:table-cell table:style-name="ce787" table:formula="of:=[.B22]&amp;&quot;-&quot;&amp;[.C22]&amp;&quot;-&quot;&amp;[.D22]" office:value-type="string" office:string-value="G-总图-图形-地下车库出入口坡道" calcext:value-type="string">
            <text:p>G-总图-图形-地下车库出入口坡道</text:p>
          </table:table-cell>
          <table:table-cell table:style-name="ce787" office:value-type="float" office:value="140" calcext:value-type="float">
            <text:p>140</text:p>
          </table:table-cell>
          <table:table-cell table:style-name="ce787" table:formula="of:=VLOOKUP([总图专业.$F22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22];['ACI-Autodesk_colour_index'.B$1:.F$1048576];3;0)" office:value-type="float" office:value="191" calcext:value-type="float">
            <text:p>191</text:p>
          </table:table-cell>
          <table:table-cell table:style-name="ce787" table:formula="of:=VLOOKUP([总图专业.$F22];['ACI-Autodesk_colour_index'.B$1:.F$1048576];4;0)" office:value-type="float" office:value="255" calcext:value-type="float">
            <text:p>255</text:p>
          </table:table-cell>
          <table:table-cell table:style-name="ce787" table:formula="of:=VLOOKUP([总图专业.$F22];['ACI-Autodesk_colour_index'.B$1:.F$1048576];5;0)" office:value-type="string" office:string-value="0,191,255" calcext:value-type="string">
            <text:p>0,191,255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2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2" calcext:value-type="float">
            <text:p>22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地面停车位</text:p>
          </table:table-cell>
          <table:table-cell table:style-name="ce787" table:formula="of:=[.B23]&amp;&quot;-&quot;&amp;[.C23]&amp;&quot;-&quot;&amp;[.D23]" office:value-type="string" office:string-value="G-总图-图形-地面停车位" calcext:value-type="string">
            <text:p>G-总图-图形-地面停车位</text:p>
          </table:table-cell>
          <table:table-cell table:style-name="ce787" office:value-type="float" office:value="102" calcext:value-type="float">
            <text:p>102</text:p>
          </table:table-cell>
          <table:table-cell table:style-name="ce787" table:formula="of:=VLOOKUP([总图专业.$F23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23];['ACI-Autodesk_colour_index'.B$1:.F$1048576];3;0)" office:value-type="float" office:value="204" calcext:value-type="float">
            <text:p>204</text:p>
          </table:table-cell>
          <table:table-cell table:style-name="ce787" table:formula="of:=VLOOKUP([总图专业.$F23];['ACI-Autodesk_colour_index'.B$1:.F$1048576];4;0)" office:value-type="float" office:value="51" calcext:value-type="float">
            <text:p>51</text:p>
          </table:table-cell>
          <table:table-cell table:style-name="ce787" table:formula="of:=VLOOKUP([总图专业.$F23];['ACI-Autodesk_colour_index'.B$1:.F$1048576];5;0)" office:value-type="string" office:string-value="0,204,51" calcext:value-type="string">
            <text:p>0,204,51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3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3" calcext:value-type="float">
            <text:p>23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地面铺地</text:p>
          </table:table-cell>
          <table:table-cell table:style-name="ce787" table:formula="of:=[.B24]&amp;&quot;-&quot;&amp;[.C24]&amp;&quot;-&quot;&amp;[.D24]" office:value-type="string" office:string-value="G-总图-图形-地面铺地" calcext:value-type="string">
            <text:p>G-总图-图形-地面铺地</text:p>
          </table:table-cell>
          <table:table-cell table:style-name="ce787" office:value-type="float" office:value="47" calcext:value-type="float">
            <text:p>47</text:p>
          </table:table-cell>
          <table:table-cell table:style-name="ce787" table:formula="of:=VLOOKUP([总图专业.$F24];['ACI-Autodesk_colour_index'.B$1:.F$1048576];2;0)" office:value-type="float" office:value="127" calcext:value-type="float">
            <text:p>127</text:p>
          </table:table-cell>
          <table:table-cell table:style-name="ce787" table:formula="of:=VLOOKUP([总图专业.$F24];['ACI-Autodesk_colour_index'.B$1:.F$1048576];3;0)" office:value-type="float" office:value="111" calcext:value-type="float">
            <text:p>111</text:p>
          </table:table-cell>
          <table:table-cell table:style-name="ce787" table:formula="of:=VLOOKUP([总图专业.$F24];['ACI-Autodesk_colour_index'.B$1:.F$1048576];4;0)" office:value-type="float" office:value="63" calcext:value-type="float">
            <text:p>63</text:p>
          </table:table-cell>
          <table:table-cell table:style-name="ce787" table:formula="of:=VLOOKUP([总图专业.$F24];['ACI-Autodesk_colour_index'.B$1:.F$1048576];5;0)" office:value-type="string" office:string-value="127,111,63" calcext:value-type="string">
            <text:p>127,111,63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4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4" calcext:value-type="float">
            <text:p>24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地面景观构筑物</text:p>
          </table:table-cell>
          <table:table-cell table:style-name="ce787" table:formula="of:=[.B25]&amp;&quot;-&quot;&amp;[.C25]&amp;&quot;-&quot;&amp;[.D25]" office:value-type="string" office:string-value="G-总图-图形-地面景观构筑物" calcext:value-type="string">
            <text:p>G-总图-图形-地面景观构筑物</text:p>
          </table:table-cell>
          <table:table-cell table:style-name="ce787" office:value-type="float" office:value="60" calcext:value-type="float">
            <text:p>60</text:p>
          </table:table-cell>
          <table:table-cell table:style-name="ce787" table:formula="of:=VLOOKUP([总图专业.$F25];['ACI-Autodesk_colour_index'.B$1:.F$1048576];2;0)" office:value-type="float" office:value="191" calcext:value-type="float">
            <text:p>191</text:p>
          </table:table-cell>
          <table:table-cell table:style-name="ce787" table:formula="of:=VLOOKUP([总图专业.$F25];['ACI-Autodesk_colour_index'.B$1:.F$1048576];3;0)" office:value-type="float" office:value="255" calcext:value-type="float">
            <text:p>255</text:p>
          </table:table-cell>
          <table:table-cell table:style-name="ce787" table:formula="of:=VLOOKUP([总图专业.$F25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25];['ACI-Autodesk_colour_index'.B$1:.F$1048576];5;0)" office:value-type="string" office:string-value="191,255,0" calcext:value-type="string">
            <text:p>191,255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5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5" calcext:value-type="float">
            <text:p>25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非机动车停车区</text:p>
          </table:table-cell>
          <table:table-cell table:style-name="ce787" table:formula="of:=[.B26]&amp;&quot;-&quot;&amp;[.C26]&amp;&quot;-&quot;&amp;[.D26]" office:value-type="string" office:string-value="G-总图-图形-非机动车停车区" calcext:value-type="string">
            <text:p>G-总图-图形-非机动车停车区</text:p>
          </table:table-cell>
          <table:table-cell table:style-name="ce787" office:value-type="float" office:value="136" calcext:value-type="float">
            <text:p>136</text:p>
          </table:table-cell>
          <table:table-cell table:style-name="ce787" table:formula="of:=VLOOKUP([总图专业.$F26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26];['ACI-Autodesk_colour_index'.B$1:.F$1048576];3;0)" office:value-type="float" office:value="127" calcext:value-type="float">
            <text:p>127</text:p>
          </table:table-cell>
          <table:table-cell table:style-name="ce787" table:formula="of:=VLOOKUP([总图专业.$F26];['ACI-Autodesk_colour_index'.B$1:.F$1048576];4;0)" office:value-type="float" office:value="127" calcext:value-type="float">
            <text:p>127</text:p>
          </table:table-cell>
          <table:table-cell table:style-name="ce787" table:formula="of:=VLOOKUP([总图专业.$F26];['ACI-Autodesk_colour_index'.B$1:.F$1048576];5;0)" office:value-type="string" office:string-value="0,127,127" calcext:value-type="string">
            <text:p>0,127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6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6" calcext:value-type="float">
            <text:p>26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1层建筑物轮廓</text:p>
          </table:table-cell>
          <table:table-cell table:style-name="ce787" table:formula="of:=[.B27]&amp;&quot;-&quot;&amp;[.C27]&amp;&quot;-&quot;&amp;[.D27]" office:value-type="string" office:string-value="G-总图-图形-1层建筑物轮廓" calcext:value-type="string">
            <text:p>G-总图-图形-1层建筑物轮廓</text:p>
          </table:table-cell>
          <table:table-cell table:style-name="ce787" office:value-type="float" office:value="52" calcext:value-type="float">
            <text:p>52</text:p>
          </table:table-cell>
          <table:table-cell table:style-name="ce787" table:formula="of:=VLOOKUP([总图专业.$F27];['ACI-Autodesk_colour_index'.B$1:.F$1048576];2;0)" office:value-type="float" office:value="204" calcext:value-type="float">
            <text:p>204</text:p>
          </table:table-cell>
          <table:table-cell table:style-name="ce787" table:formula="of:=VLOOKUP([总图专业.$F27];['ACI-Autodesk_colour_index'.B$1:.F$1048576];3;0)" office:value-type="float" office:value="204" calcext:value-type="float">
            <text:p>204</text:p>
          </table:table-cell>
          <table:table-cell table:style-name="ce787" table:formula="of:=VLOOKUP([总图专业.$F27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27];['ACI-Autodesk_colour_index'.B$1:.F$1048576];5;0)" office:value-type="string" office:string-value="204,204,0" calcext:value-type="string">
            <text:p>204,204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7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7" calcext:value-type="float">
            <text:p>27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2层建筑物轮廓</text:p>
          </table:table-cell>
          <table:table-cell table:style-name="ce787" table:formula="of:=[.B28]&amp;&quot;-&quot;&amp;[.C28]&amp;&quot;-&quot;&amp;[.D28]" office:value-type="string" office:string-value="G-总图-图形-2层建筑物轮廓" calcext:value-type="string">
            <text:p>G-总图-图形-2层建筑物轮廓</text:p>
          </table:table-cell>
          <table:table-cell table:style-name="ce787" office:value-type="float" office:value="62" calcext:value-type="float">
            <text:p>62</text:p>
          </table:table-cell>
          <table:table-cell table:style-name="ce787" table:formula="of:=VLOOKUP([总图专业.$F28];['ACI-Autodesk_colour_index'.B$1:.F$1048576];2;0)" office:value-type="float" office:value="153" calcext:value-type="float">
            <text:p>153</text:p>
          </table:table-cell>
          <table:table-cell table:style-name="ce787" table:formula="of:=VLOOKUP([总图专业.$F28];['ACI-Autodesk_colour_index'.B$1:.F$1048576];3;0)" office:value-type="float" office:value="204" calcext:value-type="float">
            <text:p>204</text:p>
          </table:table-cell>
          <table:table-cell table:style-name="ce787" table:formula="of:=VLOOKUP([总图专业.$F28];['ACI-Autodesk_colour_index'.B$1:.F$1048576];4;0)" office:value-type="float" office:value="0" calcext:value-type="float">
            <text:p>0</text:p>
          </table:table-cell>
          <table:table-cell table:style-name="ce787" table:formula="of:=VLOOKUP([总图专业.$F28];['ACI-Autodesk_colour_index'.B$1:.F$1048576];5;0)" office:value-type="string" office:string-value="153,204,0" calcext:value-type="string">
            <text:p>153,204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8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8" calcext:value-type="float">
            <text:p>28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屋顶层建筑物轮廓</text:p>
          </table:table-cell>
          <table:table-cell table:style-name="ce787" table:formula="of:=[.B29]&amp;&quot;-&quot;&amp;[.C29]&amp;&quot;-&quot;&amp;[.D29]" office:value-type="string" office:string-value="G-总图-图形-屋顶层建筑物轮廓" calcext:value-type="string">
            <text:p>G-总图-图形-屋顶层建筑物轮廓</text:p>
          </table:table-cell>
          <table:table-cell table:style-name="ce787" office:value-type="float" office:value="114" calcext:value-type="float">
            <text:p>114</text:p>
          </table:table-cell>
          <table:table-cell table:style-name="ce787" table:formula="of:=VLOOKUP([总图专业.$F29];['ACI-Autodesk_colour_index'.B$1:.F$1048576];2;0)" office:value-type="float" office:value="0" calcext:value-type="float">
            <text:p>0</text:p>
          </table:table-cell>
          <table:table-cell table:style-name="ce787" table:formula="of:=VLOOKUP([总图专业.$F29];['ACI-Autodesk_colour_index'.B$1:.F$1048576];3;0)" office:value-type="float" office:value="152" calcext:value-type="float">
            <text:p>152</text:p>
          </table:table-cell>
          <table:table-cell table:style-name="ce787" table:formula="of:=VLOOKUP([总图专业.$F29];['ACI-Autodesk_colour_index'.B$1:.F$1048576];4;0)" office:value-type="float" office:value="76" calcext:value-type="float">
            <text:p>76</text:p>
          </table:table-cell>
          <table:table-cell table:style-name="ce787" table:formula="of:=VLOOKUP([总图专业.$F29];['ACI-Autodesk_colour_index'.B$1:.F$1048576];5;0)" office:value-type="string" office:string-value="0,152,76" calcext:value-type="string">
            <text:p>0,152,76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29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9" calcext:value-type="float">
            <text:p>29</text:p>
          </table:table-cell>
          <table:table-cell table:style-name="ce787" office:value-type="string" calcext:value-type="string">
            <text:p>G-总图</text:p>
          </table:table-cell>
          <table:table-cell table:style-name="ce787" office:value-type="string" calcext:value-type="string">
            <text:p>图形</text:p>
          </table:table-cell>
          <table:table-cell table:style-name="ce787" office:value-type="string" calcext:value-type="string">
            <text:p>阳台与连廊轮廓</text:p>
          </table:table-cell>
          <table:table-cell table:style-name="ce787" table:formula="of:=[.B30]&amp;&quot;-&quot;&amp;[.C30]&amp;&quot;-&quot;&amp;[.D30]" office:value-type="string" office:string-value="G-总图-图形-阳台与连廊轮廓" calcext:value-type="string">
            <text:p>G-总图-图形-阳台与连廊轮廓</text:p>
          </table:table-cell>
          <table:table-cell table:style-name="ce787" office:value-type="float" office:value="51" calcext:value-type="float">
            <text:p>51</text:p>
          </table:table-cell>
          <table:table-cell table:style-name="ce787" table:formula="of:=VLOOKUP([总图专业.$F30];['ACI-Autodesk_colour_index'.B$1:.F$1048576];2;0)" office:value-type="float" office:value="255" calcext:value-type="float">
            <text:p>255</text:p>
          </table:table-cell>
          <table:table-cell table:style-name="ce787" table:formula="of:=VLOOKUP([总图专业.$F30];['ACI-Autodesk_colour_index'.B$1:.F$1048576];3;0)" office:value-type="float" office:value="255" calcext:value-type="float">
            <text:p>255</text:p>
          </table:table-cell>
          <table:table-cell table:style-name="ce787" table:formula="of:=VLOOKUP([总图专业.$F30];['ACI-Autodesk_colour_index'.B$1:.F$1048576];4;0)" office:value-type="float" office:value="127" calcext:value-type="float">
            <text:p>127</text:p>
          </table:table-cell>
          <table:table-cell table:style-name="ce787" table:formula="of:=VLOOKUP([总图专业.$F30];['ACI-Autodesk_colour_index'.B$1:.F$1048576];5;0)" office:value-type="string" office:string-value="255,255,127" calcext:value-type="string">
            <text:p>255,255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总图专业.$L30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建筑专业" table:style-name="ta1">
        <table:table-column table:style-name="co9" table:default-cell-style-name="ce786"/>
        <table:table-column table:style-name="co10" table:default-cell-style-name="ce786"/>
        <table:table-column table:style-name="co11" table:default-cell-style-name="ce786"/>
        <table:table-column table:style-name="co12" table:default-cell-style-name="ce786"/>
        <table:table-column table:style-name="co17" table:default-cell-style-name="ce786"/>
        <table:table-column table:style-name="co2" table:default-cell-style-name="ce786"/>
        <table:table-column table:style-name="co3" table:default-cell-style-name="ce786"/>
        <table:table-column table:style-name="co4" table:default-cell-style-name="ce786"/>
        <table:table-column table:style-name="co5" table:default-cell-style-name="ce786"/>
        <table:table-column table:style-name="co6" table:default-cell-style-name="ce786"/>
        <table:table-column table:style-name="co14" table:default-cell-style-name="ce786"/>
        <table:table-column table:style-name="co15" table:default-cell-style-name="ce786"/>
        <table:table-column table:style-name="co16" table:default-cell-style-name="ce786"/>
        <table:table-column table:style-name="co19" table:number-columns-repeated="1011" table:default-cell-style-name="ce786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专业代码</text:p>
          </table:table-cell>
          <table:table-cell office:value-type="string" calcext:value-type="string">
            <text:p>主代码</text:p>
          </table:table-cell>
          <table:table-cell office:value-type="string" calcext:value-type="string">
            <text:p>次代码</text:p>
          </table:table-cell>
          <table:table-cell office:value-type="string" calcext:value-type="string">
            <text:p>图层名称</text:p>
          </table:table-cell>
          <table:table-cell table:style-name="ce788" office:value-type="string" calcext:value-type="string">
            <text:p>ACI颜色号</text:p>
          </table:table-cell>
          <table:table-cell table:style-name="ce789" office:value-type="string" calcext:value-type="string">
            <text:p>红(Red)</text:p>
          </table:table-cell>
          <table:table-cell table:style-name="ce789" office:value-type="string" calcext:value-type="string">
            <text:p>绿(Green)</text:p>
          </table:table-cell>
          <table:table-cell table:style-name="ce789" office:value-type="string" calcext:value-type="string">
            <text:p>蓝(Bule)</text:p>
          </table:table-cell>
          <table:table-cell table:style-name="ce789" office:value-type="string" calcext:value-type="string">
            <text:p>COMBINE_INDEX</text:p>
          </table:table-cell>
          <table:table-cell table:style-name="ce790" office:value-type="string" calcext:value-type="string">
            <text:p>线形设置</text:p>
          </table:table-cell>
          <table:table-cell table:style-name="ce790" office:value-type="string" calcext:value-type="string">
            <text:p>线宽设置(AutoCAD)</text:p>
          </table:table-cell>
          <table:table-cell table:style-name="ce790" office:value-type="string" calcext:value-type="string">
            <text:p>线宽设置(Rhino)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1" calcext:value-type="float">
            <text:p>1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标准建筑保温轮廓线</text:p>
          </table:table-cell>
          <table:table-cell table:style-name="ce787" table:formula="of:=[.B2]&amp;&quot;-&quot;&amp;[.C2]&amp;&quot;-&quot;&amp;[.D2]" office:value-type="string" office:string-value="A-总图表示-标准建筑保温轮廓线" calcext:value-type="string">
            <text:p>A-总图表示-标准建筑保温轮廓线</text:p>
          </table:table-cell>
          <table:table-cell table:style-name="ce787" office:value-type="float" office:value="51" calcext:value-type="float">
            <text:p>51</text:p>
          </table:table-cell>
          <table:table-cell table:style-name="ce787" table:formula="of:=VLOOKUP([建筑专业.$F2];['ACI-Autodesk_colour_index'.B$1:.F$1048576];2;0)" office:value-type="float" office:value="255" calcext:value-type="float">
            <text:p>255</text:p>
          </table:table-cell>
          <table:table-cell table:style-name="ce787" table:formula="of:=VLOOKUP([建筑专业.$F2];['ACI-Autodesk_colour_index'.B$1:.F$1048576];3;0)" office:value-type="float" office:value="255" calcext:value-type="float">
            <text:p>255</text:p>
          </table:table-cell>
          <table:table-cell table:style-name="ce787" table:formula="of:=VLOOKUP([建筑专业.$F2];['ACI-Autodesk_colour_index'.B$1:.F$1048576];4;0)" office:value-type="float" office:value="127" calcext:value-type="float">
            <text:p>127</text:p>
          </table:table-cell>
          <table:table-cell table:style-name="ce787" table:formula="of:=VLOOKUP([建筑专业.$F2];['ACI-Autodesk_colour_index'.B$1:.F$1048576];5;0)" office:value-type="string" office:string-value="255,255,127" calcext:value-type="string">
            <text:p>255,255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2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2" calcext:value-type="float">
            <text:p>2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首层突出</text:p>
          </table:table-cell>
          <table:table-cell table:style-name="ce787" table:formula="of:=[.B3]&amp;&quot;-&quot;&amp;[.C3]&amp;&quot;-&quot;&amp;[.D3]" office:value-type="string" office:string-value="A-总图表示-首层突出" calcext:value-type="string">
            <text:p>A-总图表示-首层突出</text:p>
          </table:table-cell>
          <table:table-cell table:style-name="ce787" office:value-type="float" office:value="131" calcext:value-type="float">
            <text:p>131</text:p>
          </table:table-cell>
          <table:table-cell table:style-name="ce787" table:formula="of:=VLOOKUP([建筑专业.$F3];['ACI-Autodesk_colour_index'.B$1:.F$1048576];2;0)" office:value-type="float" office:value="127" calcext:value-type="float">
            <text:p>127</text:p>
          </table:table-cell>
          <table:table-cell table:style-name="ce787" table:formula="of:=VLOOKUP([建筑专业.$F3];['ACI-Autodesk_colour_index'.B$1:.F$1048576];3;0)" office:value-type="float" office:value="255" calcext:value-type="float">
            <text:p>255</text:p>
          </table:table-cell>
          <table:table-cell table:style-name="ce787" table:formula="of:=VLOOKUP([建筑专业.$F3];['ACI-Autodesk_colour_index'.B$1:.F$1048576];4;0)" office:value-type="float" office:value="255" calcext:value-type="float">
            <text:p>255</text:p>
          </table:table-cell>
          <table:table-cell table:style-name="ce787" table:formula="of:=VLOOKUP([建筑专业.$F3];['ACI-Autodesk_colour_index'.B$1:.F$1048576];5;0)" office:value-type="string" office:string-value="127,255,255" calcext:value-type="string">
            <text:p>127,255,255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3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3" calcext:value-type="float">
            <text:p>3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屋顶楼梯间</text:p>
          </table:table-cell>
          <table:table-cell table:style-name="ce787" table:formula="of:=[.B4]&amp;&quot;-&quot;&amp;[.C4]&amp;&quot;-&quot;&amp;[.D4]" office:value-type="string" office:string-value="A-总图表示-屋顶楼梯间" calcext:value-type="string">
            <text:p>A-总图表示-屋顶楼梯间</text:p>
          </table:table-cell>
          <table:table-cell table:style-name="ce787" office:value-type="float" office:value="32" calcext:value-type="float">
            <text:p>32</text:p>
          </table:table-cell>
          <table:table-cell table:style-name="ce787" table:formula="of:=VLOOKUP([建筑专业.$F4];['ACI-Autodesk_colour_index'.B$1:.F$1048576];2;0)" office:value-type="float" office:value="204" calcext:value-type="float">
            <text:p>204</text:p>
          </table:table-cell>
          <table:table-cell table:style-name="ce787" table:formula="of:=VLOOKUP([建筑专业.$F4];['ACI-Autodesk_colour_index'.B$1:.F$1048576];3;0)" office:value-type="float" office:value="102" calcext:value-type="float">
            <text:p>102</text:p>
          </table:table-cell>
          <table:table-cell table:style-name="ce787" table:formula="of:=VLOOKUP([建筑专业.$F4];['ACI-Autodesk_colour_index'.B$1:.F$1048576];4;0)" office:value-type="float" office:value="0" calcext:value-type="float">
            <text:p>0</text:p>
          </table:table-cell>
          <table:table-cell table:style-name="ce787" table:formula="of:=VLOOKUP([建筑专业.$F4];['ACI-Autodesk_colour_index'.B$1:.F$1048576];5;0)" office:value-type="string" office:string-value="204,102,0" calcext:value-type="string">
            <text:p>204,102,0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4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4" calcext:value-type="float">
            <text:p>4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阳台与连廊</text:p>
          </table:table-cell>
          <table:table-cell table:style-name="ce787" table:formula="of:=[.B5]&amp;&quot;-&quot;&amp;[.C5]&amp;&quot;-&quot;&amp;[.D5]" office:value-type="string" office:string-value="A-总图表示-阳台与连廊" calcext:value-type="string">
            <text:p>A-总图表示-阳台与连廊</text:p>
          </table:table-cell>
          <table:table-cell table:style-name="ce787" office:value-type="float" office:value="212" calcext:value-type="float">
            <text:p>212</text:p>
          </table:table-cell>
          <table:table-cell table:style-name="ce787" table:formula="of:=VLOOKUP([建筑专业.$F5];['ACI-Autodesk_colour_index'.B$1:.F$1048576];2;0)" office:value-type="float" office:value="204" calcext:value-type="float">
            <text:p>204</text:p>
          </table:table-cell>
          <table:table-cell table:style-name="ce787" table:formula="of:=VLOOKUP([建筑专业.$F5];['ACI-Autodesk_colour_index'.B$1:.F$1048576];3;0)" office:value-type="float" office:value="0" calcext:value-type="float">
            <text:p>0</text:p>
          </table:table-cell>
          <table:table-cell table:style-name="ce787" table:formula="of:=VLOOKUP([建筑专业.$F5];['ACI-Autodesk_colour_index'.B$1:.F$1048576];4;0)" office:value-type="float" office:value="204" calcext:value-type="float">
            <text:p>204</text:p>
          </table:table-cell>
          <table:table-cell table:style-name="ce787" table:formula="of:=VLOOKUP([建筑专业.$F5];['ACI-Autodesk_colour_index'.B$1:.F$1048576];5;0)" office:value-type="string" office:string-value="204,0,204" calcext:value-type="string">
            <text:p>204,0,204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5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5" calcext:value-type="float">
            <text:p>5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户型分户线</text:p>
          </table:table-cell>
          <table:table-cell table:style-name="ce787" table:formula="of:=[.B6]&amp;&quot;-&quot;&amp;[.C6]&amp;&quot;-&quot;&amp;[.D6]" office:value-type="string" office:string-value="A-总图表示-户型分户线" calcext:value-type="string">
            <text:p>A-总图表示-户型分户线</text:p>
          </table:table-cell>
          <table:table-cell table:style-name="ce787" office:value-type="float" office:value="144" calcext:value-type="float">
            <text:p>144</text:p>
          </table:table-cell>
          <table:table-cell table:style-name="ce787" table:formula="of:=VLOOKUP([建筑专业.$F6];['ACI-Autodesk_colour_index'.B$1:.F$1048576];2;0)" office:value-type="float" office:value="0" calcext:value-type="float">
            <text:p>0</text:p>
          </table:table-cell>
          <table:table-cell table:style-name="ce787" table:formula="of:=VLOOKUP([建筑专业.$F6];['ACI-Autodesk_colour_index'.B$1:.F$1048576];3;0)" office:value-type="float" office:value="114" calcext:value-type="float">
            <text:p>114</text:p>
          </table:table-cell>
          <table:table-cell table:style-name="ce787" table:formula="of:=VLOOKUP([建筑专业.$F6];['ACI-Autodesk_colour_index'.B$1:.F$1048576];4;0)" office:value-type="float" office:value="152" calcext:value-type="float">
            <text:p>152</text:p>
          </table:table-cell>
          <table:table-cell table:style-name="ce787" table:formula="of:=VLOOKUP([建筑专业.$F6];['ACI-Autodesk_colour_index'.B$1:.F$1048576];5;0)" office:value-type="string" office:string-value="0,114,152" calcext:value-type="string">
            <text:p>0,114,152</text:p>
          </table:table-cell>
          <table:table-cell table:style-name="ce787" office:value-type="string" calcext:value-type="string">
            <text:p>DASH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6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6" calcext:value-type="float">
            <text:p>6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表示</text:p>
          </table:table-cell>
          <table:table-cell table:style-name="ce787" office:value-type="string" calcext:value-type="string">
            <text:p>标准建筑保温轮廓线1</text:p>
          </table:table-cell>
          <table:table-cell table:style-name="ce787" table:formula="of:=[.B7]&amp;&quot;-&quot;&amp;[.C7]&amp;&quot;-&quot;&amp;[.D7]" office:value-type="string" office:string-value="A-总图表示-标准建筑保温轮廓线1" calcext:value-type="string">
            <text:p>A-总图表示-标准建筑保温轮廓线1</text:p>
          </table:table-cell>
          <table:table-cell table:style-name="ce787" office:value-type="float" office:value="51" calcext:value-type="float">
            <text:p>51</text:p>
          </table:table-cell>
          <table:table-cell table:style-name="ce787" table:formula="of:=VLOOKUP([建筑专业.$F7];['ACI-Autodesk_colour_index'.B$1:.F$1048576];2;0)" office:value-type="float" office:value="255" calcext:value-type="float">
            <text:p>255</text:p>
          </table:table-cell>
          <table:table-cell table:style-name="ce787" table:formula="of:=VLOOKUP([建筑专业.$F7];['ACI-Autodesk_colour_index'.B$1:.F$1048576];3;0)" office:value-type="float" office:value="255" calcext:value-type="float">
            <text:p>255</text:p>
          </table:table-cell>
          <table:table-cell table:style-name="ce787" table:formula="of:=VLOOKUP([建筑专业.$F7];['ACI-Autodesk_colour_index'.B$1:.F$1048576];4;0)" office:value-type="float" office:value="127" calcext:value-type="float">
            <text:p>127</text:p>
          </table:table-cell>
          <table:table-cell table:style-name="ce787" table:formula="of:=VLOOKUP([建筑专业.$F7];['ACI-Autodesk_colour_index'.B$1:.F$1048576];5;0)" office:value-type="string" office:string-value="255,255,127" calcext:value-type="string">
            <text:p>255,255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7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7" calcext:value-type="float">
            <text:p>7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标识</text:p>
          </table:table-cell>
          <table:table-cell table:style-name="ce787" office:value-type="string" calcext:value-type="string">
            <text:p>标准建筑保温轮廓线2</text:p>
          </table:table-cell>
          <table:table-cell table:style-name="ce787" table:formula="of:=[.B8]&amp;&quot;-&quot;&amp;[.C8]&amp;&quot;-&quot;&amp;[.D8]" office:value-type="string" office:string-value="A-总图标识-标准建筑保温轮廓线2" calcext:value-type="string">
            <text:p>A-总图标识-标准建筑保温轮廓线2</text:p>
          </table:table-cell>
          <table:table-cell table:style-name="ce787" office:value-type="float" office:value="51" calcext:value-type="float">
            <text:p>51</text:p>
          </table:table-cell>
          <table:table-cell table:style-name="ce787" table:formula="of:=VLOOKUP([建筑专业.$F8];['ACI-Autodesk_colour_index'.B$1:.F$1048576];2;0)" office:value-type="float" office:value="255" calcext:value-type="float">
            <text:p>255</text:p>
          </table:table-cell>
          <table:table-cell table:style-name="ce787" table:formula="of:=VLOOKUP([建筑专业.$F8];['ACI-Autodesk_colour_index'.B$1:.F$1048576];3;0)" office:value-type="float" office:value="255" calcext:value-type="float">
            <text:p>255</text:p>
          </table:table-cell>
          <table:table-cell table:style-name="ce787" table:formula="of:=VLOOKUP([建筑专业.$F8];['ACI-Autodesk_colour_index'.B$1:.F$1048576];4;0)" office:value-type="float" office:value="127" calcext:value-type="float">
            <text:p>127</text:p>
          </table:table-cell>
          <table:table-cell table:style-name="ce787" table:formula="of:=VLOOKUP([建筑专业.$F8];['ACI-Autodesk_colour_index'.B$1:.F$1048576];5;0)" office:value-type="string" office:string-value="255,255,127" calcext:value-type="string">
            <text:p>255,255,127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8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8" calcext:value-type="float">
            <text:p>8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标识</text:p>
          </table:table-cell>
          <table:table-cell table:style-name="ce787" office:value-type="string" calcext:value-type="string">
            <text:p>日照计算范围</text:p>
          </table:table-cell>
          <table:table-cell table:style-name="ce787" table:formula="of:=[.B9]&amp;&quot;-&quot;&amp;[.C9]&amp;&quot;-&quot;&amp;[.D9]" office:value-type="string" office:string-value="A-总图标识-日照计算范围" calcext:value-type="string">
            <text:p>A-总图标识-日照计算范围</text:p>
          </table:table-cell>
          <table:table-cell table:style-name="ce787" office:value-type="float" office:value="254" calcext:value-type="float">
            <text:p>254</text:p>
          </table:table-cell>
          <table:table-cell table:style-name="ce787" table:formula="of:=VLOOKUP([建筑专业.$F9];['ACI-Autodesk_colour_index'.B$1:.F$1048576];2;0)" office:value-type="float" office:value="214" calcext:value-type="float">
            <text:p>214</text:p>
          </table:table-cell>
          <table:table-cell table:style-name="ce787" table:formula="of:=VLOOKUP([建筑专业.$F9];['ACI-Autodesk_colour_index'.B$1:.F$1048576];3;0)" office:value-type="float" office:value="214" calcext:value-type="float">
            <text:p>214</text:p>
          </table:table-cell>
          <table:table-cell table:style-name="ce787" table:formula="of:=VLOOKUP([建筑专业.$F9];['ACI-Autodesk_colour_index'.B$1:.F$1048576];4;0)" office:value-type="float" office:value="214" calcext:value-type="float">
            <text:p>214</text:p>
          </table:table-cell>
          <table:table-cell table:style-name="ce787" table:formula="of:=VLOOKUP([建筑专业.$F9];['ACI-Autodesk_colour_index'.B$1:.F$1048576];5;0)" office:value-type="string" office:string-value="214,214,214" calcext:value-type="string">
            <text:p>214,214,214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9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>
          <table:table-cell table:style-name="ce787" table:formula="of:=ROW()-1" office:value-type="float" office:value="9" calcext:value-type="float">
            <text:p>9</text:p>
          </table:table-cell>
          <table:table-cell table:style-name="ce787" office:value-type="string" calcext:value-type="string">
            <text:p>A</text:p>
          </table:table-cell>
          <table:table-cell table:style-name="ce787" office:value-type="string" calcext:value-type="string">
            <text:p>总图标识</text:p>
          </table:table-cell>
          <table:table-cell table:style-name="ce787" office:value-type="string" calcext:value-type="string">
            <text:p>日照计算范围1</text:p>
          </table:table-cell>
          <table:table-cell table:style-name="ce787" table:formula="of:=[.B10]&amp;&quot;-&quot;&amp;[.C10]&amp;&quot;-&quot;&amp;[.D10]" office:value-type="string" office:string-value="A-总图标识-日照计算范围1" calcext:value-type="string">
            <text:p>A-总图标识-日照计算范围1</text:p>
          </table:table-cell>
          <table:table-cell table:style-name="ce787" office:value-type="float" office:value="254" calcext:value-type="float">
            <text:p>254</text:p>
          </table:table-cell>
          <table:table-cell table:style-name="ce787" table:formula="of:=VLOOKUP([建筑专业.$F10];['ACI-Autodesk_colour_index'.B$1:.F$1048576];2;0)" office:value-type="float" office:value="214" calcext:value-type="float">
            <text:p>214</text:p>
          </table:table-cell>
          <table:table-cell table:style-name="ce787" table:formula="of:=VLOOKUP([建筑专业.$F10];['ACI-Autodesk_colour_index'.B$1:.F$1048576];3;0)" office:value-type="float" office:value="214" calcext:value-type="float">
            <text:p>214</text:p>
          </table:table-cell>
          <table:table-cell table:style-name="ce787" table:formula="of:=VLOOKUP([建筑专业.$F10];['ACI-Autodesk_colour_index'.B$1:.F$1048576];4;0)" office:value-type="float" office:value="214" calcext:value-type="float">
            <text:p>214</text:p>
          </table:table-cell>
          <table:table-cell table:style-name="ce787" table:formula="of:=VLOOKUP([建筑专业.$F10];['ACI-Autodesk_colour_index'.B$1:.F$1048576];5;0)" office:value-type="string" office:string-value="214,214,214" calcext:value-type="string">
            <text:p>214,214,214</text:p>
          </table:table-cell>
          <table:table-cell table:style-name="ce787" office:value-type="string" calcext:value-type="string">
            <text:p>CONTINUOUS</text:p>
          </table:table-cell>
          <table:table-cell table:style-name="ce787" office:value-type="float" office:value="5" calcext:value-type="float">
            <text:p>5</text:p>
          </table:table-cell>
          <table:table-cell table:style-name="ce787" table:formula="of:=[建筑专业.$L10]*0.01" office:value-type="float" office:value="0.05" calcext:value-type="float">
            <text:p>0.05</text:p>
          </table:table-cell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表2" table:target-range-address="总图专业.A1:总图专业.M30" table:display-filter-buttons="true" table:orientation="column"/>
        <table:database-range table:name="表2_4" table:target-range-address="建筑专业.A1:建筑专业.M10" table:display-filter-buttons="true" table:orientation="column"/>
        <table:database-range table:name="表3" table:target-range-address="'ACI-Autodesk_colour_index'.A1:'ACI-Autodesk_colour_index'.G25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admin</meta:initial-creator>
    <dc:creator>admin</dc:creator>
    <meta:creation-date>2015-06-05T18:17:20Z</meta:creation-date>
    <dc:date>2021-01-11T00:57:31Z</dc:date>
    <meta:document-statistic meta:table-count="3" meta:cell-count="2090" meta:object-count="0"/>
  </office:meta>
</office:document-meta>
</file>